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" svg:font-family="Albany"/>
    <style:font-face style:name="Arial" svg:font-family="Arial"/>
    <style:font-face style:name="Sans" svg:font-family="San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8in"/>
    </style:style>
    <style:style style:name="co2" style:family="table-column">
      <style:table-column-properties fo:break-before="auto" style:column-width="4.2335in"/>
    </style:style>
    <style:style style:name="co3" style:family="table-column">
      <style:table-column-properties fo:break-before="auto" style:column-width="0.1181in"/>
    </style:style>
    <style:style style:name="co4" style:family="table-column">
      <style:table-column-properties fo:break-before="auto" style:column-width="0.4154in"/>
    </style:style>
    <style:style style:name="co5" style:family="table-column">
      <style:table-column-properties fo:break-before="auto" style:column-width="4.0945in"/>
    </style:style>
    <style:style style:name="co6" style:family="table-column">
      <style:table-column-properties fo:break-before="auto" style:column-width="4.3839in"/>
    </style:style>
    <style:style style:name="co7" style:family="table-column">
      <style:table-column-properties fo:break-before="auto" style:column-width="0.798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193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2.4571in"/>
    </style:style>
    <style:style style:name="co12" style:family="table-column">
      <style:table-column-properties fo:break-before="auto" style:column-width="0.9453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7937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1.3425in"/>
    </style:style>
    <style:style style:name="co18" style:family="table-column">
      <style:table-column-properties fo:break-before="auto" style:column-width="0.472in"/>
    </style:style>
    <style:style style:name="co19" style:family="table-column">
      <style:table-column-properties fo:break-before="auto" style:column-width="0.7055in"/>
    </style:style>
    <style:style style:name="co20" style:family="table-column">
      <style:table-column-properties fo:break-before="auto" style:column-width="1.8043in"/>
    </style:style>
    <style:style style:name="co21" style:family="table-column">
      <style:table-column-properties fo:break-before="auto" style:column-width="0.9071in"/>
    </style:style>
    <style:style style:name="co22" style:family="table-column">
      <style:table-column-properties fo:break-before="auto" style:column-width="1.1583in"/>
    </style:style>
    <style:style style:name="co23" style:family="table-column">
      <style:table-column-properties fo:break-before="auto" style:column-width="1.7866in"/>
    </style:style>
    <style:style style:name="co24" style:family="table-column">
      <style:table-column-properties fo:break-before="auto" style:column-width="1.0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pecials">
      <style:table-properties table:display="true" style:writing-mode="lr-tb"/>
    </style:style>
    <style:style style:name="ta2" style:family="table" style:master-page-name="PageStyle_5f_Conversion">
      <style:table-properties table:display="true" style:writing-mode="lr-tb"/>
    </style:style>
    <style:style style:name="ta3" style:family="table" style:master-page-name="PageStyle_5f_Extensio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99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99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lbany" fo:font-size="10pt" fo:font-style="normal" fo:text-shadow="none" style:text-underline-style="none" fo:font-weight="normal" style:font-size-asian="10pt" style:font-style-asian="normal" style:font-weight-asian="normal" style:font-name-complex="Albany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4" style:family="table-cell" style:parent-style-name="Default" style:data-style-name="N147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pecia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10"/>
        <table:table-column table:style-name="co1" table:default-cell-style-name="ce4"/>
        <table:table-column table:style-name="co6" table:default-cell-style-name="ce4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Doom</text:p>
          </table:table-cell>
          <table:table-cell table:style-name="ce1" office:value-type="string">
            <text:p>16 bits</text:p>
          </table:table-cell>
          <table:table-cell/>
          <table:table-cell table:style-name="ce11" office:value-type="string">
            <text:p>Heretic</text:p>
          </table:table-cell>
          <table:table-cell table:style-name="ce11"/>
          <table:table-cell table:style-name="ce11" office:value-type="string">
            <text:p>16 bits</text:p>
          </table:table-cell>
          <table:table-cell/>
          <table:table-cell table:style-name="ce14" office:value-type="string">
            <text:p>Hexen</text:p>
          </table:table-cell>
          <table:table-cell table:style-name="ce14" office:value-type="string">
            <text:p>8 bits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Boom extensions</text:p>
          </table:table-cell>
          <table:table-cell table:style-name="ce2"/>
          <table:table-cell/>
          <table:table-cell table:style-name="ce12" office:value-type="string">
            <text:p>Differences from Doom</text:p>
          </table:table-cell>
          <table:table-cell table:style-name="ce12" table:number-columns-repeated="2"/>
          <table:table-cell/>
          <table:table-cell table:style-name="ce15" office:value-type="string">
            <text:p>Zdoom</text:p>
          </table:table-cell>
          <table:table-cell table:style-name="ce15"/>
          <table:table-cell table:number-columns-repeated="247"/>
        </table:table-row>
        <table:table-row table:style-name="ro1">
          <table:table-cell table:style-name="ce3" office:value-type="string">
            <text:p>Legacy extensions</text:p>
          </table:table-cell>
          <table:table-cell table:style-name="ce3"/>
          <table:table-cell table:number-columns-repeated="5"/>
          <table:table-cell table:style-name="ce9" office:value-type="string">
            <text:p>Can be handled when loading the map and then zeroed</text:p>
          </table:table-cell>
          <table:table-cell table:style-name="ce9"/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NOP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 table:number-columns-repeated="24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Door nSRm door <text:s/>med <text:s text:c="2"/>4 <text:s/>- <text:s text:c="2"/>open/close</text:p>
          </table:table-cell>
          <table:table-cell/>
          <table:table-cell office:value-type="float" office:value="1">
            <text:p>1</text:p>
          </table:table-cell>
          <table:table-cell table:style-name="ce6" office:value-type="string">
            <text:p>DR</text:p>
          </table:table-cell>
          <table:table-cell table:style-name="ce6" office:value-type="string">
            <text:p>Open Door (closes after 6 seconds)</text:p>
          </table:table-cell>
          <table:table-cell/>
          <table:table-cell table:style-name="ce9" office:value-type="float" office:value="1">
            <text:p>1</text:p>
          </table:table-cell>
          <table:table-cell table:style-name="ce6" office:value-type="string">
            <text:p>Polyobj_StartLine / po / mirror / sound / arg4 / arg5</text:p>
          </table:table-cell>
          <table:table-cell table:number-columns-repeated="24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Door <text:s/>W1 <text:s/>door <text:s/>med <text:s text:c="2"/>- <text:s/>- <text:s text:c="2"/>open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Open Door (stays open)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Polyobj_RotateLeft / po / speed / angle / arg4 / arg5</text:p>
          </table:table-cell>
          <table:table-cell table:number-columns-repeated="24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Door <text:s/>W1 <text:s/>door <text:s/>med <text:s text:c="2"/>- <text:s/>- <text:s text:c="2"/>close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Close Door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Polyobj_RotateRight / po / speed / angle / arg4 / arg5</text:p>
          </table:table-cell>
          <table:table-cell table:number-columns-repeated="24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Door <text:s/>W1 <text:s/>door <text:s/>med <text:s text:c="2"/>4 <text:s/>- <text:s text:c="2"/>open,close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Open Door (closes after 6 seconds)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Polyobj_Move / po / speed / angle / distance / arg5</text:p>
          </table:table-cell>
          <table:table-cell table:number-columns-repeated="24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oor <text:s/>W1 <text:s/>mover slow <text:s/>- <text:s/>- <text:s text:c="2"/>up to LIC</text:p>
          </table:table-cell>
          <table:table-cell/>
          <table:table-cell office:value-type="float" office:value="5">
            <text:p>5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Raise Floor to match Ne. ceiling/floor ?</text:p>
          </table:table-cell>
          <table:table-cell/>
          <table:table-cell table:style-name="ce9" office:value-type="float" office:value="5">
            <text:p>5</text:p>
          </table:table-cell>
          <table:table-cell table:style-name="ce6" office:value-type="string">
            <text:p>Polyobj_ExplicitLine / po / order / mirror / sound / arg5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ush <text:s/>W1&amp; crush med <text:s text:c="2"/>0 <text:s/>- <text:s text:c="2"/>start crushing, fast hurt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ower Ceiling to 8 above Ne. floor, then raise (fast)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Polyobj_MoveTimes8 / po / speed / angle / distance / arg5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ir <text:s/>S1 <text:s/>mover slow <text:s/>- <text:s/>- <text:s text:c="2"/>stairs</text:p>
          </table:table-cell>
          <table:table-cell/>
          <table:table-cell table:style-name="ce12" office:value-type="float" office:value="7">
            <text:p>7</text:p>
          </table:table-cell>
          <table:table-cell table:style-name="ce13" office:value-type="string">
            <text:p>S1</text:p>
          </table:table-cell>
          <table:table-cell table:style-name="ce13" office:value-type="string">
            <text:p>Raise Stairs (8 pixels)</text:p>
          </table:table-cell>
          <table:table-cell/>
          <table:table-cell office:value-type="float" office:value="7">
            <text:p>7</text:p>
          </table:table-cell>
          <table:table-cell table:style-name="ce6" office:value-type="string">
            <text:p>Polyobj_DoorSwing / po / speed / angle / delay / arg5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ir <text:s/>W1 <text:s/>mover slow <text:s/>- <text:s/>- <text:s text:c="2"/>stairs</text:p>
          </table:table-cell>
          <table:table-cell/>
          <table:table-cell table:style-name="ce12" office:value-type="float" office:value="8">
            <text:p>8</text:p>
          </table:table-cell>
          <table:table-cell table:style-name="ce13" office:value-type="string">
            <text:p>W1</text:p>
          </table:table-cell>
          <table:table-cell table:style-name="ce13" office:value-type="string">
            <text:p>Raise Stairs (8 pixels)</text:p>
          </table:table-cell>
          <table:table-cell/>
          <table:table-cell office:value-type="float" office:value="8">
            <text:p>8</text:p>
          </table:table-cell>
          <table:table-cell table:style-name="ce6" office:value-type="string">
            <text:p>Polyobj_DoorSlide / po / speed / angle / distance / delay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oor <text:s/>S1 <text:s/>mover slow <text:s/>- <text:s/>NXP donut (see note 12 above)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Lower Floor, raise Ne. floor and match outer texture</text:p>
          </table:table-cell>
          <table:table-cell/>
          <table:table-cell table:style-name="ce9" office:value-type="float" office:value="9">
            <text:p>9</text:p>
          </table:table-cell>
          <table:table-cell table:style-name="ce17" office:value-type="string">
            <text:p>Line_Horizon</text:p>
          </table:table-cell>
          <table:table-cell table:number-columns-repeated="24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ift <text:s text:c="2"/>W1 <text:s/>lift <text:s/>fast <text:s/>3 <text:s/>- <text:s text:c="2"/>lift</text:p>
          </table:table-cell>
          <table:table-cell/>
          <table:table-cell office:value-type="float" office:value="10">
            <text:p>10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ower Lift (rises after 3 seconds)</text:p>
          </table:table-cell>
          <table:table-cell/>
          <table:table-cell office:value-type="float" office:value="10">
            <text:p>10</text:p>
          </table:table-cell>
          <table:table-cell table:style-name="ce6" office:value-type="string">
            <text:p>Door_Close / tag / speed / arg3 / arg4 / arg5</text:p>
          </table:table-cell>
          <table:table-cell table:number-columns-repeated="24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xit <text:s/>nS- <text:s/>clunk - <text:s text:c="4"/>- <text:s/>- <text:s text:c="2"/>End level, go to next level</text:p>
          </table:table-cell>
          <table:table-cell/>
          <table:table-cell office:value-type="float" office:value="11">
            <text:p>11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EXIT Level</text:p>
          </table:table-cell>
          <table:table-cell/>
          <table:table-cell office:value-type="float" office:value="11">
            <text:p>11</text:p>
          </table:table-cell>
          <table:table-cell table:style-name="ce6" office:value-type="string">
            <text:p>Door_Open / tag / speed / arg3 / arg4 / arg5</text:p>
          </table:table-cell>
          <table:table-cell table:number-columns-repeated="24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ght <text:s/>W1 <text:s/>- <text:s text:c="4"/>- <text:s text:c="4"/>- <text:s/>- <text:s text:c="2"/>HE (light level)</text:p>
          </table:table-cell>
          <table:table-cell/>
          <table:table-cell office:value-type="float" office:value="12">
            <text:p>12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ight level goes to maximum Ne. light level</text:p>
          </table:table-cell>
          <table:table-cell/>
          <table:table-cell office:value-type="float" office:value="12">
            <text:p>12</text:p>
          </table:table-cell>
          <table:table-cell table:style-name="ce6" office:value-type="string">
            <text:p>Door_Raise / tag / speed / delay / arg4 / arg5</text:p>
          </table:table-cell>
          <table:table-cell table:number-columns-repeated="24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ight <text:s/>W1 <text:s/>- <text:s text:c="4"/>- <text:s text:c="4"/>- <text:s/>- <text:s text:c="2"/>255</text:p>
          </table:table-cell>
          <table:table-cell/>
          <table:table-cell office:value-type="float" office:value="13">
            <text:p>13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ight Level goes to 255</text:p>
          </table:table-cell>
          <table:table-cell/>
          <table:table-cell office:value-type="float" office:value="13">
            <text:p>13</text:p>
          </table:table-cell>
          <table:table-cell table:style-name="ce6" office:value-type="string">
            <text:p>Door_LockedRaise / tag / speed / delay / lock / arg5</text:p>
          </table:table-cell>
          <table:table-cell table:number-columns-repeated="24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loor <text:s/>S1&amp; mover slow <text:s/>- <text:s/>TX <text:s/>up 32</text:p>
          </table:table-cell>
          <table:table-cell/>
          <table:table-cell office:value-type="float" office:value="14">
            <text:p>14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Raise Floor to 32 &lt;64?&gt; above Ne. floor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loor <text:s/>S1&amp; mover slow <text:s/>- <text:s/>TX <text:s/>up 24</text:p>
          </table:table-cell>
          <table:table-cell/>
          <table:table-cell office:value-type="float" office:value="15">
            <text:p>15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Raise Floor up 24</text:p>
          </table:table-cell>
          <table:table-cell/>
          <table:table-cell table:style-name="ce15" office:value-type="float" office:value="15">
            <text:p>15</text:p>
          </table:table-cell>
          <table:table-cell table:style-name="ce17" office:value-type="string">
            <text:p>Autosave</text:p>
          </table:table-cell>
          <table:table-cell table:number-columns-repeated="24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Door <text:s/>W1 <text:s/>door <text:s/>med <text:s text:c="2"/>30 - <text:s text:c="2"/>close, then opens</text:p>
          </table:table-cell>
          <table:table-cell/>
          <table:table-cell office:value-type="float" office:value="16">
            <text:p>16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Close Door (opens after 30 seconds)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ight <text:s/>W1 <text:s/>- <text:s text:c="4"/>- <text:s text:c="4"/>- <text:s/>- <text:s text:c="2"/>Light blinks (see [4-9-1] type 3)</text:p>
          </table:table-cell>
          <table:table-cell/>
          <table:table-cell office:value-type="float" office:value="17">
            <text:p>17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Start strobing lights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loor <text:s/>S1 <text:s/>mover slow <text:s/>- <text:s/>- <text:s text:c="2"/>up to nhEF</text:p>
          </table:table-cell>
          <table:table-cell/>
          <table:table-cell office:value-type="float" office:value="18">
            <text:p>18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Raise Floor to Ne. floor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loor <text:s/>W1 <text:s/>mover slow <text:s/>- <text:s/>- <text:s text:c="2"/>down to HEF</text:p>
          </table:table-cell>
          <table:table-cell/>
          <table:table-cell office:value-type="float" office:value="19">
            <text:p>19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ower Floor to match Ne. floor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loor <text:s/>S1&amp; mover slow <text:s/>- <text:s/>TX <text:s/>up to nhEF</text:p>
          </table:table-cell>
          <table:table-cell/>
          <table:table-cell office:value-type="float" office:value="20">
            <text:p>20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Raise Floor to match Ne. floor, texture and type</text:p>
          </table:table-cell>
          <table:table-cell/>
          <table:table-cell office:value-type="float" office:value="20">
            <text:p>20</text:p>
          </table:table-cell>
          <table:table-cell table:style-name="ce6" office:value-type="string">
            <text:p>Floor_LowerByValue / tag / speed / height / arg4 / arg5</text:p>
          </table:table-cell>
          <table:table-cell table:number-columns-repeated="24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ift <text:s text:c="2"/>S1 <text:s/>lift <text:s/>fast <text:s/>3 <text:s/>- <text:s text:c="2"/>lift</text:p>
          </table:table-cell>
          <table:table-cell/>
          <table:table-cell office:value-type="float" office:value="21">
            <text:p>21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Lower Floor (rises after 3 seconds to Ne. ceiling)</text:p>
          </table:table-cell>
          <table:table-cell/>
          <table:table-cell office:value-type="float" office:value="21">
            <text:p>21</text:p>
          </table:table-cell>
          <table:table-cell table:style-name="ce6" office:value-type="string">
            <text:p>Floor_LowerToLowest / tag / speed / arg3 / arg4 / arg5</text:p>
          </table:table-cell>
          <table:table-cell table:number-columns-repeated="24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loor <text:s/>W1&amp; mover slow <text:s/>- <text:s/>TX <text:s/>up to nhEF</text:p>
          </table:table-cell>
          <table:table-cell/>
          <table:table-cell office:value-type="float" office:value="22">
            <text:p>22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Raise Floor to match Ne. floor, texture and type</text:p>
          </table:table-cell>
          <table:table-cell/>
          <table:table-cell office:value-type="float" office:value="22">
            <text:p>22</text:p>
          </table:table-cell>
          <table:table-cell table:style-name="ce6" office:value-type="string">
            <text:p>Floor_LowerToNearest / tag / speed / arg3 / arg4 / arg5</text:p>
          </table:table-cell>
          <table:table-cell table:number-columns-repeated="24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oor <text:s/>S1 <text:s/>mover slow <text:s/>- <text:s/>- <text:s text:c="2"/>down to LEF</text:p>
          </table:table-cell>
          <table:table-cell/>
          <table:table-cell office:value-type="float" office:value="23">
            <text:p>23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Lower Floor to match lowest Ne. floor ?</text:p>
          </table:table-cell>
          <table:table-cell/>
          <table:table-cell office:value-type="float" office:value="23">
            <text:p>23</text:p>
          </table:table-cell>
          <table:table-cell table:style-name="ce6" office:value-type="string">
            <text:p>Floor_RaiseByValue / tag / speed / height / arg4 / arg5</text:p>
          </table:table-cell>
          <table:table-cell table:number-columns-repeated="24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loor <text:s/>G1 <text:s/>mover slow <text:s/>- <text:s/>- <text:s text:c="2"/>up to LIC</text:p>
          </table:table-cell>
          <table:table-cell/>
          <table:table-cell office:value-type="float" office:value="24">
            <text:p>24</text:p>
          </table:table-cell>
          <table:table-cell table:style-name="ce6" office:value-type="string">
            <text:p>G1</text:p>
          </table:table-cell>
          <table:table-cell table:style-name="ce6" office:value-type="string">
            <text:p>Raise Floor to match Ne. ceiling</text:p>
          </table:table-cell>
          <table:table-cell/>
          <table:table-cell office:value-type="float" office:value="24">
            <text:p>24</text:p>
          </table:table-cell>
          <table:table-cell table:style-name="ce6" office:value-type="string">
            <text:p>Floor_RaiseToHighest / tag / speed / arg3 / arg4 / arg5</text:p>
          </table:table-cell>
          <table:table-cell table:number-columns-repeated="24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ush <text:s/>W1&amp; crush med <text:s text:c="2"/>0 <text:s/>- <text:s text:c="2"/>start crushing, slow hurt</text:p>
          </table:table-cell>
          <table:table-cell/>
          <table:table-cell office:value-type="float" office:value="25">
            <text:p>25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ower Ceiling to 8 above Ne. floor, then raise</text:p>
          </table:table-cell>
          <table:table-cell/>
          <table:table-cell office:value-type="float" office:value="25">
            <text:p>25</text:p>
          </table:table-cell>
          <table:table-cell table:style-name="ce6" office:value-type="string">
            <text:p>Floor_RaiseToNearest / tag / speed / arg3 / arg4 / arg5</text:p>
          </table:table-cell>
          <table:table-cell table:number-columns-repeated="24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Door nSR <text:s/>door <text:s/>med <text:s text:c="2"/>4 <text:s/>- <text:s text:c="2"/>open/close BLUE KEY</text:p>
          </table:table-cell>
          <table:table-cell/>
          <table:table-cell office:value-type="float" office:value="26">
            <text:p>26</text:p>
          </table:table-cell>
          <table:table-cell table:style-name="ce6" office:value-type="string">
            <text:p>DR</text:p>
          </table:table-cell>
          <table:table-cell table:style-name="ce6" office:value-type="string">
            <text:p>Open Door (closes after 6 seconds) (blue key)</text:p>
          </table:table-cell>
          <table:table-cell/>
          <table:table-cell office:value-type="float" office:value="26">
            <text:p>26</text:p>
          </table:table-cell>
          <table:table-cell table:style-name="ce6" office:value-type="string">
            <text:p>Stairs_BuildDown / tag / speed / height / delay / reset</text:p>
          </table:table-cell>
          <table:table-cell table:number-columns-repeated="24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Door nSR <text:s/>door <text:s/>med <text:s text:c="2"/>4 <text:s/>- <text:s text:c="2"/>open/close YELLOW KEY</text:p>
          </table:table-cell>
          <table:table-cell/>
          <table:table-cell office:value-type="float" office:value="27">
            <text:p>27</text:p>
          </table:table-cell>
          <table:table-cell table:style-name="ce6" office:value-type="string">
            <text:p>DR</text:p>
          </table:table-cell>
          <table:table-cell table:style-name="ce6" office:value-type="string">
            <text:p>Open Door (closes after 6 seconds) (yellow key)</text:p>
          </table:table-cell>
          <table:table-cell/>
          <table:table-cell office:value-type="float" office:value="27">
            <text:p>27</text:p>
          </table:table-cell>
          <table:table-cell table:style-name="ce6" office:value-type="string">
            <text:p>Stairs_BuildUp / tag / speed / height / delay / reset</text:p>
          </table:table-cell>
          <table:table-cell table:number-columns-repeated="24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Door nSR <text:s/>door <text:s/>med <text:s text:c="2"/>4 <text:s/>- <text:s text:c="2"/>open/close RED KEY</text:p>
          </table:table-cell>
          <table:table-cell/>
          <table:table-cell office:value-type="float" office:value="28">
            <text:p>28</text:p>
          </table:table-cell>
          <table:table-cell table:style-name="ce6" office:value-type="string">
            <text:p>DR</text:p>
          </table:table-cell>
          <table:table-cell table:style-name="ce6" office:value-type="string">
            <text:p>Open Door (closes after 6 seconds) (green key)</text:p>
          </table:table-cell>
          <table:table-cell/>
          <table:table-cell office:value-type="float" office:value="28">
            <text:p>28</text:p>
          </table:table-cell>
          <table:table-cell table:style-name="ce6" office:value-type="string">
            <text:p>Floor_RaiseAndCrush / tag / speed / crush / arg4 / arg5</text:p>
          </table:table-cell>
          <table:table-cell table:number-columns-repeated="24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Door <text:s/>S1 <text:s/>door <text:s/>med <text:s text:c="2"/>4 <text:s/>- <text:s text:c="2"/>open,close</text:p>
          </table:table-cell>
          <table:table-cell/>
          <table:table-cell office:value-type="float" office:value="29">
            <text:p>29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Open Door (closes after 6 seconds)</text:p>
          </table:table-cell>
          <table:table-cell/>
          <table:table-cell office:value-type="float" office:value="29">
            <text:p>29</text:p>
          </table:table-cell>
          <table:table-cell table:style-name="ce6" office:value-type="string">
            <text:p>Pillar_Build / tag / speed / height / arg4 / arg5</text:p>
          </table:table-cell>
          <table:table-cell table:number-columns-repeated="24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loor <text:s/>W1 <text:s/>mover slow <text:s/>- <text:s/>- <text:s text:c="2"/>up ShortestLowerTexture</text:p>
          </table:table-cell>
          <table:table-cell/>
          <table:table-cell office:value-type="float" office:value="30">
            <text:p>30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Raise Floor to 100-128 &lt;short texture&gt; above Ne. floor</text:p>
          </table:table-cell>
          <table:table-cell/>
          <table:table-cell office:value-type="float" office:value="30">
            <text:p>30</text:p>
          </table:table-cell>
          <table:table-cell table:style-name="ce6" office:value-type="string">
            <text:p>Pillar_Open / tag / speed / f_height / c_height / arg5</text:p>
          </table:table-cell>
          <table:table-cell table:number-columns-repeated="24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Door nS1 <text:s/>door <text:s/>med <text:s text:c="2"/>- <text:s/>- <text:s text:c="2"/>open</text:p>
          </table:table-cell>
          <table:table-cell/>
          <table:table-cell office:value-type="float" office:value="31">
            <text:p>31</text:p>
          </table:table-cell>
          <table:table-cell table:style-name="ce6" office:value-type="string">
            <text:p>DR</text:p>
          </table:table-cell>
          <table:table-cell table:style-name="ce6" office:value-type="string">
            <text:p>Open Door (stays open)</text:p>
          </table:table-cell>
          <table:table-cell/>
          <table:table-cell office:value-type="float" office:value="31">
            <text:p>31</text:p>
          </table:table-cell>
          <table:table-cell table:style-name="ce6" office:value-type="string">
            <text:p>Stairs_BuildDownSync / tag / speed / height / reset / arg5</text:p>
          </table:table-cell>
          <table:table-cell table:number-columns-repeated="24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Door nS1 <text:s/>door <text:s/>med <text:s text:c="2"/>- <text:s/>- <text:s text:c="2"/>open BLUE KEY</text:p>
          </table:table-cell>
          <table:table-cell/>
          <table:table-cell office:value-type="float" office:value="32">
            <text:p>32</text:p>
          </table:table-cell>
          <table:table-cell table:style-name="ce6" office:value-type="string">
            <text:p>D1</text:p>
          </table:table-cell>
          <table:table-cell table:style-name="ce6" office:value-type="string">
            <text:p>Open Door (stays open) (blue)</text:p>
          </table:table-cell>
          <table:table-cell/>
          <table:table-cell office:value-type="float" office:value="32">
            <text:p>32</text:p>
          </table:table-cell>
          <table:table-cell table:style-name="ce6" office:value-type="string">
            <text:p>Stairs_BuildUpSync / tag / speed / height / reset / arg5</text:p>
          </table:table-cell>
          <table:table-cell table:number-columns-repeated="24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Door nS1 <text:s/>door <text:s/>med <text:s text:c="2"/>- <text:s/>- <text:s text:c="2"/>open RED KEY</text:p>
          </table:table-cell>
          <table:table-cell/>
          <table:table-cell office:value-type="float" office:value="33">
            <text:p>33</text:p>
          </table:table-cell>
          <table:table-cell table:style-name="ce6" office:value-type="string">
            <text:p>D1</text:p>
          </table:table-cell>
          <table:table-cell table:style-name="ce6" office:value-type="string">
            <text:p>Open Door (stays open) (green)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Door nS1 <text:s/>door <text:s/>med <text:s text:c="2"/>- <text:s/>- <text:s text:c="2"/>open YELLOW KEY</text:p>
          </table:table-cell>
          <table:table-cell/>
          <table:table-cell office:value-type="float" office:value="34">
            <text:p>34</text:p>
          </table:table-cell>
          <table:table-cell table:style-name="ce6" office:value-type="string">
            <text:p>D1</text:p>
          </table:table-cell>
          <table:table-cell table:style-name="ce6" office:value-type="string">
            <text:p>Open Door (stays open) (yellow)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ight <text:s/>W1 <text:s/>- <text:s text:c="4"/>- <text:s text:c="4"/>- <text:s/>- <text:s text:c="2"/>0</text:p>
          </table:table-cell>
          <table:table-cell/>
          <table:table-cell office:value-type="float" office:value="35">
            <text:p>35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ight level goes to 0</text:p>
          </table:table-cell>
          <table:table-cell/>
          <table:table-cell office:value-type="float" office:value="35">
            <text:p>35</text:p>
          </table:table-cell>
          <table:table-cell table:style-name="ce6" office:value-type="string">
            <text:p>Floor_RaiseByValueTimes8 / tag / speed / height / arg4 / arg5</text:p>
          </table:table-cell>
          <table:table-cell table:number-columns-repeated="24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loor <text:s/>W1 <text:s/>mover fast <text:s/>- <text:s/>- <text:s text:c="2"/>down to HEF + 8</text:p>
          </table:table-cell>
          <table:table-cell/>
          <table:table-cell office:value-type="float" office:value="36">
            <text:p>36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Fast Lower Floor</text:p>
          </table:table-cell>
          <table:table-cell/>
          <table:table-cell office:value-type="float" office:value="36">
            <text:p>36</text:p>
          </table:table-cell>
          <table:table-cell table:style-name="ce6" office:value-type="string">
            <text:p>Floor_LowerByValueTimes8 / tag / speed / height / arg4 / arg5</text:p>
          </table:table-cell>
          <table:table-cell table:number-columns-repeated="24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loor <text:s/>W1 <text:s/>mover slow <text:s/>- <text:s/>NXP down to LEF</text:p>
          </table:table-cell>
          <table:table-cell/>
          <table:table-cell office:value-type="float" office:value="37">
            <text:p>37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ower Floor to match highest Ne. floor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loor <text:s/>W1 <text:s/>mover slow <text:s/>- <text:s/>- <text:s text:c="2"/>down to LEF</text:p>
          </table:table-cell>
          <table:table-cell/>
          <table:table-cell office:value-type="float" office:value="38">
            <text:p>38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ower Floor to match lowest Ne. floor ?</text:p>
          </table:table-cell>
          <table:table-cell/>
          <table:table-cell table:style-name="ce15" office:value-type="float" office:value="38">
            <text:p>38</text:p>
          </table:table-cell>
          <table:table-cell table:style-name="ce17" office:value-type="string">
            <text:p>CeilingWaggle</text:p>
          </table:table-cell>
          <table:table-cell table:number-columns-repeated="24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elpt <text:s/>W1m tport - <text:s text:c="4"/>- <text:s/>- <text:s text:c="2"/>Teleport</text:p>
          </table:table-cell>
          <table:table-cell/>
          <table:table-cell office:value-type="float" office:value="39">
            <text:p>39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Teleport to sector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eil <text:s text:c="2"/>W1 <text:s/>mover slow <text:s/>- <text:s/>- <text:s text:c="2"/>up to HEC</text:p>
          </table:table-cell>
          <table:table-cell/>
          <table:table-cell office:value-type="float" office:value="40">
            <text:p>40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Raise ceiling to match Ne. ceiling</text:p>
          </table:table-cell>
          <table:table-cell/>
          <table:table-cell office:value-type="float" office:value="40">
            <text:p>40</text:p>
          </table:table-cell>
          <table:table-cell table:style-name="ce6" office:value-type="string">
            <text:p>Ceiling_LowerByValue / tag / speed / height / arg4 / arg5</text:p>
          </table:table-cell>
          <table:table-cell table:number-columns-repeated="24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eil <text:s text:c="2"/>S1 <text:s/>mover slow <text:s/>- <text:s/>- <text:s text:c="2"/>down to floor</text:p>
          </table:table-cell>
          <table:table-cell/>
          <table:table-cell office:value-type="float" office:value="41">
            <text:p>41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Lower Ceiling to floor</text:p>
          </table:table-cell>
          <table:table-cell/>
          <table:table-cell office:value-type="float" office:value="41">
            <text:p>41</text:p>
          </table:table-cell>
          <table:table-cell table:style-name="ce6" office:value-type="string">
            <text:p>Ceiling_RaiseByValue / tag / speed / height / arg4 /arg5</text:p>
          </table:table-cell>
          <table:table-cell table:number-columns-repeated="24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Door <text:s/>SR <text:s/>door <text:s/>med <text:s text:c="2"/>- <text:s/>- <text:s text:c="2"/>close</text:p>
          </table:table-cell>
          <table:table-cell/>
          <table:table-cell office:value-type="float" office:value="42">
            <text:p>42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Close Door</text:p>
          </table:table-cell>
          <table:table-cell/>
          <table:table-cell office:value-type="float" office:value="42">
            <text:p>42</text:p>
          </table:table-cell>
          <table:table-cell table:style-name="ce6" office:value-type="string">
            <text:p>Ceiling_CrushAndRaise / tag / speed / crush / arg4 / arg5</text:p>
          </table:table-cell>
          <table:table-cell table:number-columns-repeated="24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eil <text:s text:c="2"/>SR <text:s/>mover slow <text:s/>- <text:s/>- <text:s text:c="2"/>down to floor</text:p>
          </table:table-cell>
          <table:table-cell/>
          <table:table-cell office:value-type="float" office:value="43">
            <text:p>43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Lower Ceiling to floor</text:p>
          </table:table-cell>
          <table:table-cell/>
          <table:table-cell office:value-type="float" office:value="43">
            <text:p>43</text:p>
          </table:table-cell>
          <table:table-cell table:style-name="ce6" office:value-type="string">
            <text:p>Ceiling_LowerAndCrush / tag / speed / crush / arg4 / arg5</text:p>
          </table:table-cell>
          <table:table-cell table:number-columns-repeated="24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eil <text:s text:c="2"/>W1 <text:s/>mover slow <text:s/>- <text:s/>- <text:s text:c="2"/>down to floor + 8</text:p>
          </table:table-cell>
          <table:table-cell/>
          <table:table-cell office:value-type="float" office:value="44">
            <text:p>44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ower ceiling to 8 above floor</text:p>
          </table:table-cell>
          <table:table-cell/>
          <table:table-cell office:value-type="float" office:value="44">
            <text:p>44</text:p>
          </table:table-cell>
          <table:table-cell table:style-name="ce6" office:value-type="string">
            <text:p>Ceiling_CrushStop / tag / arg2 / arg3 / arg4 / arg5</text:p>
          </table:table-cell>
          <table:table-cell table:number-columns-repeated="24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loor <text:s/>SR <text:s/>mover slow <text:s/>- <text:s/>- <text:s text:c="2"/>down to HEF</text:p>
          </table:table-cell>
          <table:table-cell/>
          <table:table-cell office:value-type="float" office:value="45">
            <text:p>45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Lower Floor to match Ne. floor</text:p>
          </table:table-cell>
          <table:table-cell/>
          <table:table-cell office:value-type="float" office:value="45">
            <text:p>45</text:p>
          </table:table-cell>
          <table:table-cell table:style-name="ce6" office:value-type="string">
            <text:p>Ceiling_CrushRaiseAndStay / tag / speed / crush / arg4 / arg5</text:p>
          </table:table-cell>
          <table:table-cell table:number-columns-repeated="24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Door nGR <text:s/>door <text:s/>med <text:s text:c="2"/>- <text:s/>- <text:s text:c="2"/>open</text:p>
          </table:table-cell>
          <table:table-cell/>
          <table:table-cell office:value-type="float" office:value="46">
            <text:p>46</text:p>
          </table:table-cell>
          <table:table-cell table:style-name="ce6" office:value-type="string">
            <text:p>GR</text:p>
          </table:table-cell>
          <table:table-cell table:style-name="ce6" office:value-type="string">
            <text:p>Open Door (stays open; other weird effects) (impact)</text:p>
          </table:table-cell>
          <table:table-cell/>
          <table:table-cell office:value-type="float" office:value="46">
            <text:p>46</text:p>
          </table:table-cell>
          <table:table-cell table:style-name="ce6" office:value-type="string">
            <text:p>Floor_CrushStop / tag / arg2 / arg3 / arg4 / arg5</text:p>
          </table:table-cell>
          <table:table-cell table:number-columns-repeated="24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loor <text:s/>G1&amp; mover slow <text:s/>- <text:s/>TX <text:s/>up to nhEF</text:p>
          </table:table-cell>
          <table:table-cell/>
          <table:table-cell office:value-type="float" office:value="47">
            <text:p>47</text:p>
          </table:table-cell>
          <table:table-cell table:style-name="ce6" office:value-type="string">
            <text:p>G1</text:p>
          </table:table-cell>
          <table:table-cell table:style-name="ce6" office:value-type="string">
            <text:p>Raise Floor to match Ne. floor, texture and type ?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pec <text:s/>n-- <text:s/>- <text:s text:c="4"/>- <text:s text:c="4"/>- <text:s/>- <text:s text:c="2"/>Scrolling wall</text:p>
          </table:table-cell>
          <table:table-cell/>
          <table:table-cell office:value-type="float" office:value="48">
            <text:p>48</text:p>
          </table:table-cell>
          <table:table-cell table:style-name="ce6"/>
          <table:table-cell table:style-name="ce6" office:value-type="string">
            <text:p>Scroll Left</text:p>
          </table:table-cell>
          <table:table-cell/>
          <table:table-cell table:style-name="ce16"/>
          <table:table-cell table:style-name="ce18"/>
          <table:table-cell table:number-columns-repeated="24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eil <text:s text:c="2"/>S1 <text:s/>mover slow <text:s/>- <text:s/>- <text:s text:c="2"/>down to floor + 8</text:p>
          </table:table-cell>
          <table:table-cell/>
          <table:table-cell table:style-name="ce12" office:value-type="float" office:value="49">
            <text:p>49</text:p>
          </table:table-cell>
          <table:table-cell table:style-name="ce13" office:value-type="string">
            <text:p>S1</text:p>
          </table:table-cell>
          <table:table-cell table:style-name="ce13" office:value-type="string">
            <text:p>Crushing Ceiling (rises ?)</text:p>
          </table:table-cell>
          <table:table-cell/>
          <table:table-cell table:style-name="ce16"/>
          <table:table-cell table:style-name="ce18"/>
          <table:table-cell table:number-columns-repeated="24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Door <text:s/>S1 <text:s/>door <text:s/>med <text:s text:c="2"/>- <text:s/>- <text:s text:c="2"/>close</text:p>
          </table:table-cell>
          <table:table-cell/>
          <table:table-cell office:value-type="float" office:value="50">
            <text:p>50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Close Door</text:p>
          </table:table-cell>
          <table:table-cell/>
          <table:table-cell table:style-name="ce15" office:value-type="float" office:value="50">
            <text:p>50</text:p>
          </table:table-cell>
          <table:table-cell table:style-name="ce19" office:value-type="string">
            <text:p>ExtraFloor_LightOnly</text:p>
          </table:table-cell>
          <table:table-cell table:number-columns-repeated="24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xit <text:s/>nS- <text:s/>clunk - <text:s text:c="4"/>- <text:s/>- <text:s text:c="2"/>End level, go to secret level</text:p>
          </table:table-cell>
          <table:table-cell/>
          <table:table-cell office:value-type="float" office:value="51">
            <text:p>51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Exit to SECRET LEVEL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xit <text:s/>nW- <text:s/>clunk - <text:s text:c="4"/>- <text:s/>- <text:s text:c="2"/>End level, go to next level</text:p>
          </table:table-cell>
          <table:table-cell/>
          <table:table-cell office:value-type="float" office:value="52">
            <text:p>52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EXIT Level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vFlr <text:s/>W1&amp; lift <text:s/>slow <text:s/>3 <text:s/>- <text:s text:c="2"/>start moving floor</text:p>
          </table:table-cell>
          <table:table-cell/>
          <table:table-cell office:value-type="float" office:value="53">
            <text:p>53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Start Moving Floor (up/down every 5 seconds)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vFlr <text:s/>W1&amp; - <text:s text:c="4"/>- <text:s text:c="4"/>- <text:s/>- <text:s text:c="2"/>stop moving floor</text:p>
          </table:table-cell>
          <table:table-cell/>
          <table:table-cell office:value-type="float" office:value="54">
            <text:p>54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Stop Moving Floor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loor <text:s/>S1 <text:s/>mover slow <text:s/>- <text:s/>- <text:s text:c="2"/>up to LIC - 8, CRUSH</text:p>
          </table:table-cell>
          <table:table-cell/>
          <table:table-cell office:value-type="float" office:value="55">
            <text:p>55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Raise Floor to 8 below Ne. ceiling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loor <text:s/>W1&amp; mover slow <text:s/>- <text:s/>- <text:s text:c="2"/>up to LIC - 8, CRUSH</text:p>
          </table:table-cell>
          <table:table-cell/>
          <table:table-cell office:value-type="float" office:value="56">
            <text:p>56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Raise Floor to 8 below Ne. ceiling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rush <text:s/>W1&amp; - <text:s text:c="4"/>- <text:s text:c="4"/>- <text:s/>- <text:s text:c="2"/>stop crush</text:p>
          </table:table-cell>
          <table:table-cell/>
          <table:table-cell office:value-type="float" office:value="57">
            <text:p>57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Stop Crushing Ceiling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loor <text:s/>W1 <text:s/>mover slow <text:s/>- <text:s/>- <text:s text:c="2"/>up 24</text:p>
          </table:table-cell>
          <table:table-cell/>
          <table:table-cell office:value-type="float" office:value="58">
            <text:p>58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Raise Floor up 24 &lt;32?&gt;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loor <text:s/>W1&amp; mover slow <text:s/>- <text:s/>TXP up 24</text:p>
          </table:table-cell>
          <table:table-cell/>
          <table:table-cell office:value-type="float" office:value="59">
            <text:p>59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Raise Floor up 24 and match Ne. texture and type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loor <text:s/>SR <text:s/>mover slow <text:s/>- <text:s/>- <text:s text:c="2"/>down to LEF</text:p>
          </table:table-cell>
          <table:table-cell/>
          <table:table-cell office:value-type="float" office:value="60">
            <text:p>60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Lower Floor to match Ne. floor</text:p>
          </table:table-cell>
          <table:table-cell/>
          <table:table-cell office:value-type="float" office:value="60">
            <text:p>60</text:p>
          </table:table-cell>
          <table:table-cell table:style-name="ce6" office:value-type="string">
            <text:p>Plat_PerpetualRaise / tag / speed / delay / arg4 / arg5</text:p>
          </table:table-cell>
          <table:table-cell table:number-columns-repeated="24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Door <text:s/>SR <text:s/>door <text:s/>med <text:s text:c="2"/>- <text:s/>- <text:s text:c="2"/>open</text:p>
          </table:table-cell>
          <table:table-cell/>
          <table:table-cell office:value-type="float" office:value="61">
            <text:p>61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Open Door (stays open)</text:p>
          </table:table-cell>
          <table:table-cell/>
          <table:table-cell office:value-type="float" office:value="61">
            <text:p>61</text:p>
          </table:table-cell>
          <table:table-cell table:style-name="ce6" office:value-type="string">
            <text:p>Plat_Stop / tag / arg2 / arg3 / arg4 / arg5</text:p>
          </table:table-cell>
          <table:table-cell table:number-columns-repeated="24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ift <text:s text:c="2"/>SR <text:s/>lift <text:s/>fast <text:s/>3 <text:s/>- <text:s text:c="2"/>lift</text:p>
          </table:table-cell>
          <table:table-cell/>
          <table:table-cell office:value-type="float" office:value="62">
            <text:p>62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Lower Lift (rises after 3 seconds)</text:p>
          </table:table-cell>
          <table:table-cell/>
          <table:table-cell office:value-type="float" office:value="62">
            <text:p>62</text:p>
          </table:table-cell>
          <table:table-cell table:style-name="ce6" office:value-type="string">
            <text:p>Plat_DownWaitUpStay / tag / speed / delay / arg4 / arg5</text:p>
          </table:table-cell>
          <table:table-cell table:number-columns-repeated="24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rDoor <text:s/>SR <text:s/>door <text:s/>med <text:s text:c="2"/>4 <text:s/>- <text:s text:c="2"/>open,close</text:p>
          </table:table-cell>
          <table:table-cell/>
          <table:table-cell office:value-type="float" office:value="63">
            <text:p>63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Open Door (closes after 6 seconds)</text:p>
          </table:table-cell>
          <table:table-cell/>
          <table:table-cell office:value-type="float" office:value="63">
            <text:p>63</text:p>
          </table:table-cell>
          <table:table-cell table:style-name="ce6" office:value-type="string">
            <text:p>Plat_DownByValue / tag / speed / delay / height / arg5</text:p>
          </table:table-cell>
          <table:table-cell table:number-columns-repeated="24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loor <text:s/>SR <text:s/>mover slow <text:s/>- <text:s/>- <text:s text:c="2"/>up to LIC</text:p>
          </table:table-cell>
          <table:table-cell/>
          <table:table-cell office:value-type="float" office:value="64">
            <text:p>64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Set Floor to highest Ne. floor &lt;fast lower floor&gt;</text:p>
          </table:table-cell>
          <table:table-cell/>
          <table:table-cell office:value-type="float" office:value="64">
            <text:p>64</text:p>
          </table:table-cell>
          <table:table-cell table:style-name="ce6" office:value-type="string">
            <text:p>Plat_UpWaitDownStay / tag / speed / delay / arg4 / arg5</text:p>
          </table:table-cell>
          <table:table-cell table:number-columns-repeated="24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loor <text:s/>SR <text:s/>mover slow <text:s/>- <text:s/>- <text:s text:c="2"/>up to LIC - 8, CRUSH</text:p>
          </table:table-cell>
          <table:table-cell/>
          <table:table-cell office:value-type="float" office:value="65">
            <text:p>65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Raise Floor to 8 below Ne. ceiling</text:p>
          </table:table-cell>
          <table:table-cell/>
          <table:table-cell office:value-type="float" office:value="65">
            <text:p>65</text:p>
          </table:table-cell>
          <table:table-cell table:style-name="ce6" office:value-type="string">
            <text:p>Plat_UpByValue / tag / speed / delay / height / arg5</text:p>
          </table:table-cell>
          <table:table-cell table:number-columns-repeated="24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loor <text:s/>SR&amp; mover slow <text:s/>- <text:s/>TX <text:s/>up 24</text:p>
          </table:table-cell>
          <table:table-cell/>
          <table:table-cell office:value-type="float" office:value="66">
            <text:p>66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Raise Floor up 24</text:p>
          </table:table-cell>
          <table:table-cell/>
          <table:table-cell office:value-type="float" office:value="66">
            <text:p>66</text:p>
          </table:table-cell>
          <table:table-cell table:style-name="ce6" office:value-type="string">
            <text:p>Floor_LowerInstant / tag / arg2 / height / arg4 / arg5</text:p>
          </table:table-cell>
          <table:table-cell table:number-columns-repeated="24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loor <text:s/>SR&amp; mover slow <text:s/>- <text:s/>TX <text:s/>up 32</text:p>
          </table:table-cell>
          <table:table-cell/>
          <table:table-cell office:value-type="float" office:value="67">
            <text:p>67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Raise Floor up 32 and match Ne. texture and type</text:p>
          </table:table-cell>
          <table:table-cell/>
          <table:table-cell office:value-type="float" office:value="67">
            <text:p>67</text:p>
          </table:table-cell>
          <table:table-cell table:style-name="ce6" office:value-type="string">
            <text:p>Floor_RaiseInstant / tag / arg2 / height / arg4 / arg5</text:p>
          </table:table-cell>
          <table:table-cell table:number-columns-repeated="24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loor <text:s/>SR&amp; mover slow <text:s/>- <text:s/>TX <text:s/>up to nhEF</text:p>
          </table:table-cell>
          <table:table-cell/>
          <table:table-cell office:value-type="float" office:value="68">
            <text:p>68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Raise Floor to match Ne. floor, texture and type</text:p>
          </table:table-cell>
          <table:table-cell/>
          <table:table-cell table:style-name="ce15" office:value-type="float" office:value="68">
            <text:p>68</text:p>
          </table:table-cell>
          <table:table-cell table:style-name="ce15" office:value-type="string">
            <text:p>Floor_MoveToValueTimes8</text:p>
          </table:table-cell>
          <table:table-cell table:number-columns-repeated="24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loor <text:s/>SR <text:s/>mover slow <text:s/>- <text:s/>- <text:s text:c="2"/>up to nhEF</text:p>
          </table:table-cell>
          <table:table-cell/>
          <table:table-cell office:value-type="float" office:value="69">
            <text:p>69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Raise Floor to Ne. Floor</text:p>
          </table:table-cell>
          <table:table-cell/>
          <table:table-cell table:style-name="ce15" office:value-type="float" office:value="69">
            <text:p>69</text:p>
          </table:table-cell>
          <table:table-cell table:style-name="ce15" office:value-type="string">
            <text:p>Ceiling_MoveToValueTimes8</text:p>
          </table:table-cell>
          <table:table-cell table:number-columns-repeated="24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loor <text:s/>SR <text:s/>mover fast <text:s/>- <text:s/>- <text:s text:c="2"/>down to HEF + 8</text:p>
          </table:table-cell>
          <table:table-cell/>
          <table:table-cell office:value-type="float" office:value="70">
            <text:p>70</text:p>
          </table:table-cell>
          <table:table-cell table:style-name="ce6" office:value-type="string">
            <text:p>SR</text:p>
          </table:table-cell>
          <table:table-cell table:style-name="ce6" office:value-type="string">
            <text:p>Set Floor to highest Ne. floor &lt;fast lower floor&gt;</text:p>
          </table:table-cell>
          <table:table-cell/>
          <table:table-cell office:value-type="float" office:value="70">
            <text:p>70</text:p>
          </table:table-cell>
          <table:table-cell table:style-name="ce6" office:value-type="string">
            <text:p>Teleport / tid / arg2 / arg3 / arg4 / arg5</text:p>
          </table:table-cell>
          <table:table-cell table:number-columns-repeated="24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loor <text:s/>S1 <text:s/>mover fast <text:s/>- <text:s/>- <text:s text:c="2"/>down to HEF + 8</text:p>
          </table:table-cell>
          <table:table-cell/>
          <table:table-cell office:value-type="float" office:value="71">
            <text:p>71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Fast Lower Floor</text:p>
          </table:table-cell>
          <table:table-cell/>
          <table:table-cell office:value-type="float" office:value="71">
            <text:p>71</text:p>
          </table:table-cell>
          <table:table-cell table:style-name="ce6" office:value-type="string">
            <text:p>Teleport_NoFog / tid / arg2 / arg3 / arg4 / arg5</text:p>
          </table:table-cell>
          <table:table-cell table:number-columns-repeated="24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eil <text:s text:c="2"/>WR <text:s/>mover slow <text:s/>- <text:s/>- <text:s text:c="2"/>down to floor + 8</text:p>
          </table:table-cell>
          <table:table-cell/>
          <table:table-cell office:value-type="float" office:value="72">
            <text:p>72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Lower ceiling to 8 above floor</text:p>
          </table:table-cell>
          <table:table-cell/>
          <table:table-cell office:value-type="float" office:value="72">
            <text:p>72</text:p>
          </table:table-cell>
          <table:table-cell table:style-name="ce6" office:value-type="string">
            <text:p>ThrustThing / angle / distance / arg3 / arg4 / arg5</text:p>
          </table:table-cell>
          <table:table-cell table:number-columns-repeated="24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rush <text:s/>WR&amp; crush slow <text:s/>0 <text:s/>- <text:s text:c="2"/>start crushing, slow hurt</text:p>
          </table:table-cell>
          <table:table-cell/>
          <table:table-cell office:value-type="float" office:value="73">
            <text:p>73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Slow Crushing Ceiling</text:p>
          </table:table-cell>
          <table:table-cell/>
          <table:table-cell office:value-type="float" office:value="73">
            <text:p>73</text:p>
          </table:table-cell>
          <table:table-cell table:style-name="ce6" office:value-type="string">
            <text:p>DamageThing / damage / arg2 / arg3 / arg4 / arg5</text:p>
          </table:table-cell>
          <table:table-cell table:number-columns-repeated="24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rush <text:s/>WR&amp; - <text:s text:c="4"/>- <text:s text:c="4"/>- <text:s/>- <text:s text:c="2"/>stop crush</text:p>
          </table:table-cell>
          <table:table-cell/>
          <table:table-cell office:value-type="float" office:value="74">
            <text:p>74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Stop Crushing Ceiling</text:p>
          </table:table-cell>
          <table:table-cell/>
          <table:table-cell office:value-type="float" office:value="74">
            <text:p>74</text:p>
          </table:table-cell>
          <table:table-cell table:style-name="ce6" office:value-type="string">
            <text:p>Teleport_NewMap / map / position / arg3 / arg4 / arg5</text:p>
          </table:table-cell>
          <table:table-cell table:number-columns-repeated="24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Door <text:s/>WR <text:s/>door <text:s/>med <text:s text:c="2"/>- <text:s/>- <text:s text:c="2"/>close</text:p>
          </table:table-cell>
          <table:table-cell/>
          <table:table-cell office:value-type="float" office:value="75">
            <text:p>75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Close Door</text:p>
          </table:table-cell>
          <table:table-cell/>
          <table:table-cell office:value-type="float" office:value="75">
            <text:p>75</text:p>
          </table:table-cell>
          <table:table-cell table:style-name="ce6" office:value-type="string">
            <text:p>Teleport_EndGame / arg1 / arg2 / arg3 / arg4 / arg5</text:p>
          </table:table-cell>
          <table:table-cell table:number-columns-repeated="24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rDoor <text:s/>WR <text:s/>door <text:s/>med <text:s text:c="2"/>30 - <text:s text:c="2"/>close, then opens</text:p>
          </table:table-cell>
          <table:table-cell/>
          <table:table-cell office:value-type="float" office:value="76">
            <text:p>76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Close Door (opens after 30 seconds)</text:p>
          </table:table-cell>
          <table:table-cell/>
          <table:table-cell table:style-name="ce15" office:value-type="float" office:value="76">
            <text:p>76</text:p>
          </table:table-cell>
          <table:table-cell table:style-name="ce15" office:value-type="string">
            <text:p>TeleportOther</text:p>
          </table:table-cell>
          <table:table-cell table:number-columns-repeated="24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rush <text:s/>WR&amp; crush med <text:s text:c="2"/>0 <text:s/>- <text:s text:c="2"/>start crushing, fast hurt</text:p>
          </table:table-cell>
          <table:table-cell/>
          <table:table-cell office:value-type="float" office:value="77">
            <text:p>77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Fast Crushing Ceiling</text:p>
          </table:table-cell>
          <table:table-cell/>
          <table:table-cell table:style-name="ce15" office:value-type="float" office:value="77">
            <text:p>77</text:p>
          </table:table-cell>
          <table:table-cell table:style-name="ce15" office:value-type="string">
            <text:p>TeleportGroup</text:p>
          </table:table-cell>
          <table:table-cell table:number-columns-repeated="247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5" office:value-type="string">
            <text:p>Ext SR -- ---- TxTy Num No No None</text:p>
          </table:table-cell>
          <table:table-cell/>
          <table:table-cell office:value-type="float" office:value="78">
            <text:p>78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Light level goes to minimum Ne. light level</text:p>
          </table:table-cell>
          <table:table-cell/>
          <table:table-cell table:style-name="ce15" office:value-type="float" office:value="78">
            <text:p>78</text:p>
          </table:table-cell>
          <table:table-cell table:style-name="ce15" office:value-type="string">
            <text:p>TeleportInSector</text:p>
          </table:table-cell>
          <table:table-cell table:number-columns-repeated="24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Light <text:s/>WR <text:s/>- <text:s text:c="4"/>- <text:s text:c="4"/>- <text:s/>- <text:s text:c="2"/>0</text:p>
          </table:table-cell>
          <table:table-cell/>
          <table:table-cell office:value-type="float" office:value="79">
            <text:p>79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Light level goes to 0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ight <text:s/>WR <text:s/>- <text:s text:c="4"/>- <text:s text:c="4"/>- <text:s/>- <text:s text:c="2"/>HE (light level)</text:p>
          </table:table-cell>
          <table:table-cell/>
          <table:table-cell office:value-type="float" office:value="80">
            <text:p>80</text:p>
          </table:table-cell>
          <table:table-cell table:style-name="ce6" office:value-type="string">
            <text:p>WR </text:p>
          </table:table-cell>
          <table:table-cell table:style-name="ce6" office:value-type="string">
            <text:p>Light level goes to maximum Ne. light level</text:p>
          </table:table-cell>
          <table:table-cell/>
          <table:table-cell office:value-type="float" office:value="80">
            <text:p>80</text:p>
          </table:table-cell>
          <table:table-cell table:style-name="ce6" office:value-type="string">
            <text:p>ACS_Execute / script / map / s_arg1 / s_arg2 / s_arg3</text:p>
          </table:table-cell>
          <table:table-cell table:number-columns-repeated="24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ight <text:s/>WR <text:s/>- <text:s text:c="4"/>- <text:s text:c="4"/>- <text:s/>- <text:s text:c="2"/>255</text:p>
          </table:table-cell>
          <table:table-cell/>
          <table:table-cell office:value-type="float" office:value="81">
            <text:p>81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Light Level goes to 255</text:p>
          </table:table-cell>
          <table:table-cell/>
          <table:table-cell office:value-type="float" office:value="81">
            <text:p>81</text:p>
          </table:table-cell>
          <table:table-cell table:style-name="ce6" office:value-type="string">
            <text:p>ACS_Suspend / script / map / arg3 / arg4 / arg5</text:p>
          </table:table-cell>
          <table:table-cell table:number-columns-repeated="24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loor <text:s/>WR <text:s/>mover slow <text:s/>- <text:s/>- <text:s text:c="2"/>down to LEF</text:p>
          </table:table-cell>
          <table:table-cell/>
          <table:table-cell office:value-type="float" office:value="82">
            <text:p>82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Lower Floor to match lowest Ne. floor ?</text:p>
          </table:table-cell>
          <table:table-cell/>
          <table:table-cell office:value-type="float" office:value="82">
            <text:p>82</text:p>
          </table:table-cell>
          <table:table-cell table:style-name="ce6" office:value-type="string">
            <text:p>ACS_Terminate / script / map / arg3 / arg4 / arg5</text:p>
          </table:table-cell>
          <table:table-cell table:number-columns-repeated="24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loor <text:s/>WR <text:s/>mover slow <text:s/>- <text:s/>- <text:s text:c="2"/>down to HEF</text:p>
          </table:table-cell>
          <table:table-cell/>
          <table:table-cell office:value-type="float" office:value="83">
            <text:p>83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Lower Floor to match Ne. floor</text:p>
          </table:table-cell>
          <table:table-cell/>
          <table:table-cell office:value-type="float" office:value="83">
            <text:p>83</text:p>
          </table:table-cell>
          <table:table-cell table:style-name="ce6" office:value-type="string">
            <text:p>ACS_LockedExecute / script / map / s_arg1 / s_arg2 / lock</text:p>
          </table:table-cell>
          <table:table-cell table:number-columns-repeated="24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loor <text:s/>WR <text:s/>mover slow <text:s/>- <text:s/>NXP down to LEF</text:p>
          </table:table-cell>
          <table:table-cell/>
          <table:table-cell office:value-type="float" office:value="84">
            <text:p>84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Lower Floor to match Ne. floor, texture and type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5" office:value-type="string">
            <text:p>Ext Animated wall, Scrolls Right</text:p>
          </table:table-cell>
          <table:table-cell/>
          <table:table-cell table:style-name="ce12" office:value-type="float" office:value="85">
            <text:p>85</text:p>
          </table:table-cell>
          <table:table-cell table:style-name="ce13" office:value-type="string">
            <text:p>WR</text:p>
          </table:table-cell>
          <table:table-cell table:style-name="ce13" office:value-type="string">
            <text:p>Lower Floor, raise ceiling (not in code!)</text:p>
          </table:table-cell>
          <table:table-cell/>
          <table:table-cell table:style-name="ce16"/>
          <table:table-cell table:style-name="ce6"/>
          <table:table-cell table:number-columns-repeated="24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Door <text:s/>WR <text:s/>door <text:s/>med <text:s text:c="2"/>- <text:s/>- <text:s text:c="2"/>open</text:p>
          </table:table-cell>
          <table:table-cell/>
          <table:table-cell office:value-type="float" office:value="86">
            <text:p>86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Open Door (stays open)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vFlr <text:s/>WR&amp; lift <text:s/>slow <text:s/>3 <text:s/>- <text:s text:c="2"/>start moving floor</text:p>
          </table:table-cell>
          <table:table-cell/>
          <table:table-cell office:value-type="float" office:value="87">
            <text:p>87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Start Moving Floor (up/down every 5 seconds)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ift <text:s text:c="2"/>WRm lift <text:s/>fast <text:s/>3 <text:s/>- <text:s text:c="2"/>lift</text:p>
          </table:table-cell>
          <table:table-cell/>
          <table:table-cell office:value-type="float" office:value="88">
            <text:p>88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Lower Lift (rises after 3 seconds)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vFlr <text:s/>WR&amp; - <text:s text:c="4"/>- <text:s text:c="4"/>- <text:s/>- <text:s text:c="2"/>stop moving floor</text:p>
          </table:table-cell>
          <table:table-cell/>
          <table:table-cell office:value-type="float" office:value="89">
            <text:p>89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Stop Moving Floor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rDoor <text:s/>WR <text:s/>door <text:s/>med <text:s text:c="2"/>4 <text:s/>- <text:s text:c="2"/>open,close</text:p>
          </table:table-cell>
          <table:table-cell/>
          <table:table-cell office:value-type="float" office:value="90">
            <text:p>90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Open Door (closes after 6 seconds)</text:p>
          </table:table-cell>
          <table:table-cell/>
          <table:table-cell office:value-type="float" office:value="90">
            <text:p>90</text:p>
          </table:table-cell>
          <table:table-cell table:style-name="ce6" office:value-type="string">
            <text:p>Polyobj_OR_RotateLeft / po / speed / angle / arg4 / arg5</text:p>
          </table:table-cell>
          <table:table-cell table:number-columns-repeated="24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loor <text:s/>WR <text:s/>mover slow <text:s/>- <text:s/>- <text:s text:c="2"/>up to LIC</text:p>
          </table:table-cell>
          <table:table-cell/>
          <table:table-cell office:value-type="float" office:value="91">
            <text:p>91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Raise Floor to match Ne. ceiling</text:p>
          </table:table-cell>
          <table:table-cell/>
          <table:table-cell office:value-type="float" office:value="91">
            <text:p>91</text:p>
          </table:table-cell>
          <table:table-cell table:style-name="ce6" office:value-type="string">
            <text:p>Polyobj_OR_RotateRight / po / speed / angle / arg4 / arg5</text:p>
          </table:table-cell>
          <table:table-cell table:number-columns-repeated="24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loor <text:s/>WR <text:s/>mover slow <text:s/>- <text:s/>- <text:s text:c="2"/>up 24</text:p>
          </table:table-cell>
          <table:table-cell/>
          <table:table-cell office:value-type="float" office:value="92">
            <text:p>92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Raise Floor up 24</text:p>
          </table:table-cell>
          <table:table-cell/>
          <table:table-cell office:value-type="float" office:value="92">
            <text:p>92</text:p>
          </table:table-cell>
          <table:table-cell table:style-name="ce6" office:value-type="string">
            <text:p>Polyobj_OR_Move / po / speed / angle / distance / arg5</text:p>
          </table:table-cell>
          <table:table-cell table:number-columns-repeated="24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loor <text:s/>WR&amp; mover slow <text:s/>- <text:s/>TXP up 24</text:p>
          </table:table-cell>
          <table:table-cell/>
          <table:table-cell office:value-type="float" office:value="93">
            <text:p>93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Raise Floor up 24 and match Ne. texture and type</text:p>
          </table:table-cell>
          <table:table-cell/>
          <table:table-cell office:value-type="float" office:value="93">
            <text:p>93</text:p>
          </table:table-cell>
          <table:table-cell table:style-name="ce6" office:value-type="string">
            <text:p>Polyobj_OR_MoveTimes8 / po / speed / angle / distance / arg5</text:p>
          </table:table-cell>
          <table:table-cell table:number-columns-repeated="24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loor <text:s/>WR&amp; mover slow <text:s/>- <text:s/>- <text:s text:c="2"/>up to LIC - 8, CRUSH</text:p>
          </table:table-cell>
          <table:table-cell/>
          <table:table-cell office:value-type="float" office:value="94">
            <text:p>94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Raise Floor to 8 below Ne. ceiling</text:p>
          </table:table-cell>
          <table:table-cell/>
          <table:table-cell office:value-type="float" office:value="94">
            <text:p>94</text:p>
          </table:table-cell>
          <table:table-cell table:style-name="ce6" office:value-type="string">
            <text:p>Pillar_BuildAndCrush / tag / speed / height / crush / arg5</text:p>
          </table:table-cell>
          <table:table-cell table:number-columns-repeated="24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loor <text:s/>WR&amp; mover slow <text:s/>- <text:s/>TX <text:s/>up to nhEF</text:p>
          </table:table-cell>
          <table:table-cell/>
          <table:table-cell office:value-type="float" office:value="95">
            <text:p>95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Raise Floor to match Ne. floor, texture and type ?</text:p>
          </table:table-cell>
          <table:table-cell/>
          <table:table-cell table:style-name="ce15" office:value-type="float" office:value="95">
            <text:p>95</text:p>
          </table:table-cell>
          <table:table-cell table:style-name="ce15" office:value-type="string">
            <text:p>FloorAndCeiling_LowerByValue</text:p>
          </table:table-cell>
          <table:table-cell table:number-columns-repeated="24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Floor <text:s/>WR <text:s/>mover slow <text:s/>- <text:s/>- <text:s text:c="2"/>up ShortestLowerTexture</text:p>
          </table:table-cell>
          <table:table-cell/>
          <table:table-cell office:value-type="float" office:value="96">
            <text:p>96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Raise Floor to 72 &lt;short texture&gt; above Ne. floor</text:p>
          </table:table-cell>
          <table:table-cell/>
          <table:table-cell table:style-name="ce15" office:value-type="float" office:value="96">
            <text:p>96</text:p>
          </table:table-cell>
          <table:table-cell table:style-name="ce15" office:value-type="string">
            <text:p>FloorAndCeiling_RaiseByValue</text:p>
          </table:table-cell>
          <table:table-cell table:number-columns-repeated="24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elpt <text:s/>WRm tport - <text:s text:c="4"/>- <text:s/>- <text:s text:c="2"/>Teleport</text:p>
          </table:table-cell>
          <table:table-cell/>
          <table:table-cell office:value-type="float" office:value="97">
            <text:p>97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Teleport to sector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loor <text:s/>WR <text:s/>mover fast <text:s/>- <text:s/>- <text:s text:c="2"/>down to HEF + 8</text:p>
          </table:table-cell>
          <table:table-cell/>
          <table:table-cell office:value-type="float" office:value="98">
            <text:p>98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Fast Lower Floor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* rDoor <text:s/>SR <text:s/>blaze turbo - <text:s/>- <text:s text:c="2"/>open BLUE KEY</text:p>
          </table:table-cell>
          <table:table-cell/>
          <table:table-cell table:style-name="ce12" office:value-type="float" office:value="99">
            <text:p>99</text:p>
          </table:table-cell>
          <table:table-cell table:style-name="ce13"/>
          <table:table-cell table:style-name="ce13" office:value-type="string">
            <text:p>Scroll Right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* Stair <text:s/>W1 <text:s/>mover turbo - <text:s/>- <text:s text:c="2"/>stairs (each up 16 not 8) + crush</text:p>
          </table:table-cell>
          <table:table-cell/>
          <table:table-cell table:style-name="ce12" office:value-type="float" office:value="100">
            <text:p>100</text:p>
          </table:table-cell>
          <table:table-cell table:style-name="ce13" office:value-type="string">
            <text:p>WR</text:p>
          </table:table-cell>
          <table:table-cell table:style-name="ce13" office:value-type="string">
            <text:p>Fast Open Door (closes after 6 seconds)</text:p>
          </table:table-cell>
          <table:table-cell/>
          <table:table-cell table:style-name="ce9" office:value-type="float" office:value="100">
            <text:p>100</text:p>
          </table:table-cell>
          <table:table-cell table:style-name="ce6" office:value-type="string">
            <text:p>Scroll_Texture_Left / speed / arg2 / arg3 / arg4 / arg5</text:p>
          </table:table-cell>
          <table:table-cell table:number-columns-repeated="24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loor <text:s/>S1 <text:s/>mover slow <text:s/>- <text:s/>- <text:s text:c="2"/>up to LIC</text:p>
          </table:table-cell>
          <table:table-cell/>
          <table:table-cell office:value-type="float" office:value="101">
            <text:p>101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Raise Floor to match Ne. ceiling</text:p>
          </table:table-cell>
          <table:table-cell/>
          <table:table-cell table:style-name="ce9" office:value-type="float" office:value="101">
            <text:p>101</text:p>
          </table:table-cell>
          <table:table-cell table:style-name="ce6" office:value-type="string">
            <text:p>Scroll_Texture_Right / speed / arg2 / arg3 / arg4 / arg5</text:p>
          </table:table-cell>
          <table:table-cell table:number-columns-repeated="24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loor <text:s/>S1 <text:s/>mover slow <text:s/>- <text:s/>- <text:s text:c="2"/>down to HEF</text:p>
          </table:table-cell>
          <table:table-cell/>
          <table:table-cell office:value-type="float" office:value="102">
            <text:p>102</text:p>
          </table:table-cell>
          <table:table-cell table:style-name="ce6" office:value-type="string">
            <text:p>S?</text:p>
          </table:table-cell>
          <table:table-cell table:style-name="ce6" office:value-type="string">
            <text:p>Lower Floor to match Ne. floor ?</text:p>
          </table:table-cell>
          <table:table-cell/>
          <table:table-cell table:style-name="ce9" office:value-type="float" office:value="102">
            <text:p>102</text:p>
          </table:table-cell>
          <table:table-cell table:style-name="ce6" office:value-type="string">
            <text:p>Scroll_Texture_Up / speed / arg2 / arg3 / arg4 / arg5</text:p>
          </table:table-cell>
          <table:table-cell table:number-columns-repeated="24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rDoor <text:s/>S1 <text:s/>door <text:s/>med <text:s text:c="2"/>- <text:s/>- <text:s text:c="2"/>open</text:p>
          </table:table-cell>
          <table:table-cell/>
          <table:table-cell office:value-type="float" office:value="103">
            <text:p>103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Open Door (stays open)</text:p>
          </table:table-cell>
          <table:table-cell/>
          <table:table-cell table:style-name="ce9" office:value-type="float" office:value="103">
            <text:p>103</text:p>
          </table:table-cell>
          <table:table-cell table:style-name="ce6" office:value-type="string">
            <text:p>Scroll_Texture_Down / speed / arg2 / arg3 / arg4 / arg5</text:p>
          </table:table-cell>
          <table:table-cell table:number-columns-repeated="24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Light <text:s/>W1 <text:s/>- <text:s text:c="4"/>- <text:s text:c="4"/>- <text:s/>- <text:s text:c="2"/>LE (light level)</text:p>
          </table:table-cell>
          <table:table-cell/>
          <table:table-cell office:value-type="float" office:value="104">
            <text:p>104</text:p>
          </table:table-cell>
          <table:table-cell table:style-name="ce6" office:value-type="string">
            <text:p>W1</text:p>
          </table:table-cell>
          <table:table-cell table:style-name="ce6" office:value-type="string">
            <text:p>Light level goes to minimum Ne. light level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* rDoor <text:s/>S1 <text:s/>blaze turbo 4 <text:s/>- <text:s text:c="2"/>open,close</text:p>
          </table:table-cell>
          <table:table-cell/>
          <table:table-cell table:style-name="ce12" office:value-type="float" office:value="105">
            <text:p>105</text:p>
          </table:table-cell>
          <table:table-cell table:style-name="ce13" office:value-type="string">
            <text:p>W1</text:p>
          </table:table-cell>
          <table:table-cell table:style-name="ce13" office:value-type="string">
            <text:p>Exit to SECRET LEVEL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* rDoor <text:s/>WR <text:s/>blaze turbo - <text:s/>- <text:s text:c="2"/>open</text:p>
          </table:table-cell>
          <table:table-cell/>
          <table:table-cell table:style-name="ce12" office:value-type="float" office:value="106">
            <text:p>106</text:p>
          </table:table-cell>
          <table:table-cell table:style-name="ce13" office:value-type="string">
            <text:p>W1</text:p>
          </table:table-cell>
          <table:table-cell table:style-name="ce13" office:value-type="string">
            <text:p>Fast Raise Stairs (16 pixels)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* rDoor <text:s/>WR <text:s/>blaze turbo - <text:s/>- <text:s text:c="2"/>close</text:p>
          </table:table-cell>
          <table:table-cell/>
          <table:table-cell table:style-name="ce12" office:value-type="float" office:value="107">
            <text:p>107</text:p>
          </table:table-cell>
          <table:table-cell table:style-name="ce13" office:value-type="string">
            <text:p>S1</text:p>
          </table:table-cell>
          <table:table-cell table:style-name="ce13" office:value-type="string">
            <text:p>Fast Raise Stairs (16 pixels)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* rDoor <text:s/>W1 <text:s/>blaze turbo 4 <text:s/>- <text:s text:c="2"/>open,close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* rDoor <text:s/>W1 <text:s/>blaze turbo - <text:s/>- <text:s text:c="2"/>open</text:p>
          </table:table-cell>
          <table:table-cell table:number-columns-repeated="5"/>
          <table:table-cell table:style-name="ce15" office:value-type="float" office:value="109">
            <text:p>109</text:p>
          </table:table-cell>
          <table:table-cell table:style-name="ce15" office:value-type="string">
            <text:p>Light_ForceLightning</text:p>
          </table:table-cell>
          <table:table-cell table:number-columns-repeated="24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* rDoor <text:s/>W1 <text:s/>blaze turbo - <text:s/>- <text:s text:c="2"/>close</text:p>
          </table:table-cell>
          <table:table-cell table:number-columns-repeated="5"/>
          <table:table-cell office:value-type="float" office:value="110">
            <text:p>110</text:p>
          </table:table-cell>
          <table:table-cell table:style-name="ce6" office:value-type="string">
            <text:p>Light_RaiseByValue / tag / value / arg3 / arg4 / arg5</text:p>
          </table:table-cell>
          <table:table-cell table:number-columns-repeated="24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* rDoor <text:s/>WR <text:s/>blaze turbo 4 <text:s/>- <text:s text:c="2"/>open,close</text:p>
          </table:table-cell>
          <table:table-cell table:number-columns-repeated="5"/>
          <table:table-cell office:value-type="float" office:value="111">
            <text:p>111</text:p>
          </table:table-cell>
          <table:table-cell table:style-name="ce6" office:value-type="string">
            <text:p>Light_LowerByValue / tag / value / arg3 / arg4 / arg5</text:p>
          </table:table-cell>
          <table:table-cell table:number-columns-repeated="24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* rDoor <text:s/>S1 <text:s/>blaze turbo - <text:s/>- <text:s text:c="2"/>open</text:p>
          </table:table-cell>
          <table:table-cell table:number-columns-repeated="5"/>
          <table:table-cell office:value-type="float" office:value="112">
            <text:p>112</text:p>
          </table:table-cell>
          <table:table-cell table:style-name="ce6" office:value-type="string">
            <text:p>Light_ChangeToValue / tag / value / arg3 / arg4 / arg5</text:p>
          </table:table-cell>
          <table:table-cell table:number-columns-repeated="24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* rDoor <text:s/>S1 <text:s/>blaze turbo - <text:s/>- <text:s text:c="2"/>close</text:p>
          </table:table-cell>
          <table:table-cell table:number-columns-repeated="5"/>
          <table:table-cell office:value-type="float" office:value="113">
            <text:p>113</text:p>
          </table:table-cell>
          <table:table-cell table:style-name="ce6" office:value-type="string">
            <text:p>Light_Fade / tag / value / tics / arg4 / arg5</text:p>
          </table:table-cell>
          <table:table-cell table:number-columns-repeated="24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* rDoor <text:s/>SR <text:s/>blaze turbo 4 <text:s/>- <text:s text:c="2"/>open,close</text:p>
          </table:table-cell>
          <table:table-cell table:number-columns-repeated="5"/>
          <table:table-cell office:value-type="float" office:value="114">
            <text:p>114</text:p>
          </table:table-cell>
          <table:table-cell table:style-name="ce6" office:value-type="string">
            <text:p>Light_Glow / tag / upper / lower / tics / arg5</text:p>
          </table:table-cell>
          <table:table-cell table:number-columns-repeated="24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* rDoor <text:s/>SR <text:s/>blaze turbo - <text:s/>- <text:s text:c="2"/>open</text:p>
          </table:table-cell>
          <table:table-cell table:number-columns-repeated="5"/>
          <table:table-cell office:value-type="float" office:value="115">
            <text:p>115</text:p>
          </table:table-cell>
          <table:table-cell table:style-name="ce6" office:value-type="string">
            <text:p>Light_Flicker / tag / upper / lower / arg4 / arg5</text:p>
          </table:table-cell>
          <table:table-cell table:number-columns-repeated="24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* rDoor <text:s/>SR <text:s/>blaze turbo - <text:s/>- <text:s text:c="2"/>close</text:p>
          </table:table-cell>
          <table:table-cell table:number-columns-repeated="5"/>
          <table:table-cell office:value-type="float" office:value="116">
            <text:p>116</text:p>
          </table:table-cell>
          <table:table-cell table:style-name="ce6" office:value-type="string">
            <text:p>Light_Strobe / tag / upper / lower / u-tics / l-tics</text:p>
          </table:table-cell>
          <table:table-cell table:number-columns-repeated="24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* mDoor nSR <text:s/>blaze turbo 4 <text:s/>- <text:s text:c="2"/>open/close</text:p>
          </table:table-cell>
          <table:table-cell table:number-columns-repeated="5"/>
          <table:table-cell table:style-name="ce15" office:value-type="float" office:value="117">
            <text:p>117</text:p>
          </table:table-cell>
          <table:table-cell table:style-name="ce15" office:value-type="string">
            <text:p>Light_Stop</text:p>
          </table:table-cell>
          <table:table-cell table:number-columns-repeated="247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* mDoor nS1 <text:s/>blaze turbo - <text:s/>- <text:s text:c="2"/>open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* Floor <text:s/>W1 <text:s/>mover slow <text:s/>- <text:s/>- <text:s text:c="2"/>up to nhEF</text:p>
          </table:table-cell>
          <table:table-cell table:number-columns-repeated="5"/>
          <table:table-cell table:style-name="ce15" office:value-type="float" office:value="119">
            <text:p>119</text:p>
          </table:table-cell>
          <table:table-cell table:style-name="ce15" office:value-type="string">
            <text:p>Thing_Damage</text:p>
          </table:table-cell>
          <table:table-cell table:number-columns-repeated="24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* Lift <text:s text:c="2"/>WR <text:s/>lift <text:s/>turbo 3 <text:s/>- <text:s text:c="2"/>lift</text:p>
          </table:table-cell>
          <table:table-cell table:number-columns-repeated="5"/>
          <table:table-cell office:value-type="float" office:value="120">
            <text:p>120</text:p>
          </table:table-cell>
          <table:table-cell table:style-name="ce6" office:value-type="string">
            <text:p>Earthquake / intensity / duration / damrad / tremrad / tid</text:p>
          </table:table-cell>
          <table:table-cell table:number-columns-repeated="24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* Lift <text:s text:c="2"/>W1 <text:s/>lift <text:s/>turbo 3 <text:s/>- <text:s text:c="2"/>lift</text:p>
          </table:table-cell>
          <table:table-cell table:number-columns-repeated="5"/>
          <table:table-cell table:style-name="ce9" office:value-type="float" office:value="121">
            <text:p>121</text:p>
          </table:table-cell>
          <table:table-cell table:style-name="ce6" office:value-type="string">
            <text:p>Line_SetIdentification / line / arg2 / arg3 / arg4 / arg5</text:p>
          </table:table-cell>
          <table:table-cell table:number-columns-repeated="24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* Lift <text:s text:c="2"/>S1 <text:s/>lift <text:s/>turbo 3 <text:s/>- <text:s text:c="2"/>lift</text:p>
          </table:table-cell>
          <table:table-cell table:number-columns-repeated="5"/>
          <table:table-cell table:style-name="ce9" office:value-type="float" office:value="122">
            <text:p>122</text:p>
          </table:table-cell>
          <table:table-cell table:style-name="ce15" office:value-type="string">
            <text:p>Thing_SetGravity</text:p>
          </table:table-cell>
          <table:table-cell table:number-columns-repeated="24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* Lift <text:s text:c="2"/>SR <text:s/>lift <text:s/>turbo 3 <text:s/>- <text:s text:c="2"/>lift</text:p>
          </table:table-cell>
          <table:table-cell table:number-columns-repeated="5"/>
          <table:table-cell table:style-name="ce9" office:value-type="float" office:value="123">
            <text:p>123</text:p>
          </table:table-cell>
          <table:table-cell table:style-name="ce15" office:value-type="string">
            <text:p>Thing_ReverseGravity</text:p>
          </table:table-cell>
          <table:table-cell table:number-columns-repeated="24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* Exit <text:s/>nW- <text:s/>clunk - <text:s text:c="4"/>- <text:s/>- <text:s text:c="2"/>End level, go to secret level</text:p>
          </table:table-cell>
          <table:table-cell table:number-columns-repeated="5"/>
          <table:table-cell table:style-name="ce9" office:value-type="float" office:value="124">
            <text:p>124</text:p>
          </table:table-cell>
          <table:table-cell table:style-name="ce15" office:value-type="string">
            <text:p>Thing_RevertGravity</text:p>
          </table:table-cell>
          <table:table-cell table:number-columns-repeated="24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* Telpt <text:s/>W1m tport - <text:s text:c="4"/>- <text:s/>- <text:s text:c="2"/>Teleport monsters only</text:p>
          </table:table-cell>
          <table:table-cell table:number-columns-repeated="5"/>
          <table:table-cell table:style-name="ce15" office:value-type="float" office:value="125">
            <text:p>125</text:p>
          </table:table-cell>
          <table:table-cell table:style-name="ce15" office:value-type="string">
            <text:p>Thing_Move</text:p>
          </table:table-cell>
          <table:table-cell table:number-columns-repeated="24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* Telpt <text:s/>WRm tport - <text:s text:c="4"/>- <text:s/>- <text:s text:c="2"/>Teleport monsters only</text:p>
          </table:table-cell>
          <table:table-cell table:number-columns-repeated="5"/>
          <table:table-cell table:style-name="ce9" office:value-type="float" office:value="126">
            <text:p>126</text:p>
          </table:table-cell>
          <table:table-cell table:style-name="ce15" office:value-type="string">
            <text:p>Thing_SetSprite</text:p>
          </table:table-cell>
          <table:table-cell table:number-columns-repeated="24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* Stair <text:s/>S1 <text:s/>mover turbo - <text:s/>- <text:s text:c="2"/>stairs (each up 16 not 8) + crush</text:p>
          </table:table-cell>
          <table:table-cell table:number-columns-repeated="5"/>
          <table:table-cell table:style-name="ce15" office:value-type="float" office:value="127">
            <text:p>127</text:p>
          </table:table-cell>
          <table:table-cell table:style-name="ce15" office:value-type="string">
            <text:p>Thing_SetSpecial</text:p>
          </table:table-cell>
          <table:table-cell table:number-columns-repeated="24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* Floor <text:s/>WR <text:s/>mover slow <text:s/>- <text:s/>- <text:s text:c="2"/>up to nhEF</text:p>
          </table:table-cell>
          <table:table-cell table:number-columns-repeated="5"/>
          <table:table-cell table:style-name="ce15" office:value-type="float" office:value="128">
            <text:p>128</text:p>
          </table:table-cell>
          <table:table-cell table:style-name="ce15" office:value-type="string">
            <text:p>ThrustThingZ</text:p>
          </table:table-cell>
          <table:table-cell table:number-columns-repeated="24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* Floor <text:s/>WR <text:s/>mover turbo - <text:s/>- <text:s text:c="2"/>up to nhEF</text:p>
          </table:table-cell>
          <table:table-cell table:number-columns-repeated="5"/>
          <table:table-cell office:value-type="float" office:value="129">
            <text:p>129</text:p>
          </table:table-cell>
          <table:table-cell table:style-name="ce6" office:value-type="string">
            <text:p>UsePuzzleItem / item / script / s_arg1 / s_arg2 / s_arg3</text:p>
          </table:table-cell>
          <table:table-cell table:number-columns-repeated="24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* Floor <text:s/>W1 <text:s/>mover turbo - <text:s/>- <text:s text:c="2"/>up to nhEF</text:p>
          </table:table-cell>
          <table:table-cell table:number-columns-repeated="5"/>
          <table:table-cell office:value-type="float" office:value="130">
            <text:p>130</text:p>
          </table:table-cell>
          <table:table-cell table:style-name="ce6" office:value-type="string">
            <text:p>Thing_Activate / tid / arg2 / arg3 / arg4 / arg5</text:p>
          </table:table-cell>
          <table:table-cell table:number-columns-repeated="24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* Floor <text:s/>S1 <text:s/>mover turbo - <text:s/>- <text:s text:c="2"/>up to nhEF</text:p>
          </table:table-cell>
          <table:table-cell table:number-columns-repeated="5"/>
          <table:table-cell office:value-type="float" office:value="131">
            <text:p>131</text:p>
          </table:table-cell>
          <table:table-cell table:style-name="ce6" office:value-type="string">
            <text:p>Thing_Deactivate / tid / arg2 / arg3 / arg4 / arg5</text:p>
          </table:table-cell>
          <table:table-cell table:number-columns-repeated="24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* Floor <text:s/>SR <text:s/>mover turbo - <text:s/>- <text:s text:c="2"/>up to nhEF</text:p>
          </table:table-cell>
          <table:table-cell table:number-columns-repeated="5"/>
          <table:table-cell office:value-type="float" office:value="132">
            <text:p>132</text:p>
          </table:table-cell>
          <table:table-cell table:style-name="ce6" office:value-type="string">
            <text:p>Thing_Remove / tid / arg2 / arg3 / arg4 / arg5</text:p>
          </table:table-cell>
          <table:table-cell table:number-columns-repeated="24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* rDoor <text:s/>S1 <text:s/>blaze turbo - <text:s/>- <text:s text:c="2"/>open BLUE KEY</text:p>
          </table:table-cell>
          <table:table-cell table:number-columns-repeated="5"/>
          <table:table-cell office:value-type="float" office:value="133">
            <text:p>133</text:p>
          </table:table-cell>
          <table:table-cell table:style-name="ce6" office:value-type="string">
            <text:p>Thing_Destroy / tid / arg2 / arg3 / arg4 / arg5</text:p>
          </table:table-cell>
          <table:table-cell table:number-columns-repeated="24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* rDoor <text:s/>SR <text:s/>blaze turbo - <text:s/>- <text:s text:c="2"/>open RED KEY</text:p>
          </table:table-cell>
          <table:table-cell table:number-columns-repeated="5"/>
          <table:table-cell office:value-type="float" office:value="134">
            <text:p>134</text:p>
          </table:table-cell>
          <table:table-cell table:style-name="ce6" office:value-type="string">
            <text:p>Thing_Projectile / tid / type / angle / speed / vspeed</text:p>
          </table:table-cell>
          <table:table-cell table:number-columns-repeated="24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* rDoor <text:s/>S1 <text:s/>blaze turbo - <text:s/>- <text:s text:c="2"/>open RED KEY</text:p>
          </table:table-cell>
          <table:table-cell table:number-columns-repeated="5"/>
          <table:table-cell office:value-type="float" office:value="135">
            <text:p>135</text:p>
          </table:table-cell>
          <table:table-cell table:style-name="ce6" office:value-type="string">
            <text:p>Thing_Spawn / tid / type / angle / arg4 / arg5</text:p>
          </table:table-cell>
          <table:table-cell table:number-columns-repeated="24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* rDoor <text:s/>SR <text:s/>blaze turbo - <text:s/>- <text:s text:c="2"/>open YELLOW KEY</text:p>
          </table:table-cell>
          <table:table-cell table:number-columns-repeated="5"/>
          <table:table-cell office:value-type="float" office:value="136">
            <text:p>136</text:p>
          </table:table-cell>
          <table:table-cell table:style-name="ce6" office:value-type="string">
            <text:p>Thing_ProjectileGravity / tid / type / angle / speed / vspeed</text:p>
          </table:table-cell>
          <table:table-cell table:number-columns-repeated="24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* rDoor <text:s/>S1 <text:s/>blaze turbo - <text:s/>- <text:s text:c="2"/>open YELLOW KEY</text:p>
          </table:table-cell>
          <table:table-cell table:number-columns-repeated="5"/>
          <table:table-cell office:value-type="float" office:value="137">
            <text:p>137</text:p>
          </table:table-cell>
          <table:table-cell table:style-name="ce6" office:value-type="string">
            <text:p>Thing_SpawnNoFog / tid / type / angle / arg4 / arg5</text:p>
          </table:table-cell>
          <table:table-cell table:number-columns-repeated="24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* Light <text:s/>SR <text:s/>clunk - <text:s text:c="4"/>- <text:s/>- <text:s text:c="2"/>255</text:p>
          </table:table-cell>
          <table:table-cell table:number-columns-repeated="5"/>
          <table:table-cell office:value-type="float" office:value="138">
            <text:p>138</text:p>
          </table:table-cell>
          <table:table-cell table:style-name="ce6" office:value-type="string">
            <text:p>Floor_Waggle</text:p>
          </table:table-cell>
          <table:table-cell table:number-columns-repeated="24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* Light <text:s/>SR <text:s/>clunk - <text:s text:c="4"/>- <text:s/>- <text:s text:c="2"/>0</text:p>
          </table:table-cell>
          <table:table-cell table:number-columns-repeated="5"/>
          <table:table-cell table:style-name="ce15" office:value-type="float" office:value="139">
            <text:p>139</text:p>
          </table:table-cell>
          <table:table-cell table:style-name="ce17" office:value-type="string">
            <text:p>Thing_SpawnFacing</text:p>
          </table:table-cell>
          <table:table-cell table:number-columns-repeated="24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* Floor <text:s/>S1 <text:s/>mover med <text:s text:c="2"/>- <text:s/>- <text:s text:c="2"/>up 512</text:p>
          </table:table-cell>
          <table:table-cell table:number-columns-repeated="5"/>
          <table:table-cell office:value-type="float" office:value="140">
            <text:p>140</text:p>
          </table:table-cell>
          <table:table-cell table:style-name="ce6" office:value-type="string">
            <text:p>Sector_ChangeSound / tag / sound / arg3 / arg4 / <text:s/>arg5</text:p>
          </table:table-cell>
          <table:table-cell table:number-columns-repeated="24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* Crush <text:s/>W1&amp; none? slow <text:s/>0 <text:s/>- <text:s text:c="2"/>start crushing, slow hurt "Silent"</text:p>
          </table:table-cell>
          <table:table-cell table:number-columns-repeated="5"/>
          <table:table-cell table:style-name="ce16" office:value-type="float" office:value="141">
            <text:p>141</text:p>
          </table:table-cell>
          <table:table-cell table:number-columns-repeated="248"/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5" office:value-type="string">
            <text:p>Ext W1 Up Slow None -- No No Absolute 512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43">
            <text:p>143</text:p>
          </table:table-cell>
          <table:table-cell table:style-name="ce5" office:value-type="string">
            <text:p>Ext W1 -- Slow Tx Trg No Raise 24 Units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5" office:value-type="string">
            <text:p>Ext W1 -- Slow Tx0 Trg No Raise 32 Units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5" office:value-type="string">
            <text:p>Ext W1 Dn Fast None -- No No Floor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5" office:value-type="string">
            <text:p>Ext W1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5" office:value-type="string">
            <text:p>Ext WR Up Slow None -- No No Absolute 512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5" office:value-type="string">
            <text:p>Ext WR -- Slow Tx Trg No Raise 24 Units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5" office:value-type="string">
            <text:p>Ext WR -- Slow Tx0 Trg No Raise 32 Units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5" office:value-type="string">
            <text:p>Ext WR Slow No Yes Start</text:p>
          </table:table-cell>
          <table:table-cell table:number-columns-repeated="5"/>
          <table:table-cell table:style-name="ce3" office:value-type="float" office:value="150">
            <text:p>150</text:p>
          </table:table-cell>
          <table:table-cell table:style-name="ce3" office:value-type="string">
            <text:p>Legacy extensions</text:p>
          </table:table-cell>
          <table:table-cell table:number-columns-repeated="247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5" office:value-type="string">
            <text:p>Ext WR Up Slow None -- No No Highest Neighbor Ceiling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52">
            <text:p>152</text:p>
          </table:table-cell>
          <table:table-cell table:style-name="ce5" office:value-type="string">
            <text:p>Ext WR Dn Fast None -- No No Floor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53">
            <text:p>153</text:p>
          </table:table-cell>
          <table:table-cell table:style-name="ce5" office:value-type="string">
            <text:p>Ext W1 -- ---- TxTy Trg No No None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5" office:value-type="string">
            <text:p>Ext WR -- ---- TxTy Trg No No None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55">
            <text:p>155</text:p>
          </table:table-cell>
          <table:table-cell table:style-name="ce5" office:value-type="string">
            <text:p>Ext WR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5" office:value-type="string">
            <text:p>Ext WR Blinking</text:p>
          </table:table-cell>
          <table:table-cell table:number-columns-repeated="5"/>
          <table:table-cell table:style-name="ce16" office:value-type="float" office:value="156">
            <text:p>156</text:p>
          </table:table-cell>
          <table:table-cell table:number-columns-repeated="248"/>
        </table:table-row>
        <table:table-row table:style-name="ro1">
          <table:table-cell table:style-name="ce2" office:value-type="float" office:value="157">
            <text:p>157</text:p>
          </table:table-cell>
          <table:table-cell table:style-name="ce5" office:value-type="string">
            <text:p>Ext WR Minimum Neighbor</text:p>
          </table:table-cell>
          <table:table-cell table:number-columns-repeated="5"/>
          <table:table-cell table:style-name="ce16" office:value-type="float" office:value="157">
            <text:p>157</text:p>
          </table:table-cell>
          <table:table-cell table:number-columns-repeated="248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5" office:value-type="string">
            <text:p>Ext S1 Up Slow None -- No No Abs Shortest Lower Texture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59">
            <text:p>159</text:p>
          </table:table-cell>
          <table:table-cell table:style-name="ce5" office:value-type="string">
            <text:p>Ext S1 Dn Slow TxTy Num No No Lowest Neighbor Floor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5" office:value-type="string">
            <text:p>Ext S1 Up Slow TxTy Trg No No Absolute 24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5" office:value-type="string">
            <text:p>Ext S1 Up Slow None -- No No Absolute 24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5" office:value-type="string">
            <text:p>Ext S1 3s Slow None -- No Lowest and Highest Floor (perpetual)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5" office:value-type="string">
            <text:p>Ext S1 -- ---- ---- -- -- Stop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5" office:value-type="string">
            <text:p>Ext S1 Fast No No Start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5" office:value-type="string">
            <text:p>Ext S1 Slow No Yes Start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5" office:value-type="string">
            <text:p>Ext S1 Up Slow None -- No No Highest Neighbor Ceiling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5" office:value-type="string">
            <text:p>Ext S1 Dn Slow None -- No No 8 Above Floor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5" office:value-type="string">
            <text:p>Ext S1 ---- -- -- Stop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5" office:value-type="string">
            <text:p>Ext S1 Maximum Neighbor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5" office:value-type="string">
            <text:p>Ext S1 35 Units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5" office:value-type="string">
            <text:p>Ext S1 255 Units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5" office:value-type="string">
            <text:p>Ext S1 Blinking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5" office:value-type="string">
            <text:p>Ext S1 Minimum Neighbor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5" office:value-type="string">
            <text:p>Ext S1 No Yes Yes Set TP thing in tagged sector</text:p>
          </table:table-cell>
          <table:table-cell table:number-columns-repeated="5"/>
          <table:table-cell table:style-name="ce16"/>
          <table:table-cell table:number-columns-repeated="248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5" office:value-type="string">
            <text:p>Ext S1 No Slow 30s No Close, Wait, Then Open</text:p>
          </table:table-cell>
          <table:table-cell table:number-columns-repeated="5"/>
          <table:table-cell table:style-name="ce15" office:value-type="float" office:value="175">
            <text:p>175</text:p>
          </table:table-cell>
          <table:table-cell table:style-name="ce15"/>
          <table:table-cell table:number-columns-repeated="247"/>
        </table:table-row>
        <table:table-row table:style-name="ro1">
          <table:table-cell table:style-name="ce2" office:value-type="float" office:value="176">
            <text:p>176</text:p>
          </table:table-cell>
          <table:table-cell table:style-name="ce5" office:value-type="string">
            <text:p>Ext SR Up Slow None -- No No Abs Shortest Lower Texture</text:p>
          </table:table-cell>
          <table:table-cell table:number-columns-repeated="5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2" office:value-type="float" office:value="177">
            <text:p>177</text:p>
          </table:table-cell>
          <table:table-cell table:style-name="ce5" office:value-type="string">
            <text:p>Ext SR Dn Slow TxTy Num No No Lowest Neighbor Floor</text:p>
          </table:table-cell>
          <table:table-cell table:number-columns-repeated="5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2" office:value-type="float" office:value="178">
            <text:p>178</text:p>
          </table:table-cell>
          <table:table-cell table:style-name="ce5" office:value-type="string">
            <text:p>Ext SR Up Slow None -- No No Absolute 512</text:p>
          </table:table-cell>
          <table:table-cell table:number-columns-repeated="5"/>
          <table:table-cell table:style-name="ce15" office:value-type="float" office:value="178">
            <text:p>178</text:p>
          </table:table-cell>
          <table:table-cell table:style-name="ce15"/>
          <table:table-cell table:number-columns-repeated="247"/>
        </table:table-row>
        <table:table-row table:style-name="ro1">
          <table:table-cell table:style-name="ce2" office:value-type="float" office:value="179">
            <text:p>179</text:p>
          </table:table-cell>
          <table:table-cell table:style-name="ce5" office:value-type="string">
            <text:p>Ext SR Up Slow TxTy Trg No No Absolute 24</text:p>
          </table:table-cell>
          <table:table-cell table:number-columns-repeated="5"/>
          <table:table-cell table:style-name="ce15" office:value-type="float" office:value="179">
            <text:p>179</text:p>
          </table:table-cell>
          <table:table-cell table:style-name="ce15" office:value-type="string">
            <text:p>ChangeSkill</text:p>
          </table:table-cell>
          <table:table-cell table:number-columns-repeated="247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5" office:value-type="string">
            <text:p>Ext SR Up Slow None -- No No Absolute 24</text:p>
          </table:table-cell>
          <table:table-cell table:number-columns-repeated="5"/>
          <table:table-cell table:style-name="ce15" office:value-type="float" office:value="180">
            <text:p>180</text:p>
          </table:table-cell>
          <table:table-cell table:style-name="ce15" office:value-type="string">
            <text:p>Thing_SetTranslation</text:p>
          </table:table-cell>
          <table:table-cell table:number-columns-repeated="247"/>
        </table:table-row>
        <table:table-row table:style-name="ro1">
          <table:table-cell table:style-name="ce2" office:value-type="float" office:value="181">
            <text:p>181</text:p>
          </table:table-cell>
          <table:table-cell table:style-name="ce5" office:value-type="string">
            <text:p>Ext SR 3s Slow None -- No Lowest and Highest Floor (perpetual)</text:p>
          </table:table-cell>
          <table:table-cell table:number-columns-repeated="5"/>
          <table:table-cell table:style-name="ce15" office:value-type="string">
            <text:p>and so on... mostly used up to 255</text:p>
          </table:table-cell>
          <table:table-cell table:style-name="ce15"/>
          <table:table-cell table:number-columns-repeated="247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5" office:value-type="string">
            <text:p>Ext SR -- ---- ---- -- -- Stop</text:p>
          </table:table-cell>
          <table:table-cell table:number-columns-repeated="254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5" office:value-type="string">
            <text:p>Ext SR Fast No No Start</text:p>
          </table:table-cell>
          <table:table-cell table:number-columns-repeated="254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5" office:value-type="string">
            <text:p>Ext SR Slow No No Start</text:p>
          </table:table-cell>
          <table:table-cell table:number-columns-repeated="254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5" office:value-type="string">
            <text:p>Ext SR Slow No Yes Start</text:p>
          </table:table-cell>
          <table:table-cell table:number-columns-repeated="254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5" office:value-type="string">
            <text:p>Ext SR Up Slow None -- No No Highest Neighbor Ceiling</text:p>
          </table:table-cell>
          <table:table-cell table:number-columns-repeated="254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5" office:value-type="string">
            <text:p>Ext SR Dn Slow None -- No No 8 Above Floor</text:p>
          </table:table-cell>
          <table:table-cell table:number-columns-repeated="254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5" office:value-type="string">
            <text:p>Ext SR ---- -- -- Stop</text:p>
          </table:table-cell>
          <table:table-cell table:number-columns-repeated="254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5" office:value-type="string">
            <text:p>Ext S1 -- ---- TxTy Trg No No None</text:p>
          </table:table-cell>
          <table:table-cell table:number-columns-repeated="254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5" office:value-type="string">
            <text:p>Ext SR -- ---- TxTy Trg No No None</text:p>
          </table:table-cell>
          <table:table-cell table:number-columns-repeated="254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5" office:value-type="string">
            <text:p>Ext SR</text:p>
          </table:table-cell>
          <table:table-cell table:number-columns-repeated="254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5" office:value-type="string">
            <text:p>Ext SR Maximum Neighbor</text:p>
          </table:table-cell>
          <table:table-cell table:number-columns-repeated="254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5" office:value-type="string">
            <text:p>Ext SR Blinking</text:p>
          </table:table-cell>
          <table:table-cell table:number-columns-repeated="254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5" office:value-type="string">
            <text:p>Ext SR Minimum Neighbor</text:p>
          </table:table-cell>
          <table:table-cell table:number-columns-repeated="254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5" office:value-type="string">
            <text:p>Ext SR No Yes Yes Set TP thing in tagged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5" office:value-type="string">
            <text:p>Ext SR No Slow 30s No Close, Wait, Then Open</text:p>
          </table:table-cell>
          <table:table-cell table:number-columns-repeated="254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5" office:value-type="string">
            <text:p>Ext G1 Normal</text:p>
          </table:table-cell>
          <table:table-cell table:number-columns-repeated="254"/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5" office:value-type="string">
            <text:p>Ext G1 Secret</text:p>
          </table:table-cell>
          <table:table-cell table:number-columns-repeated="254"/>
        </table:table-row>
        <table:table-row table:style-name="ro1">
          <table:table-cell table:style-name="ce2" office:value-type="float" office:value="199">
            <text:p>199</text:p>
          </table:table-cell>
          <table:table-cell table:style-name="ce5" office:value-type="string">
            <text:p>Ext W1 Dn Slow None -- No No Lowest Neighbor Ceiling</text:p>
          </table:table-cell>
          <table:table-cell table:number-columns-repeated="254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5" office:value-type="string">
            <text:p>Ext W1 Dn Slow None -- No No Highest Neighbor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5" office:value-type="string">
            <text:p>Ext WR Dn Slow None -- No No Lowest Neighbor Ceiling</text:p>
          </table:table-cell>
          <table:table-cell table:number-columns-repeated="254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5" office:value-type="string">
            <text:p>Ext WR Dn Slow None -- No No Highest Neighbor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5" office:value-type="string">
            <text:p>Ext S1 Dn Slow None -- No No Lowest Neighbor Ceiling</text:p>
          </table:table-cell>
          <table:table-cell table:number-columns-repeated="254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5" office:value-type="string">
            <text:p>Ext S1 Dn Slow None -- No No Highest Neighbor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05">
            <text:p>205</text:p>
          </table:table-cell>
          <table:table-cell table:style-name="ce5" office:value-type="string">
            <text:p>Ext SR Dn Slow None -- No No Lowest Neighbor Ceiling</text:p>
          </table:table-cell>
          <table:table-cell table:number-columns-repeated="254"/>
        </table:table-row>
        <table:table-row table:style-name="ro1">
          <table:table-cell table:style-name="ce2" office:value-type="float" office:value="206">
            <text:p>206</text:p>
          </table:table-cell>
          <table:table-cell table:style-name="ce5" office:value-type="string">
            <text:p>Ext SR Dn Slow None -- No No Highest Neighbor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07">
            <text:p>207</text:p>
          </table:table-cell>
          <table:table-cell table:style-name="ce5" office:value-type="string">
            <text:p>Ext W1 Yes Yes Yes Preserve TP thing in tagged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5" office:value-type="string">
            <text:p>Ext WR Yes Yes Yes Preserve TP thing in tagged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5" office:value-type="string">
            <text:p>Ext S1 Yes Yes Yes Preserve TP thing in tagged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5" office:value-type="string">
            <text:p>Ext SR Yes Yes Yes Preserve TP thing in tagged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5" office:value-type="string">
            <text:p>Ext SR -- Inst None -- No Ceiling (toggle)</text:p>
          </table:table-cell>
          <table:table-cell table:number-columns-repeated="254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5" office:value-type="string">
            <text:p>Ext WR -- Inst None -- No Ceiling (toggle)</text:p>
          </table:table-cell>
          <table:table-cell table:number-columns-repeated="254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5" office:value-type="string">
            <text:p>Ext -- Set Tagged Floor Lighting to Lighting</text:p>
          </table:table-cell>
          <table:table-cell table:number-columns-repeated="254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5" office:value-type="string">
            <text:p>-- Accel Tagged Ceiling w.r.t.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5" office:value-type="string">
            <text:p>-- Accel Tagged Floor w.r.t.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5" office:value-type="string">
            <text:p>-- Accel Objects on Tagged Floor wrt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5" office:value-type="string">
            <text:p>-- Accel Objects&amp;Tagged Floor wrt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5" office:value-type="string">
            <text:p>-- Accel Tagged Wall w.r.t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5" office:value-type="string">
            <text:p>Ext W1 Dn Slow None -- No No Next Neighbor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5" office:value-type="string">
            <text:p>Ext WR Dn Slow None -- No No Next Neighbor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5" office:value-type="string">
            <text:p>Ext S1 Dn Slow None -- No No Next Neighbor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5" office:value-type="string">
            <text:p>Ext SR Dn Slow None -- No No Next Neighbor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23">
            <text:p>223</text:p>
          </table:table-cell>
          <table:table-cell table:style-name="ce5" office:value-type="string">
            <text:p>Ext -- Length Sets Friction in tagged Sector,Sludge&lt;100, Ice&gt;100</text:p>
          </table:table-cell>
          <table:table-cell table:number-columns-repeated="254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5" office:value-type="string">
            <text:p>Ext -- Length/Direction Sets Wind Force in tagged Sectors</text:p>
          </table:table-cell>
          <table:table-cell table:number-columns-repeated="254"/>
        </table:table-row>
        <table:table-row table:style-name="ro1">
          <table:table-cell table:style-name="ce2" office:value-type="float" office:value="225">
            <text:p>225</text:p>
          </table:table-cell>
          <table:table-cell table:style-name="ce5" office:value-type="string">
            <text:p>Ext -- Length/Direction Sets Current Force in tagged Sectors</text:p>
          </table:table-cell>
          <table:table-cell table:number-columns-repeated="254"/>
        </table:table-row>
        <table:table-row table:style-name="ro1">
          <table:table-cell table:style-name="ce2" office:value-type="float" office:value="226">
            <text:p>226</text:p>
          </table:table-cell>
          <table:table-cell table:style-name="ce5" office:value-type="string">
            <text:p>Ext -- Length Sets Point Source Wind/Current Force in Tagged Sectors</text:p>
          </table:table-cell>
          <table:table-cell table:number-columns-repeated="254"/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5" office:value-type="string">
            <text:p>Ext W1 Fast Next Highes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28">
            <text:p>228</text:p>
          </table:table-cell>
          <table:table-cell table:style-name="ce5" office:value-type="string">
            <text:p>Ext WR Fast Next Highes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5" office:value-type="string">
            <text:p>Ext S1 Fast Next Highes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5" office:value-type="string">
            <text:p>Ext SR Fast Next Highes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5" office:value-type="string">
            <text:p>Ext W1 Fast Next Lowes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5" office:value-type="string">
            <text:p>Ext WR Fast Next Lowes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5" office:value-type="string">
            <text:p>Ext S1 Fast Next Lowes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5" office:value-type="string">
            <text:p>Ext SR Fast Next Lowes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5" office:value-type="string">
            <text:p>Ext W1 Fast Curren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6">
            <text:p>236</text:p>
          </table:table-cell>
          <table:table-cell table:style-name="ce5" office:value-type="string">
            <text:p>Ext WR Fast Curren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7">
            <text:p>237</text:p>
          </table:table-cell>
          <table:table-cell table:style-name="ce5" office:value-type="string">
            <text:p>Ext S1 Fast Curren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5" office:value-type="string">
            <text:p>Ext SR Fast Current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39">
            <text:p>239</text:p>
          </table:table-cell>
          <table:table-cell table:style-name="ce5" office:value-type="string">
            <text:p>Ext W1 -- ---- TxTy Num No No None</text:p>
          </table:table-cell>
          <table:table-cell table:number-columns-repeated="254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5" office:value-type="string">
            <text:p>Ext WR -- ---- TxTy Num No No None</text:p>
          </table:table-cell>
          <table:table-cell table:number-columns-repeated="254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5" office:value-type="string">
            <text:p>Ext S1 -- ---- TxTy Num No No None</text:p>
          </table:table-cell>
          <table:table-cell table:number-columns-repeated="254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5" office:value-type="string">
            <text:p>Ext -- Fake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5" office:value-type="string">
            <text:p>Ext W1 Yes Yes Yes Preserve Line with same tag</text:p>
          </table:table-cell>
          <table:table-cell table:number-columns-repeated="254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5" office:value-type="string">
            <text:p>Ext WR Yes Yes Yes Preserve Line with same tag</text:p>
          </table:table-cell>
          <table:table-cell table:number-columns-repeated="254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5" office:value-type="string">
            <text:p>-- Scroll Tagged Ceiling w.r.t.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46">
            <text:p>246</text:p>
          </table:table-cell>
          <table:table-cell table:style-name="ce5" office:value-type="string">
            <text:p>-- Scroll Tagged Floor w.r.t.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47">
            <text:p>247</text:p>
          </table:table-cell>
          <table:table-cell table:style-name="ce5" office:value-type="string">
            <text:p>-- Push Objects on Tagged Floor wrt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5" office:value-type="string">
            <text:p>-- Push Objects &amp; Tagged Floor wrt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49">
            <text:p>249</text:p>
          </table:table-cell>
          <table:table-cell table:style-name="ce5" office:value-type="string">
            <text:p>-- Scroll Tagged Wall w.r.t 1st Side's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5" office:value-type="string">
            <text:p>-- Scroll Tagged Ceiling</text:p>
          </table:table-cell>
          <table:table-cell table:number-columns-repeated="254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5" office:value-type="string">
            <text:p>-- Scroll Tagged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5" office:value-type="string">
            <text:p>-- Carry Objects on Tagged Floor</text:p>
          </table:table-cell>
          <table:table-cell table:number-columns-repeated="254"/>
        </table:table-row>
        <table:table-row table:style-name="ro1">
          <table:table-cell table:style-name="ce2" office:value-type="float" office:value="253">
            <text:p>253</text:p>
          </table:table-cell>
          <table:table-cell table:style-name="ce5" office:value-type="string">
            <text:p>-- Scroll Tagged Floor, Carry Objects</text:p>
          </table:table-cell>
          <table:table-cell table:number-columns-repeated="254"/>
        </table:table-row>
        <table:table-row table:style-name="ro1">
          <table:table-cell table:style-name="ce2" office:value-type="float" office:value="254">
            <text:p>254</text:p>
          </table:table-cell>
          <table:table-cell table:style-name="ce5" office:value-type="string">
            <text:p>-- Scroll Tagged Wall, Same as Floor/Ceiling</text:p>
          </table:table-cell>
          <table:table-cell table:number-columns-repeated="254"/>
        </table:table-row>
        <table:table-row table:style-name="ro1">
          <table:table-cell table:style-name="ce2" office:value-type="float" office:value="255">
            <text:p>255</text:p>
          </table:table-cell>
          <table:table-cell table:style-name="ce5" office:value-type="string">
            <text:p>-- Scroll Wall Using Sidedef Offsets</text:p>
          </table:table-cell>
          <table:table-cell table:number-columns-repeated="254"/>
        </table:table-row>
        <table:table-row table:style-name="ro1">
          <table:table-cell table:style-name="ce2" office:value-type="float" office:value="256">
            <text:p>256</text:p>
          </table:table-cell>
          <table:table-cell table:style-name="ce5" office:value-type="string">
            <text:p>Ext WR Up Slow 8 No No</text:p>
          </table:table-cell>
          <table:table-cell table:number-columns-repeated="254"/>
        </table:table-row>
        <table:table-row table:style-name="ro1">
          <table:table-cell table:style-name="ce2" office:value-type="float" office:value="257">
            <text:p>257</text:p>
          </table:table-cell>
          <table:table-cell table:style-name="ce5" office:value-type="string">
            <text:p>Ext WR Up Fast 16 No No</text:p>
          </table:table-cell>
          <table:table-cell table:number-columns-repeated="254"/>
        </table:table-row>
        <table:table-row table:style-name="ro1">
          <table:table-cell table:style-name="ce2" office:value-type="float" office:value="258">
            <text:p>258</text:p>
          </table:table-cell>
          <table:table-cell table:style-name="ce5" office:value-type="string">
            <text:p>Ext SR Up Slow 8 No No</text:p>
          </table:table-cell>
          <table:table-cell table:number-columns-repeated="254"/>
        </table:table-row>
        <table:table-row table:style-name="ro1">
          <table:table-cell table:style-name="ce2" office:value-type="float" office:value="259">
            <text:p>259</text:p>
          </table:table-cell>
          <table:table-cell table:style-name="ce5" office:value-type="string">
            <text:p>Ext SR Up Fast 16 No No</text:p>
          </table:table-cell>
          <table:table-cell table:number-columns-repeated="254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5" office:value-type="string">
            <text:p>Ext -- Make Tagged Lines (or this line if tag==0) Translucent</text:p>
          </table:table-cell>
          <table:table-cell table:number-columns-repeated="254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5" office:value-type="string">
            <text:p>Ext -- Set Tagged Ceiling Lighting to Lighting</text:p>
          </table:table-cell>
          <table:table-cell table:number-columns-repeated="254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5" office:value-type="string">
            <text:p>Ext W1 Yes Yes Yes Preserve Line with same tag (reversed)</text:p>
          </table:table-cell>
          <table:table-cell table:number-columns-repeated="254"/>
        </table:table-row>
        <table:table-row table:style-name="ro1">
          <table:table-cell table:style-name="ce2" office:value-type="float" office:value="263">
            <text:p>263</text:p>
          </table:table-cell>
          <table:table-cell table:style-name="ce5" office:value-type="string">
            <text:p>Ext WR Yes Yes Yes Preserve Line with same tag (reversed)</text:p>
          </table:table-cell>
          <table:table-cell table:number-columns-repeated="254"/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5" office:value-type="string">
            <text:p>Ext W1 Yes Yes No Preserve Line with same tag (reversed)</text:p>
          </table:table-cell>
          <table:table-cell table:number-columns-repeated="254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5" office:value-type="string">
            <text:p>Ext WR Yes Yes No Preserve Line with same tag (reversed)</text:p>
          </table:table-cell>
          <table:table-cell table:number-columns-repeated="254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5" office:value-type="string">
            <text:p>Ext W1 Yes Yes No Preserve Line with same tag</text:p>
          </table:table-cell>
          <table:table-cell table:number-columns-repeated="254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5" office:value-type="string">
            <text:p>Ext WR Yes Yes No Preserve Line with same tag</text:p>
          </table:table-cell>
          <table:table-cell table:number-columns-repeated="254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5" office:value-type="string">
            <text:p>Ext W1 Yes Yes No Set TP thing in tagged sector</text:p>
          </table:table-cell>
          <table:table-cell table:number-columns-repeated="254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5" office:value-type="string">
            <text:p>Ext WR Yes Yes No Set TP thing in tagged sector</text:p>
          </table:table-cell>
          <table:table-cell table:number-columns-repeated="254"/>
        </table:table-row>
        <table:table-row table:style-name="ro1">
          <table:table-cell/>
          <table:table-cell table:style-name="ce6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float" office:value="272">
            <text:p>272</text:p>
          </table:table-cell>
          <table:table-cell table:style-name="ce7" office:value-type="string">
            <text:p>Start FS (tagnumber)</text:p>
          </table:table-cell>
          <table:table-cell table:number-columns-repeated="254"/>
        </table:table-row>
        <table:table-row table:style-name="ro1">
          <table:table-cell table:style-name="ce3" office:value-type="float" office:value="273">
            <text:p>273</text:p>
          </table:table-cell>
          <table:table-cell table:style-name="ce7" office:value-type="string">
            <text:p>Start FS (tagnumber), 1-sided</text:p>
          </table:table-cell>
          <table:table-cell table:number-columns-repeated="254"/>
        </table:table-row>
        <table:table-row table:style-name="ro1">
          <table:table-cell table:style-name="ce3" office:value-type="float" office:value="274">
            <text:p>274</text:p>
          </table:table-cell>
          <table:table-cell table:style-name="ce7" office:value-type="string">
            <text:p>Start FS (tagnumber)</text:p>
          </table:table-cell>
          <table:table-cell table:number-columns-repeated="254"/>
        </table:table-row>
        <table:table-row table:style-name="ro1">
          <table:table-cell table:style-name="ce3" office:value-type="float" office:value="275">
            <text:p>275</text:p>
          </table:table-cell>
          <table:table-cell table:style-name="ce7" office:value-type="string">
            <text:p>Start FS (tagnumber), 1-sided</text:p>
          </table:table-cell>
          <table:table-cell table:number-columns-repeated="254"/>
        </table:table-row>
        <table:table-row table:style-name="ro1">
          <table:table-cell table:style-name="ce3" office:value-type="float" office:value="276">
            <text:p>276</text:p>
          </table:table-cell>
          <table:table-cell table:style-name="ce7" office:value-type="string">
            <text:p>Start FS (tagnumber)</text:p>
          </table:table-cell>
          <table:table-cell table:number-columns-repeated="254"/>
        </table:table-row>
        <table:table-row table:style-name="ro1">
          <table:table-cell table:style-name="ce3" office:value-type="float" office:value="277">
            <text:p>277</text:p>
          </table:table-cell>
          <table:table-cell table:style-name="ce7" office:value-type="string">
            <text:p>Start FS (tagnumber)</text:p>
          </table:table-cell>
          <table:table-cell table:number-columns-repeated="254"/>
        </table:table-row>
        <table:table-row table:style-name="ro1">
          <table:table-cell table:style-name="ce3" office:value-type="float" office:value="278">
            <text:p>278</text:p>
          </table:table-cell>
          <table:table-cell table:style-name="ce7" office:value-type="string">
            <text:p>Start FS (tagnumber)</text:p>
          </table:table-cell>
          <table:table-cell table:number-columns-repeated="254"/>
        </table:table-row>
        <table:table-row table:style-name="ro1">
          <table:table-cell table:style-name="ce3" office:value-type="float" office:value="279">
            <text:p>279</text:p>
          </table:table-cell>
          <table:table-cell table:style-name="ce7" office:value-type="string">
            <text:p>Start FS (tagnumber)</text:p>
          </table:table-cell>
          <table:table-cell table:number-columns-repeated="254"/>
        </table:table-row>
        <table:table-row table:style-name="ro1">
          <table:table-cell table:style-name="ce3" office:value-type="float" office:value="280">
            <text:p>280</text:p>
          </table:table-cell>
          <table:table-cell table:style-name="ce3" office:value-type="string">
            <text:p>Swimmable water with 242-style colormaps</text:p>
          </table:table-cell>
          <table:table-cell table:number-columns-repeated="254"/>
        </table:table-row>
        <table:table-row table:style-name="ro1">
          <table:table-cell table:style-name="ce3" office:value-type="float" office:value="281">
            <text:p>281</text:p>
          </table:table-cell>
          <table:table-cell table:style-name="ce8" office:value-type="string">
            <text:p>Solid 3D floor casting a shadow</text:p>
          </table:table-cell>
          <table:table-cell table:number-columns-repeated="254"/>
        </table:table-row>
        <table:table-row table:style-name="ro1">
          <table:table-cell table:style-name="ce3" office:value-type="float" office:value="282">
            <text:p>282</text:p>
          </table:table-cell>
          <table:table-cell table:style-name="ce3" office:value-type="string">
            <text:p>Set colormap / fog</text:p>
          </table:table-cell>
          <table:table-cell table:number-columns-repeated="254"/>
        </table:table-row>
        <table:table-row table:style-name="ro1">
          <table:table-cell table:style-name="ce3" office:value-type="float" office:value="283">
            <text:p>283</text:p>
          </table:table-cell>
          <table:table-cell table:style-name="ce3" office:value-type="string">
            <text:p>Fog sheet</text:p>
          </table:table-cell>
          <table:table-cell table:number-columns-repeated="254"/>
        </table:table-row>
        <table:table-row table:style-name="ro1">
          <table:table-cell table:style-name="ce3" office:value-type="float" office:value="284">
            <text:p>284</text:p>
          </table:table-cell>
          <table:table-cell table:style-name="ce9" office:value-type="string">
            <text:p>Transmap: Brightens everything behind the line. Turns things kinda green though</text:p>
          </table:table-cell>
          <table:table-cell table:number-columns-repeated="254"/>
        </table:table-row>
        <table:table-row table:style-name="ro1">
          <table:table-cell table:style-name="ce3" office:value-type="float" office:value="285">
            <text:p>285</text:p>
          </table:table-cell>
          <table:table-cell table:style-name="ce9" office:value-type="string">
            <text:p>Transmap: Less brightness with allot less green.</text:p>
          </table:table-cell>
          <table:table-cell table:number-columns-repeated="254"/>
        </table:table-row>
        <table:table-row table:style-name="ro1">
          <table:table-cell table:style-name="ce3" office:value-type="float" office:value="286">
            <text:p>286</text:p>
          </table:table-cell>
          <table:table-cell table:style-name="ce9" office:value-type="string">
            <text:p>Transmap: Darkens a little with no green tint.</text:p>
          </table:table-cell>
          <table:table-cell table:number-columns-repeated="254"/>
        </table:table-row>
        <table:table-row table:style-name="ro1">
          <table:table-cell table:style-name="ce3" office:value-type="float" office:value="287">
            <text:p>287</text:p>
          </table:table-cell>
          <table:table-cell table:style-name="ce9" office:value-type="string">
            <text:p>Transmap: Brightens but with no green tint.</text:p>
          </table:table-cell>
          <table:table-cell table:number-columns-repeated="254"/>
        </table:table-row>
        <table:table-row table:style-name="ro1">
          <table:table-cell table:style-name="ce3" office:value-type="float" office:value="288">
            <text:p>288</text:p>
          </table:table-cell>
          <table:table-cell table:style-name="ce9" office:value-type="string">
            <text:p>Transmap: Selective translucency. Only certain colors are translucent.</text:p>
          </table:table-cell>
          <table:table-cell table:number-columns-repeated="254"/>
        </table:table-row>
        <table:table-row table:style-name="ro1">
          <table:table-cell table:style-name="ce3" office:value-type="float" office:value="289">
            <text:p>289</text:p>
          </table:table-cell>
          <table:table-cell table:style-name="ce8" office:value-type="string">
            <text:p>Solid 3D floor, no shadow</text:p>
          </table:table-cell>
          <table:table-cell table:number-columns-repeated="254"/>
        </table:table-row>
        <table:table-row table:style-name="ro1">
          <table:table-cell table:style-name="ce3" office:value-type="float" office:value="290">
            <text:p>290</text:p>
          </table:table-cell>
          <table:table-cell table:style-name="ce3" office:value-type="string">
            <text:p>Instant lower floor</text:p>
          </table:table-cell>
          <table:table-cell table:number-columns-repeated="254"/>
        </table:table-row>
        <table:table-row table:style-name="ro1">
          <table:table-cell table:style-name="ce3" office:value-type="float" office:value="291">
            <text:p>291</text:p>
          </table:table-cell>
          <table:table-cell table:style-name="ce3" office:value-type="string">
            <text:p>Instant raise floor</text:p>
          </table:table-cell>
          <table:table-cell table:number-columns-repeated="254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3" office:value-type="float" office:value="300">
            <text:p>300</text:p>
          </table:table-cell>
          <table:table-cell table:style-name="ce8" office:value-type="string">
            <text:p>Solid translucent 3D floor</text:p>
          </table:table-cell>
          <table:table-cell table:number-columns-repeated="254"/>
        </table:table-row>
        <table:table-row table:style-name="ro1">
          <table:table-cell table:style-name="ce3" office:value-type="float" office:value="301">
            <text:p>301</text:p>
          </table:table-cell>
          <table:table-cell table:style-name="ce8" office:value-type="string">
            <text:p>Translucent 3D water</text:p>
          </table:table-cell>
          <table:table-cell table:number-columns-repeated="254"/>
        </table:table-row>
        <table:table-row table:style-name="ro1">
          <table:table-cell table:style-name="ce3" office:value-type="float" office:value="302">
            <text:p>302</text:p>
          </table:table-cell>
          <table:table-cell table:style-name="ce8" office:value-type="string">
            <text:p>Translucent 3D fog</text:p>
          </table:table-cell>
          <table:table-cell table:number-columns-repeated="254"/>
        </table:table-row>
        <table:table-row table:style-name="ro1">
          <table:table-cell table:style-name="ce3" office:value-type="float" office:value="303">
            <text:p>303</text:p>
          </table:table-cell>
          <table:table-cell table:style-name="ce8" office:value-type="string">
            <text:p>light effect?</text:p>
          </table:table-cell>
          <table:table-cell table:number-columns-repeated="254"/>
        </table:table-row>
        <table:table-row table:style-name="ro1">
          <table:table-cell table:style-name="ce3" office:value-type="float" office:value="304">
            <text:p>304</text:p>
          </table:table-cell>
          <table:table-cell table:style-name="ce8" office:value-type="string">
            <text:p>Opaque 3D water</text:p>
          </table:table-cell>
          <table:table-cell table:number-columns-repeated="254"/>
        </table:table-row>
        <table:table-row table:style-name="ro1">
          <table:table-cell table:style-name="ce3" office:value-type="float" office:value="305">
            <text:p>305</text:p>
          </table:table-cell>
          <table:table-cell table:style-name="ce8" office:value-type="string">
            <text:p>double light effect?</text:p>
          </table:table-cell>
          <table:table-cell table:number-columns-repeated="254"/>
        </table:table-row>
        <table:table-row table:style-name="ro1" table:number-rows-repeated="652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version" table:style-name="ta2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5" table:default-cell-style-name="ce4"/>
        <table:table-column table:style-name="co14" table:default-cell-style-name="ce4"/>
        <table:table-column table:style-name="co15" table:default-cell-style-name="ce27"/>
        <table:table-column table:style-name="co16" table:default-cell-style-name="ce4"/>
        <table:table-column table:style-name="co17" table:default-cell-style-name="ce18"/>
        <table:table-column table:style-name="co12" table:default-cell-style-name="ce18"/>
        <table:table-column table:style-name="co18" table:number-columns-repeated="5" table:default-cell-style-name="ce18"/>
        <table:table-column table:style-name="co19" table:number-columns-repeated="3" table:default-cell-style-name="ce18"/>
        <table:table-column table:style-name="co7" table:number-columns-repeated="234" table:default-cell-style-name="Default"/>
        <table:table-row table:style-name="ro1">
          <table:table-cell table:style-name="ce20"/>
          <table:table-cell office:value-type="string">
            <text:p>Zdoom extension</text:p>
          </table:table-cell>
          <table:table-cell table:number-columns-repeated="254"/>
        </table:table-row>
        <table:table-row table:style-name="ro1">
          <table:table-cell table:style-name="ce3"/>
          <table:table-cell office:value-type="string">
            <text:p>Legacy extension</text:p>
          </table:table-cell>
          <table:table-cell/>
          <table:table-cell table:style-name="ce3" office:value-type="float" office:value="150">
            <text:p>150</text:p>
          </table:table-cell>
          <table:table-cell office:value-type="string">
            <text:p>All Legacy (and some Boom) extensions are under this type.</text:p>
          </table:table-cell>
          <table:table-cell table:number-columns-repeated="4"/>
          <table:table-cell table:style-name="ce2" office:value-type="string">
            <text:p>Use</text:p>
          </table:table-cell>
          <table:table-cell table:number-columns-repeated="246"/>
        </table:table-row>
        <table:table-row table:style-name="ro1">
          <table:table-cell table:style-name="ce21"/>
          <table:table-cell office:value-type="string">
            <text:p>Variable range extended by Legacy</text:p>
          </table:table-cell>
          <table:table-cell table:number-columns-repeated="2"/>
          <table:table-cell table:style-name="ce18"/>
          <table:table-cell table:number-columns-repeated="4"/>
          <table:table-cell table:style-name="ce2" office:value-type="string">
            <text:p>Impact</text:p>
          </table:table-cell>
          <table:table-cell table:number-columns-repeated="246"/>
        </table:table-row>
        <table:table-row table:style-name="ro1">
          <table:table-cell table:style-name="ce22"/>
          <table:table-cell office:value-type="string">
            <text:p>Unused (available!)</text:p>
          </table:table-cell>
          <table:table-cell table:number-columns-repeated="2"/>
          <table:table-cell table:style-name="ce18"/>
          <table:table-cell table:number-columns-repeated="4"/>
          <table:table-cell table:style-name="ce2" office:value-type="string">
            <text:p>Cross</text:p>
          </table:table-cell>
          <table:table-cell table:number-columns-repeated="246"/>
        </table:table-row>
        <table:table-row table:style-name="ro1">
          <table:table-cell table:style-name="ce23"/>
          <table:table-cell office:value-type="string">
            <text:p>Needs to be determined</text:p>
          </table:table-cell>
          <table:table-cell table:number-columns-repeated="7"/>
          <table:table-cell table:style-name="ce2" office:value-type="string">
            <text:p>Push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The value 255 in arg1 means that the line tag should be used there instead</text:p>
          </table:table-cell>
          <table:table-cell table:number-columns-repeated="5"/>
          <table:table-cell table:style-name="ce26" office:value-type="string">
            <text:p>Monsters</text:p>
          </table:table-cell>
          <table:table-cell table:style-name="ce28"/>
          <table:table-cell table:number-columns-repeated="245"/>
        </table:table-row>
        <table:table-row table:style-name="ro1">
          <table:table-cell table:number-columns-repeated="3"/>
          <table:table-cell table:style-name="ce23" office:value-type="string">
            <text:p>Problem: P* trigger types with Boom light extension won´t work</text:p>
          </table:table-cell>
          <table:table-cell table:style-name="ce23" table:number-columns-repeated="4"/>
          <table:table-cell table:number-columns-repeated="248"/>
        </table:table-row>
        <table:table-row table:style-name="ro1">
          <table:table-cell table:style-name="ce1" office:value-type="string">
            <text:p>Doom =&gt; Hexen conversion</text:p>
          </table:table-cell>
          <table:table-cell table:style-name="ce1" table:number-columns-repeated="4"/>
          <table:table-cell table:style-name="ce1" office:value-type="string">
            <text:p>speed in 8 tics</text:p>
          </table:table-cell>
          <table:table-cell table:style-name="ce1"/>
          <table:table-cell table:style-name="ce1" office:value-type="string">
            <text:p>8 octics = 1 s = 35 tics</text:p>
          </table:table-cell>
          <table:table-cell table:style-name="ce1" table:number-columns-repeated="2"/>
          <table:table-cell/>
          <table:table-cell table:style-name="ce29" office:value-type="string">
            <text:p>Heretic =&gt; Hexen conversion, differences from Doom</text:p>
          </table:table-cell>
          <table:table-cell table:style-name="ce11" table:number-columns-repeated="8"/>
          <table:table-cell table:number-columns-repeated="236"/>
        </table:table-row>
        <table:table-row table:style-name="ro1">
          <table:table-cell office:value-type="string">
            <text:p>Doom type</text:p>
          </table:table-cell>
          <table:table-cell office:value-type="string">
            <text:p>Trigger</text:p>
          </table:table-cell>
          <table:table-cell office:value-type="string">
            <text:p>Description</text:p>
          </table:table-cell>
          <table:table-cell office:value-type="string">
            <text:p>Hexen special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 office:value-type="string">
            <text:p>arg3</text:p>
          </table:table-cell>
          <table:table-cell office:value-type="string">
            <text:p>arg4</text:p>
          </table:table-cell>
          <table:table-cell office:value-type="string">
            <text:p>arg5</text:p>
          </table:table-cell>
          <table:table-cell table:style-name="ce2" office:value-type="string">
            <text:p>trigger</text:p>
          </table:table-cell>
          <table:table-cell/>
          <table:table-cell office:value-type="string">
            <text:p>Trigg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Hexen special</text:p>
          </table:table-cell>
          <table:table-cell table:style-name="ce4" office:value-type="string">
            <text:p>arg1</text:p>
          </table:table-cell>
          <table:table-cell table:style-name="ce4" office:value-type="string">
            <text:p>arg2</text:p>
          </table:table-cell>
          <table:table-cell table:style-name="ce4" office:value-type="string">
            <text:p>arg3</text:p>
          </table:table-cell>
          <table:table-cell table:style-name="ce4" office:value-type="string">
            <text:p>arg4</text:p>
          </table:table-cell>
          <table:table-cell table:style-name="ce4" office:value-type="string">
            <text:p>arg5</text:p>
          </table:table-cell>
          <table:table-cell table:style-name="ce2" office:value-type="string">
            <text:p>trigger</text:p>
          </table:table-cell>
          <table:table-cell table:number-columns-repeated="236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NOP</text:p>
          </table:table-cell>
          <table:table-cell table:number-columns-repeated="7" office:value-type="float" office:value="0">
            <text:p>0</text:p>
          </table:table-cell>
          <table:table-cell/>
          <table:table-cell table:style-name="ce18"/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string">
            <text:p>Door OWC S 4s M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M</text:p>
          </table:table-cell>
          <table:table-cell/>
          <table:table-cell table:style-name="ce18"/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1</text:p>
          </table:table-cell>
          <table:table-cell office:value-type="string">
            <text:p>Door O S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style-name="ce18"/>
          <table:table-cell table:number-columns-repeated="24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1</text:p>
          </table:table-cell>
          <table:table-cell office:value-type="string">
            <text:p>Door C S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style-name="ce18"/>
          <table:table-cell table:number-columns-repeated="24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1</text:p>
          </table:table-cell>
          <table:table-cell office:value-type="string">
            <text:p>Door OWC S 4s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1</text:p>
          </table:table-cell>
          <table:table-cell office:value-type="string">
            <text:p>Floor LnC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1</text:p>
          </table:table-cell>
          <table:table-cell office:value-type="string">
            <text:p>Crush F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5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1</text:p>
          </table:table-cell>
          <table:table-cell office:value-type="string">
            <text:p>Stair 8 U S</text:p>
          </table:table-cell>
          <table:table-cell table:style-name="ce20" office:value-type="float" office:value="217">
            <text:p>217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1</text:p>
          </table:table-cell>
          <table:table-cell office:value-type="string">
            <text:p>Stair 8 U S</text:p>
          </table:table-cell>
          <table:table-cell table:style-name="ce20" office:value-type="float" office:value="217">
            <text:p>217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1</text:p>
          </table:table-cell>
          <table:table-cell office:value-type="string">
            <text:p>Donut</text:p>
          </table:table-cell>
          <table:table-cell table:style-name="ce20" office:value-type="float" office:value="250">
            <text:p>2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4">
            <text:p>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</text:p>
          </table:table-cell>
          <table:table-cell office:value-type="string">
            <text:p>Plat LnF F 3s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/>
          <table:table-cell office:value-type="string">
            <text:p>W1</text:p>
          </table:table-cell>
          <table:table-cell table:style-name="ce4" office:value-type="string">
            <text:p>Plat LnF F 3s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55">
            <text:p>255</text:p>
          </table:table-cell>
          <table:table-cell table:style-name="ce4" office:value-type="float" office:value="32">
            <text:p>32</text:p>
          </table:table-cell>
          <table:table-cell table:style-name="ce4"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" office:value-type="string">
            <text:p>C1</text:p>
          </table:table-cell>
          <table:table-cell table:number-columns-repeated="23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1</text:p>
          </table:table-cell>
          <table:table-cell office:value-type="string">
            <text:p>Exit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</text:p>
          </table:table-cell>
          <table:table-cell office:value-type="string">
            <text:p>Light MaxN</text:p>
          </table:table-cell>
          <table:table-cell table:style-name="ce20" office:value-type="float" office:value="234">
            <text:p>234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</text:p>
          </table:table-cell>
          <table:table-cell office:value-type="string">
            <text:p>Light 255</text:p>
          </table:table-cell>
          <table:table-cell office:value-type="float" office:value="112">
            <text:p>112</text:p>
          </table:table-cell>
          <table:table-cell table:number-columns-repeated="2" office:value-type="float" office:value="255">
            <text:p>255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1</text:p>
          </table:table-cell>
          <table:table-cell office:value-type="string">
            <text:p>Plat 32 U Tx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1</text:p>
          </table:table-cell>
          <table:table-cell office:value-type="string">
            <text:p>Plat 24 U Tx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1</text:p>
          </table:table-cell>
          <table:table-cell office:value-type="string">
            <text:p>Door CWO S 30s</text:p>
          </table:table-cell>
          <table:table-cell table:style-name="ce20"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1</text:p>
          </table:table-cell>
          <table:table-cell office:value-type="string">
            <text:p>Light Blink</text:p>
          </table:table-cell>
          <table:table-cell table:style-name="ce20" office:value-type="float" office:value="232">
            <text:p>23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1</text:p>
          </table:table-cell>
          <table:table-cell office:value-type="string">
            <text:p>Floor NnF S U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1</text:p>
          </table:table-cell>
          <table:table-cell office:value-type="string">
            <text:p>Floor D HnF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1</text:p>
          </table:table-cell>
          <table:table-cell office:value-type="string">
            <text:p>Plat NnF U Tx0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1</text:p>
          </table:table-cell>
          <table:table-cell office:value-type="string">
            <text:p>Plat LnF F 3s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1</text:p>
          </table:table-cell>
          <table:table-cell office:value-type="string">
            <text:p>Plat NnF U Tx0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1</text:p>
          </table:table-cell>
          <table:table-cell office:value-type="string">
            <text:p>Floor LnF S</text:p>
          </table:table-cell>
          <table:table-cell office:value-type="float" office:value="21">
            <text:p>2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1</text:p>
          </table:table-cell>
          <table:table-cell office:value-type="string">
            <text:p>Floor LnC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I1</text:p>
          </table:table-cell>
          <table:table-cell table:number-columns-repeated="24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1</text:p>
          </table:table-cell>
          <table:table-cell office:value-type="string">
            <text:p>Crush S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R</text:p>
          </table:table-cell>
          <table:table-cell office:value-type="string">
            <text:p>Locked Door OWC S 4s B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</text:p>
          </table:table-cell>
          <table:table-cell office:value-type="string">
            <text:p>Locked Door OWC S 4s Y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style-name="ce21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R</text:p>
          </table:table-cell>
          <table:table-cell office:value-type="string">
            <text:p>Locked Door OWC S 4s R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style-name="ce21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1</text:p>
          </table:table-cell>
          <table:table-cell office:value-type="string">
            <text:p>Door OWC S 4s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1</text:p>
          </table:table-cell>
          <table:table-cell office:value-type="string">
            <text:p>Floor SLT U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1</text:p>
          </table:table-cell>
          <table:table-cell office:value-type="string">
            <text:p>Door O S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1</text:p>
          </table:table-cell>
          <table:table-cell office:value-type="string">
            <text:p>Locked Door O S B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1</text:p>
          </table:table-cell>
          <table:table-cell office:value-type="string">
            <text:p>Locked Door O S R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1</text:p>
          </table:table-cell>
          <table:table-cell office:value-type="string">
            <text:p>Locked Door O S Y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1</text:p>
          </table:table-cell>
          <table:table-cell office:value-type="string">
            <text:p>Light 35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1</text:p>
          </table:table-cell>
          <table:table-cell office:value-type="string">
            <text:p>Floor HnF+8 F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1</text:p>
          </table:table-cell>
          <table:table-cell office:value-type="string">
            <text:p>Floor LnF TxTyNum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3+4" office:value-type="float" office:value="7">
            <text:p>7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1</text:p>
          </table:table-cell>
          <table:table-cell office:value-type="string">
            <text:p>Floor LnF S</text:p>
          </table:table-cell>
          <table:table-cell office:value-type="float" office:value="21">
            <text:p>2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1</text:p>
          </table:table-cell>
          <table:table-cell office:value-type="string">
            <text:p>Teleport TPthing SetDir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 table:number-columns-repeated="24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1</text:p>
          </table:table-cell>
          <table:table-cell office:value-type="string">
            <text:p>Ceiling HnC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1</text:p>
          </table:table-cell>
          <table:table-cell office:value-type="string">
            <text:p>Ceiling Floor F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R</text:p>
          </table:table-cell>
          <table:table-cell office:value-type="string">
            <text:p>Door C S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R</text:p>
          </table:table-cell>
          <table:table-cell office:value-type="string">
            <text:p>Ceiling Floor F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1</text:p>
          </table:table-cell>
          <table:table-cell office:value-type="string">
            <text:p>Ceiling Floor+8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R</text:p>
          </table:table-cell>
          <table:table-cell office:value-type="string">
            <text:p>Floor D HnF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R</text:p>
          </table:table-cell>
          <table:table-cell office:value-type="string">
            <text:p>Door O S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IRM</text:p>
          </table:table-cell>
          <table:table-cell table:number-columns-repeated="24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G1</text:p>
          </table:table-cell>
          <table:table-cell office:value-type="string">
            <text:p>Plat NnF U Tx0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I1</text:p>
          </table:table-cell>
          <table:table-cell table:number-columns-repeated="24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Scroll wall left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4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1</text:p>
          </table:table-cell>
          <table:table-cell office:value-type="string">
            <text:p>Crush S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office:value-type="string">
            <text:p>U1</text:p>
          </table:table-cell>
          <table:table-cell/>
          <table:table-cell office:value-type="string">
            <text:p>S1</text:p>
          </table:table-cell>
          <table:table-cell table:style-name="ce4" office:value-type="string">
            <text:p>Ceiling Floor+8 S</text:p>
          </table:table-cell>
          <table:table-cell table:style-name="ce20" office:value-type="float" office:value="201">
            <text:p>201</text:p>
          </table:table-cell>
          <table:table-cell table:style-name="ce4" office:value-type="float" office:value="255">
            <text:p>255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U1</text:p>
          </table:table-cell>
          <table:table-cell table:style-name="ce4" table:number-columns-repeated="2"/>
          <table:table-cell table:number-columns-repeated="23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1</text:p>
          </table:table-cell>
          <table:table-cell office:value-type="string">
            <text:p>Door C S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1</text:p>
          </table:table-cell>
          <table:table-cell office:value-type="string">
            <text:p>Exit Secret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W1</text:p>
          </table:table-cell>
          <table:table-cell office:value-type="string">
            <text:p>Exit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W1</text:p>
          </table:table-cell>
          <table:table-cell office:value-type="string">
            <text:p>Plat LH S 3s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1</text:p>
          </table:table-cell>
          <table:table-cell office:value-type="string">
            <text:p>Plat Stop</text:p>
          </table:table-cell>
          <table:table-cell office:value-type="float" office:value="61">
            <text:p>61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1</text:p>
          </table:table-cell>
          <table:table-cell office:value-type="string">
            <text:p>Floor LnC-8 S Crush</text:p>
          </table:table-cell>
          <table:table-cell office:value-type="float" office:value="28">
            <text:p>28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1</text:p>
          </table:table-cell>
          <table:table-cell office:value-type="string">
            <text:p>Floor LnC-8 S Crush</text:p>
          </table:table-cell>
          <table:table-cell office:value-type="float" office:value="28">
            <text:p>28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W1</text:p>
          </table:table-cell>
          <table:table-cell office:value-type="string">
            <text:p>Crush Stop</text:p>
          </table:table-cell>
          <table:table-cell office:value-type="float" office:value="44">
            <text:p>44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1</text:p>
          </table:table-cell>
          <table:table-cell office:value-type="string">
            <text:p>Floor 24 U S</text:p>
          </table:table-cell>
          <table:table-cell office:value-type="float" office:value="23">
            <text:p>2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W1</text:p>
          </table:table-cell>
          <table:table-cell office:value-type="string">
            <text:p>Floor 24 TxTyTrg U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3+8" office:value-type="float" office:value="11">
            <text:p>11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R</text:p>
          </table:table-cell>
          <table:table-cell office:value-type="string">
            <text:p>Floor LnF S</text:p>
          </table:table-cell>
          <table:table-cell office:value-type="float" office:value="21">
            <text:p>2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R</text:p>
          </table:table-cell>
          <table:table-cell office:value-type="string">
            <text:p>Door O S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R</text:p>
          </table:table-cell>
          <table:table-cell office:value-type="string">
            <text:p>Plat LnF F 3s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R</text:p>
          </table:table-cell>
          <table:table-cell office:value-type="string">
            <text:p>Door OWC S 4s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R</text:p>
          </table:table-cell>
          <table:table-cell office:value-type="string">
            <text:p>Floor LnC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R</text:p>
          </table:table-cell>
          <table:table-cell office:value-type="string">
            <text:p>Floor LnC-8 S Crush</text:p>
          </table:table-cell>
          <table:table-cell office:value-type="float" office:value="28">
            <text:p>28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R</text:p>
          </table:table-cell>
          <table:table-cell office:value-type="string">
            <text:p>Plat 24 U Tx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R</text:p>
          </table:table-cell>
          <table:table-cell office:value-type="string">
            <text:p>Plat 32 U Tx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R</text:p>
          </table:table-cell>
          <table:table-cell office:value-type="string">
            <text:p>Plat NnF U Tx0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R</text:p>
          </table:table-cell>
          <table:table-cell office:value-type="string">
            <text:p>Floor NnF S U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R</text:p>
          </table:table-cell>
          <table:table-cell office:value-type="string">
            <text:p>Floor HnF+8 F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1</text:p>
          </table:table-cell>
          <table:table-cell office:value-type="string">
            <text:p>Floor HnF+8 F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R</text:p>
          </table:table-cell>
          <table:table-cell office:value-type="string">
            <text:p>Ceiling Floor+8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R</text:p>
          </table:table-cell>
          <table:table-cell office:value-type="string">
            <text:p>Crush S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R</text:p>
          </table:table-cell>
          <table:table-cell office:value-type="string">
            <text:p>Crush Stop</text:p>
          </table:table-cell>
          <table:table-cell office:value-type="float" office:value="44">
            <text:p>44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WR</text:p>
          </table:table-cell>
          <table:table-cell office:value-type="string">
            <text:p>Door C S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WR</text:p>
          </table:table-cell>
          <table:table-cell office:value-type="string">
            <text:p>Door CWO S 30s</text:p>
          </table:table-cell>
          <table:table-cell table:style-name="ce20"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WR</text:p>
          </table:table-cell>
          <table:table-cell office:value-type="string">
            <text:p>Crush F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5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R</text:p>
          </table:table-cell>
          <table:table-cell office:value-type="string">
            <text:p>Floor TxTyNum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3+4" office:value-type="float" office:value="7">
            <text:p>7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WR</text:p>
          </table:table-cell>
          <table:table-cell office:value-type="string">
            <text:p>Light 35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R</text:p>
          </table:table-cell>
          <table:table-cell office:value-type="string">
            <text:p>Light MaxN</text:p>
          </table:table-cell>
          <table:table-cell table:style-name="ce20" office:value-type="float" office:value="234">
            <text:p>234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R</text:p>
          </table:table-cell>
          <table:table-cell office:value-type="string">
            <text:p>Light 255</text:p>
          </table:table-cell>
          <table:table-cell office:value-type="float" office:value="112">
            <text:p>112</text:p>
          </table:table-cell>
          <table:table-cell table:number-columns-repeated="2" office:value-type="float" office:value="255">
            <text:p>255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WR</text:p>
          </table:table-cell>
          <table:table-cell office:value-type="string">
            <text:p>Floor LnF S</text:p>
          </table:table-cell>
          <table:table-cell office:value-type="float" office:value="21">
            <text:p>2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WR</text:p>
          </table:table-cell>
          <table:table-cell office:value-type="string">
            <text:p>Floor D HnF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R</text:p>
          </table:table-cell>
          <table:table-cell office:value-type="string">
            <text:p>Floor LnF TxTyNum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3+4" office:value-type="float" office:value="7">
            <text:p>7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Scroll wall right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table:number-columns-repeated="4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R</text:p>
          </table:table-cell>
          <table:table-cell office:value-type="string">
            <text:p>Door O S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R</text:p>
          </table:table-cell>
          <table:table-cell office:value-type="string">
            <text:p>Plat LH S 3s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R</text:p>
          </table:table-cell>
          <table:table-cell office:value-type="string">
            <text:p>Plat LnF F 3s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M</text:p>
          </table:table-cell>
          <table:table-cell/>
          <table:table-cell office:value-type="string">
            <text:p>WR</text:p>
          </table:table-cell>
          <table:table-cell table:style-name="ce4" office:value-type="string">
            <text:p>Plat LnF F 3s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55">
            <text:p>255</text:p>
          </table:table-cell>
          <table:table-cell table:style-name="ce4" office:value-type="float" office:value="32">
            <text:p>32</text:p>
          </table:table-cell>
          <table:table-cell table:style-name="ce4"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" office:value-type="string">
            <text:p>CR</text:p>
          </table:table-cell>
          <table:table-cell table:number-columns-repeated="23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WR</text:p>
          </table:table-cell>
          <table:table-cell office:value-type="string">
            <text:p>Plat Stop</text:p>
          </table:table-cell>
          <table:table-cell office:value-type="float" office:value="61">
            <text:p>61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WR</text:p>
          </table:table-cell>
          <table:table-cell office:value-type="string">
            <text:p>Door OWC S 4s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WR</text:p>
          </table:table-cell>
          <table:table-cell office:value-type="string">
            <text:p>Floor LnC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WR</text:p>
          </table:table-cell>
          <table:table-cell office:value-type="string">
            <text:p>Floor 24 U S</text:p>
          </table:table-cell>
          <table:table-cell office:value-type="float" office:value="23">
            <text:p>2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WR</text:p>
          </table:table-cell>
          <table:table-cell office:value-type="string">
            <text:p>Floor 24 TxTyTrg U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3+8" office:value-type="float" office:value="11">
            <text:p>11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R</text:p>
          </table:table-cell>
          <table:table-cell office:value-type="string">
            <text:p>Floor LnC-8 S Crush</text:p>
          </table:table-cell>
          <table:table-cell office:value-type="float" office:value="28">
            <text:p>28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WR</text:p>
          </table:table-cell>
          <table:table-cell office:value-type="string">
            <text:p>Plat NnF U Tx0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R</text:p>
          </table:table-cell>
          <table:table-cell office:value-type="string">
            <text:p>Floor SLT U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R</text:p>
          </table:table-cell>
          <table:table-cell office:value-type="string">
            <text:p>Teleport TPthing SetDir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M</text:p>
          </table:table-cell>
          <table:table-cell table:number-columns-repeated="24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R</text:p>
          </table:table-cell>
          <table:table-cell office:value-type="string">
            <text:p>Floor HnF+8 F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R</text:p>
          </table:table-cell>
          <table:table-cell office:value-type="string">
            <text:p>Locked Door O F B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"/>
          <table:table-cell table:style-name="ce4" office:value-type="string">
            <text:p>Scroll wall right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4">
            <text:p>64</text:p>
          </table:table-cell>
          <table:table-cell table:number-columns-repeated="4" table:style-name="ce2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table:number-columns-repeated="2"/>
          <table:table-cell table:number-columns-repeated="23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W1</text:p>
          </table:table-cell>
          <table:table-cell office:value-type="string">
            <text:p>Stair 16 U F</text:p>
          </table:table-cell>
          <table:table-cell table:style-name="ce20" office:value-type="float" office:value="217">
            <text:p>21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office:value-type="string">
            <text:p>WR</text:p>
          </table:table-cell>
          <table:table-cell table:style-name="ce4" office:value-type="string">
            <text:p>Door OWC 3* 4s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55">
            <text:p>255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" office:value-type="string">
            <text:p>CR</text:p>
          </table:table-cell>
          <table:table-cell table:style-name="ce4" table:number-columns-repeated="2"/>
          <table:table-cell table:number-columns-repeated="23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1</text:p>
          </table:table-cell>
          <table:table-cell office:value-type="string">
            <text:p>Floor LnC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1</text:p>
          </table:table-cell>
          <table:table-cell office:value-type="string">
            <text:p>Floor D HnF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1</text:p>
          </table:table-cell>
          <table:table-cell office:value-type="string">
            <text:p>Door O S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W1</text:p>
          </table:table-cell>
          <table:table-cell office:value-type="string">
            <text:p>Light MinN</text:p>
          </table:table-cell>
          <table:table-cell table:style-name="ce20" office:value-type="float" office:value="233">
            <text:p>233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WR</text:p>
          </table:table-cell>
          <table:table-cell office:value-type="string">
            <text:p>Door OWC F 4s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</text:p>
          </table:table-cell>
          <table:table-cell/>
          <table:table-cell office:value-type="string">
            <text:p>W1</text:p>
          </table:table-cell>
          <table:table-cell table:style-name="ce4" office:value-type="string">
            <text:p>Exit Secret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style-name="ce4" office:value-type="string">
            <text:p>C1</text:p>
          </table:table-cell>
          <table:table-cell table:style-name="ce4" table:number-columns-repeated="2"/>
          <table:table-cell table:number-columns-repeated="23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WR</text:p>
          </table:table-cell>
          <table:table-cell office:value-type="string">
            <text:p>Door O F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/>
          <table:table-cell office:value-type="string">
            <text:p>W1</text:p>
          </table:table-cell>
          <table:table-cell table:style-name="ce4" office:value-type="string">
            <text:p>Stair 16 U S</text:p>
          </table:table-cell>
          <table:table-cell table:style-name="ce20" office:value-type="float" office:value="217">
            <text:p>217</text:p>
          </table:table-cell>
          <table:table-cell table:style-name="ce4" office:value-type="float" office:value="255">
            <text:p>2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6">
            <text:p>1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C1</text:p>
          </table:table-cell>
          <table:table-cell table:style-name="ce4" table:number-columns-repeated="2"/>
          <table:table-cell table:number-columns-repeated="23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WR</text:p>
          </table:table-cell>
          <table:table-cell office:value-type="string">
            <text:p>Door C F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/>
          <table:table-cell office:value-type="string">
            <text:p>S1</text:p>
          </table:table-cell>
          <table:table-cell table:style-name="ce4" office:value-type="string">
            <text:p>Stair 16 U S</text:p>
          </table:table-cell>
          <table:table-cell table:style-name="ce20" office:value-type="float" office:value="217">
            <text:p>217</text:p>
          </table:table-cell>
          <table:table-cell table:style-name="ce4" office:value-type="float" office:value="255">
            <text:p>2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6">
            <text:p>1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U1</text:p>
          </table:table-cell>
          <table:table-cell table:style-name="ce4" table:number-columns-repeated="2"/>
          <table:table-cell table:number-columns-repeated="23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W1</text:p>
          </table:table-cell>
          <table:table-cell office:value-type="string">
            <text:p>Door OWC F 4s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</text:p>
          </table:table-cell>
          <table:table-cell/>
          <table:table-cell table:style-name="ce29" office:value-type="string">
            <text:p>Heretic specials end here</text:p>
          </table:table-cell>
          <table:table-cell table:style-name="ce11" table:number-columns-repeated="3"/>
          <table:table-cell table:number-columns-repeated="241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1</text:p>
          </table:table-cell>
          <table:table-cell office:value-type="string">
            <text:p>Door O F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W1</text:p>
          </table:table-cell>
          <table:table-cell office:value-type="string">
            <text:p>Door C F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1</text:p>
          </table:table-cell>
          <table:table-cell office:value-type="string">
            <text:p>Door OWC F 4s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1</text:p>
          </table:table-cell>
          <table:table-cell office:value-type="string">
            <text:p>Door O F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1</text:p>
          </table:table-cell>
          <table:table-cell office:value-type="string">
            <text:p>Door C F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R</text:p>
          </table:table-cell>
          <table:table-cell office:value-type="string">
            <text:p>Door OWC F 4s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R</text:p>
          </table:table-cell>
          <table:table-cell office:value-type="string">
            <text:p>Door O F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R</text:p>
          </table:table-cell>
          <table:table-cell office:value-type="string">
            <text:p>Door C F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R</text:p>
          </table:table-cell>
          <table:table-cell office:value-type="string">
            <text:p>Door OWC F 4s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1</text:p>
          </table:table-cell>
          <table:table-cell office:value-type="string">
            <text:p>Door O F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W1</text:p>
          </table:table-cell>
          <table:table-cell office:value-type="string">
            <text:p>Floor NnF S U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WR</text:p>
          </table:table-cell>
          <table:table-cell office:value-type="string">
            <text:p>Plat LnF T 3s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W1</text:p>
          </table:table-cell>
          <table:table-cell office:value-type="string">
            <text:p>Plat LnF T 3s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1</text:p>
          </table:table-cell>
          <table:table-cell office:value-type="string">
            <text:p>Plat LnF T 3s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R</text:p>
          </table:table-cell>
          <table:table-cell office:value-type="string">
            <text:p>Plat LnF T 3s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W1</text:p>
          </table:table-cell>
          <table:table-cell office:value-type="string">
            <text:p>Exit Secret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W1</text:p>
          </table:table-cell>
          <table:table-cell office:value-type="string">
            <text:p>Teleport TPthing NP SetDir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 table:number-columns-repeated="24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WR</text:p>
          </table:table-cell>
          <table:table-cell office:value-type="string">
            <text:p>Teleport TPthing NP SetDir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M</text:p>
          </table:table-cell>
          <table:table-cell table:number-columns-repeated="24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1</text:p>
          </table:table-cell>
          <table:table-cell office:value-type="string">
            <text:p>Stair 16 U F</text:p>
          </table:table-cell>
          <table:table-cell table:style-name="ce20" office:value-type="float" office:value="217">
            <text:p>21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WR</text:p>
          </table:table-cell>
          <table:table-cell office:value-type="string">
            <text:p>Floor NnF S U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WR</text:p>
          </table:table-cell>
          <table:table-cell office:value-type="string">
            <text:p>Floor NnF F U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W1</text:p>
          </table:table-cell>
          <table:table-cell office:value-type="string">
            <text:p>Floor NnF F U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1</text:p>
          </table:table-cell>
          <table:table-cell office:value-type="string">
            <text:p>Floor NnF F U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R</text:p>
          </table:table-cell>
          <table:table-cell office:value-type="string">
            <text:p>Floor NnF F U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1</text:p>
          </table:table-cell>
          <table:table-cell office:value-type="string">
            <text:p>Locked Door O F B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R</text:p>
          </table:table-cell>
          <table:table-cell office:value-type="string">
            <text:p>Locked Door O F R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1</text:p>
          </table:table-cell>
          <table:table-cell office:value-type="string">
            <text:p>Locked Door O F R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R</text:p>
          </table:table-cell>
          <table:table-cell office:value-type="string">
            <text:p>Locked Door O F Y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1</text:p>
          </table:table-cell>
          <table:table-cell office:value-type="string">
            <text:p>Locked Door O F Y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R</text:p>
          </table:table-cell>
          <table:table-cell office:value-type="string">
            <text:p>Light 255</text:p>
          </table:table-cell>
          <table:table-cell office:value-type="float" office:value="112">
            <text:p>112</text:p>
          </table:table-cell>
          <table:table-cell table:number-columns-repeated="2" office:value-type="float" office:value="255">
            <text:p>255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R</text:p>
          </table:table-cell>
          <table:table-cell office:value-type="string">
            <text:p>Light 35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1</text:p>
          </table:table-cell>
          <table:table-cell office:value-type="string">
            <text:p>Floor 512 U S</text:p>
          </table:table-cell>
          <table:table-cell office:value-type="float" office:value="35">
            <text:p>3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W1</text:p>
          </table:table-cell>
          <table:table-cell office:value-type="string">
            <text:p>Crush S Silent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W1</text:p>
          </table:table-cell>
          <table:table-cell office:value-type="string">
            <text:p>Floor 512 U S</text:p>
          </table:table-cell>
          <table:table-cell office:value-type="float" office:value="35">
            <text:p>3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W1</text:p>
          </table:table-cell>
          <table:table-cell office:value-type="string">
            <text:p>Plat 24 U Tx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W1</text:p>
          </table:table-cell>
          <table:table-cell office:value-type="string">
            <text:p>Plat 32 U Tx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W1</text:p>
          </table:table-cell>
          <table:table-cell office:value-type="string">
            <text:p>Ceiling Floor F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W1</text:p>
          </table:table-cell>
          <table:table-cell office:value-type="string">
            <text:p>Donut</text:p>
          </table:table-cell>
          <table:table-cell table:style-name="ce20" office:value-type="float" office:value="250">
            <text:p>2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4">
            <text:p>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WR</text:p>
          </table:table-cell>
          <table:table-cell office:value-type="string">
            <text:p>Floor 512 U S</text:p>
          </table:table-cell>
          <table:table-cell office:value-type="float" office:value="35">
            <text:p>3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WR</text:p>
          </table:table-cell>
          <table:table-cell office:value-type="string">
            <text:p>Plat 24 U Tx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WR</text:p>
          </table:table-cell>
          <table:table-cell office:value-type="string">
            <text:p>Plat 32 U TxTrg XS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WR</text:p>
          </table:table-cell>
          <table:table-cell office:value-type="string">
            <text:p>Crush S Silent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WR</text:p>
          </table:table-cell>
          <table:table-cell office:value-type="string">
            <text:p>Ceiling HnC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WR</text:p>
          </table:table-cell>
          <table:table-cell office:value-type="string">
            <text:p>Ceiling Floor F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W1</text:p>
          </table:table-cell>
          <table:table-cell office:value-type="string">
            <text:p>Floor TxTyTrg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WR</text:p>
          </table:table-cell>
          <table:table-cell office:value-type="string">
            <text:p>Floor TxTyTrg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WR</text:p>
          </table:table-cell>
          <table:table-cell office:value-type="string">
            <text:p>Donut</text:p>
          </table:table-cell>
          <table:table-cell table:style-name="ce20" office:value-type="float" office:value="250">
            <text:p>2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4">
            <text:p>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WR</text:p>
          </table:table-cell>
          <table:table-cell office:value-type="string">
            <text:p>Light Blink</text:p>
          </table:table-cell>
          <table:table-cell table:style-name="ce20" office:value-type="float" office:value="232">
            <text:p>23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WR</text:p>
          </table:table-cell>
          <table:table-cell office:value-type="string">
            <text:p>Light MinN</text:p>
          </table:table-cell>
          <table:table-cell table:style-name="ce20" office:value-type="float" office:value="233">
            <text:p>233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1</text:p>
          </table:table-cell>
          <table:table-cell office:value-type="string">
            <text:p>Floor SLT U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1</text:p>
          </table:table-cell>
          <table:table-cell office:value-type="string">
            <text:p>Floor LnF TxTyNum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3+4" office:value-type="float" office:value="7">
            <text:p>7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1</text:p>
          </table:table-cell>
          <table:table-cell office:value-type="string">
            <text:p>Floor 24 TxTyTrg U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3+8" office:value-type="float" office:value="11">
            <text:p>11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1</text:p>
          </table:table-cell>
          <table:table-cell office:value-type="string">
            <text:p>Floor 24 U S</text:p>
          </table:table-cell>
          <table:table-cell office:value-type="float" office:value="23">
            <text:p>2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1</text:p>
          </table:table-cell>
          <table:table-cell office:value-type="string">
            <text:p>Plat LH S 3s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1</text:p>
          </table:table-cell>
          <table:table-cell office:value-type="string">
            <text:p>Plat Stop</text:p>
          </table:table-cell>
          <table:table-cell office:value-type="float" office:value="61">
            <text:p>61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1</text:p>
          </table:table-cell>
          <table:table-cell office:value-type="string">
            <text:p>Crush F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5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1</text:p>
          </table:table-cell>
          <table:table-cell office:value-type="string">
            <text:p>Crush S Silent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1</text:p>
          </table:table-cell>
          <table:table-cell office:value-type="string">
            <text:p>Ceiling HnC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1</text:p>
          </table:table-cell>
          <table:table-cell office:value-type="string">
            <text:p>Ceiling Floor+8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1</text:p>
          </table:table-cell>
          <table:table-cell office:value-type="string">
            <text:p>Crush Stop</text:p>
          </table:table-cell>
          <table:table-cell office:value-type="float" office:value="44">
            <text:p>44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1</text:p>
          </table:table-cell>
          <table:table-cell office:value-type="string">
            <text:p>Light MaxN</text:p>
          </table:table-cell>
          <table:table-cell table:style-name="ce20" office:value-type="float" office:value="234">
            <text:p>234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S1</text:p>
          </table:table-cell>
          <table:table-cell office:value-type="string">
            <text:p>Light 35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1</text:p>
          </table:table-cell>
          <table:table-cell office:value-type="string">
            <text:p>Light 255</text:p>
          </table:table-cell>
          <table:table-cell office:value-type="float" office:value="112">
            <text:p>112</text:p>
          </table:table-cell>
          <table:table-cell table:number-columns-repeated="2" office:value-type="float" office:value="255">
            <text:p>255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1</text:p>
          </table:table-cell>
          <table:table-cell office:value-type="string">
            <text:p>Light Blink</text:p>
          </table:table-cell>
          <table:table-cell table:style-name="ce20" office:value-type="float" office:value="232">
            <text:p>23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1</text:p>
          </table:table-cell>
          <table:table-cell office:value-type="string">
            <text:p>Light MinN</text:p>
          </table:table-cell>
          <table:table-cell table:style-name="ce20" office:value-type="float" office:value="233">
            <text:p>233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1</text:p>
          </table:table-cell>
          <table:table-cell office:value-type="string">
            <text:p>Teleport TPthing SetDir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M</text:p>
          </table:table-cell>
          <table:table-cell table:number-columns-repeated="24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1</text:p>
          </table:table-cell>
          <table:table-cell office:value-type="string">
            <text:p>Door CWO S 30s</text:p>
          </table:table-cell>
          <table:table-cell table:style-name="ce20"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R</text:p>
          </table:table-cell>
          <table:table-cell office:value-type="string">
            <text:p>Floor SLT U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R</text:p>
          </table:table-cell>
          <table:table-cell office:value-type="string">
            <text:p>Floor LnF TxTyNum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3+4" office:value-type="float" office:value="7">
            <text:p>7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R</text:p>
          </table:table-cell>
          <table:table-cell office:value-type="string">
            <text:p>Floor 512 U S</text:p>
          </table:table-cell>
          <table:table-cell office:value-type="float" office:value="35">
            <text:p>3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R</text:p>
          </table:table-cell>
          <table:table-cell office:value-type="string">
            <text:p>Floor 24 TxTyTrg U S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3+8" office:value-type="float" office:value="11">
            <text:p>11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R</text:p>
          </table:table-cell>
          <table:table-cell office:value-type="string">
            <text:p>Floor 24 U S</text:p>
          </table:table-cell>
          <table:table-cell office:value-type="float" office:value="23">
            <text:p>2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R</text:p>
          </table:table-cell>
          <table:table-cell office:value-type="string">
            <text:p>Plat LH S 3s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formula="of:=3*35" office:value-type="float" office:value="105">
            <text:p>10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R</text:p>
          </table:table-cell>
          <table:table-cell office:value-type="string">
            <text:p>Plat Stop</text:p>
          </table:table-cell>
          <table:table-cell office:value-type="float" office:value="61">
            <text:p>61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R</text:p>
          </table:table-cell>
          <table:table-cell office:value-type="string">
            <text:p>Crush F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5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R</text:p>
          </table:table-cell>
          <table:table-cell office:value-type="string">
            <text:p>Crush S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R</text:p>
          </table:table-cell>
          <table:table-cell office:value-type="string">
            <text:p>Crush S Silent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R</text:p>
          </table:table-cell>
          <table:table-cell office:value-type="string">
            <text:p>Ceiling HnC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R</text:p>
          </table:table-cell>
          <table:table-cell office:value-type="string">
            <text:p>Ceiling Floor+8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R</text:p>
          </table:table-cell>
          <table:table-cell office:value-type="string">
            <text:p>Crush Stop</text:p>
          </table:table-cell>
          <table:table-cell office:value-type="float" office:value="44">
            <text:p>44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1</text:p>
          </table:table-cell>
          <table:table-cell office:value-type="string">
            <text:p>Floor TxTyTrg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R</text:p>
          </table:table-cell>
          <table:table-cell office:value-type="string">
            <text:p>Floor TxTyTrg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R</text:p>
          </table:table-cell>
          <table:table-cell office:value-type="string">
            <text:p>Donut</text:p>
          </table:table-cell>
          <table:table-cell table:style-name="ce20" office:value-type="float" office:value="250">
            <text:p>2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4">
            <text:p>4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R</text:p>
          </table:table-cell>
          <table:table-cell office:value-type="string">
            <text:p>Light MaxN</text:p>
          </table:table-cell>
          <table:table-cell table:style-name="ce20" office:value-type="float" office:value="234">
            <text:p>234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R</text:p>
          </table:table-cell>
          <table:table-cell office:value-type="string">
            <text:p>Light Blink</text:p>
          </table:table-cell>
          <table:table-cell table:style-name="ce20" office:value-type="float" office:value="232">
            <text:p>23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R</text:p>
          </table:table-cell>
          <table:table-cell office:value-type="string">
            <text:p>Light MinN</text:p>
          </table:table-cell>
          <table:table-cell table:style-name="ce20" office:value-type="float" office:value="233">
            <text:p>233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R</text:p>
          </table:table-cell>
          <table:table-cell office:value-type="string">
            <text:p>Teleport TPthing SetDir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M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R</text:p>
          </table:table-cell>
          <table:table-cell office:value-type="string">
            <text:p>Door CWO S 30s</text:p>
          </table:table-cell>
          <table:table-cell table:style-name="ce20"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G1</text:p>
          </table:table-cell>
          <table:table-cell office:value-type="string">
            <text:p>Exit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I1</text:p>
          </table:table-cell>
          <table:table-cell table:number-columns-repeated="24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G1</text:p>
          </table:table-cell>
          <table:table-cell office:value-type="string">
            <text:p>Exit Secret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I1</text:p>
          </table:table-cell>
          <table:table-cell table:number-columns-repeated="24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W1</text:p>
          </table:table-cell>
          <table:table-cell office:value-type="string">
            <text:p>Ceiling LnC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W1</text:p>
          </table:table-cell>
          <table:table-cell office:value-type="string">
            <text:p>Ceiling HnF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WR</text:p>
          </table:table-cell>
          <table:table-cell office:value-type="string">
            <text:p>Ceiling LnC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WR</text:p>
          </table:table-cell>
          <table:table-cell office:value-type="string">
            <text:p>Ceiling HnF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1</text:p>
          </table:table-cell>
          <table:table-cell office:value-type="string">
            <text:p>Ceiling LnC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1</text:p>
          </table:table-cell>
          <table:table-cell office:value-type="string">
            <text:p>Ceiling HnF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R</text:p>
          </table:table-cell>
          <table:table-cell office:value-type="string">
            <text:p>Ceiling LnC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R</text:p>
          </table:table-cell>
          <table:table-cell office:value-type="string">
            <text:p>Ceiling HnF S</text:p>
          </table:table-cell>
          <table:table-cell table:style-name="ce20"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W1</text:p>
          </table:table-cell>
          <table:table-cell office:value-type="string">
            <text:p>Teleport TPThing S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 table:number-columns-repeated="24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WR</text:p>
          </table:table-cell>
          <table:table-cell office:value-type="string">
            <text:p>Teleport TPThing S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M</text:p>
          </table:table-cell>
          <table:table-cell table:number-columns-repeated="24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1</text:p>
          </table:table-cell>
          <table:table-cell office:value-type="string">
            <text:p>Teleport TPThing S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1M</text:p>
          </table:table-cell>
          <table:table-cell table:number-columns-repeated="24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R</text:p>
          </table:table-cell>
          <table:table-cell office:value-type="string">
            <text:p>Teleport TPThing S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URM</text:p>
          </table:table-cell>
          <table:table-cell table:number-columns-repeated="246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R</text:p>
          </table:table-cell>
          <table:table-cell office:value-type="string">
            <text:p>Plat CeilToggle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WR</text:p>
          </table:table-cell>
          <table:table-cell office:value-type="string">
            <text:p>Plat CeilToggle</text:p>
          </table:table-cell>
          <table:table-cell table:style-name="ce20" office:value-type="float" office:value="203">
            <text:p>20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13">
            <text:p>213</text:p>
          </table:table-cell>
          <table:table-cell/>
          <table:table-cell office:value-type="string">
            <text:p>Transfer floor light</text:p>
          </table:table-cell>
          <table:table-cell table:style-name="ce20" office:value-type="float" office:value="210">
            <text:p>210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14">
            <text:p>214</text:p>
          </table:table-cell>
          <table:table-cell/>
          <table:table-cell office:value-type="string">
            <text:p>Scroll ceiling A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Scroll floor A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string">
            <text:p>Carry floor A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17">
            <text:p>217</text:p>
          </table:table-cell>
          <table:table-cell/>
          <table:table-cell office:value-type="string">
            <text:p>Scroll carry floor A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string">
            <text:p>Scroll wall A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W1</text:p>
          </table:table-cell>
          <table:table-cell office:value-type="string">
            <text:p>Floor D NnF S</text:p>
          </table:table-cell>
          <table:table-cell office:value-type="float" office:value="22">
            <text:p>2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WR</text:p>
          </table:table-cell>
          <table:table-cell office:value-type="string">
            <text:p>Floor D NnF S</text:p>
          </table:table-cell>
          <table:table-cell office:value-type="float" office:value="22">
            <text:p>2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1</text:p>
          </table:table-cell>
          <table:table-cell office:value-type="string">
            <text:p>Floor D NnF S</text:p>
          </table:table-cell>
          <table:table-cell office:value-type="float" office:value="22">
            <text:p>2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R</text:p>
          </table:table-cell>
          <table:table-cell office:value-type="string">
            <text:p>Floor D NnF S</text:p>
          </table:table-cell>
          <table:table-cell office:value-type="float" office:value="22">
            <text:p>2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23">
            <text:p>223</text:p>
          </table:table-cell>
          <table:table-cell/>
          <table:table-cell office:value-type="string">
            <text:p>Set friction</text:p>
          </table:table-cell>
          <table:table-cell table:style-name="ce20" office:value-type="float" office:value="219">
            <text:p>21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24">
            <text:p>224</text:p>
          </table:table-cell>
          <table:table-cell/>
          <table:table-cell office:value-type="string">
            <text:p>Pusher wind</text:p>
          </table:table-cell>
          <table:table-cell table:style-name="ce20" office:value-type="float" office:value="218">
            <text:p>21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string">
            <text:p>Pusher current</text:p>
          </table:table-cell>
          <table:table-cell table:style-name="ce20" office:value-type="float" office:value="220">
            <text:p>22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26">
            <text:p>226</text:p>
          </table:table-cell>
          <table:table-cell/>
          <table:table-cell office:value-type="string">
            <text:p>Pusher point</text:p>
          </table:table-cell>
          <table:table-cell table:style-name="ce20" office:value-type="float" office:value="227">
            <text:p>22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W1</text:p>
          </table:table-cell>
          <table:table-cell office:value-type="string">
            <text:p>Elevator NHF F</text:p>
          </table:table-cell>
          <table:table-cell table:style-name="ce20"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WR</text:p>
          </table:table-cell>
          <table:table-cell office:value-type="string">
            <text:p>Elevator NHF F</text:p>
          </table:table-cell>
          <table:table-cell table:style-name="ce20"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1</text:p>
          </table:table-cell>
          <table:table-cell office:value-type="string">
            <text:p>Elevator NHF F</text:p>
          </table:table-cell>
          <table:table-cell table:style-name="ce20"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R</text:p>
          </table:table-cell>
          <table:table-cell office:value-type="string">
            <text:p>Elevator NHF F</text:p>
          </table:table-cell>
          <table:table-cell table:style-name="ce20"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W1</text:p>
          </table:table-cell>
          <table:table-cell office:value-type="string">
            <text:p>Elevator NLF F</text:p>
          </table:table-cell>
          <table:table-cell table:style-name="ce20"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WR</text:p>
          </table:table-cell>
          <table:table-cell office:value-type="string">
            <text:p>Elevator NLF F</text:p>
          </table:table-cell>
          <table:table-cell table:style-name="ce20"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1</text:p>
          </table:table-cell>
          <table:table-cell office:value-type="string">
            <text:p>Elevator NLF F</text:p>
          </table:table-cell>
          <table:table-cell table:style-name="ce20"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R</text:p>
          </table:table-cell>
          <table:table-cell office:value-type="string">
            <text:p>Elevator NLF F</text:p>
          </table:table-cell>
          <table:table-cell table:style-name="ce20"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W1</text:p>
          </table:table-cell>
          <table:table-cell office:value-type="string">
            <text:p>Elevator CF F</text:p>
          </table:table-cell>
          <table:table-cell table:style-name="ce20"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WR</text:p>
          </table:table-cell>
          <table:table-cell office:value-type="string">
            <text:p>Elevator CF F</text:p>
          </table:table-cell>
          <table:table-cell table:style-name="ce20"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1</text:p>
          </table:table-cell>
          <table:table-cell office:value-type="string">
            <text:p>Elevator CF F</text:p>
          </table:table-cell>
          <table:table-cell table:style-name="ce20"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R</text:p>
          </table:table-cell>
          <table:table-cell office:value-type="string">
            <text:p>Elevator CF F</text:p>
          </table:table-cell>
          <table:table-cell table:style-name="ce20"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table:number-columns-repeated="3" table:style-name="ce2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W1</text:p>
          </table:table-cell>
          <table:table-cell office:value-type="string">
            <text:p>Floor TxTyNum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3+4" office:value-type="float" office:value="7">
            <text:p>7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WR</text:p>
          </table:table-cell>
          <table:table-cell office:value-type="string">
            <text:p>Floor TxTyNum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3+4" office:value-type="float" office:value="7">
            <text:p>7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1</text:p>
          </table:table-cell>
          <table:table-cell office:value-type="string">
            <text:p>Floor TxTyNum</text:p>
          </table:table-cell>
          <table:table-cell table:style-name="ce20"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3+4" office:value-type="float" office:value="7">
            <text:p>7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office:value-type="float" office:value="242">
            <text:p>242</text:p>
          </table:table-cell>
          <table:table-cell/>
          <table:table-cell office:value-type="string">
            <text:p>Fake floor+ceiling</text:p>
          </table:table-cell>
          <table:table-cell table:style-name="ce20" office:value-type="float" office:value="209">
            <text:p>20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W1</text:p>
          </table:table-cell>
          <table:table-cell office:value-type="string">
            <text:p>Teleport Line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 table:number-columns-repeated="246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WR</text:p>
          </table:table-cell>
          <table:table-cell office:value-type="string">
            <text:p>Teleport Line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M</text:p>
          </table:table-cell>
          <table:table-cell table:number-columns-repeated="246"/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string">
            <text:p>Scroll ceiling D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46">
            <text:p>246</text:p>
          </table:table-cell>
          <table:table-cell/>
          <table:table-cell office:value-type="string">
            <text:p>Scroll floor D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47">
            <text:p>247</text:p>
          </table:table-cell>
          <table:table-cell/>
          <table:table-cell office:value-type="string">
            <text:p>Carry floor D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48">
            <text:p>248</text:p>
          </table:table-cell>
          <table:table-cell/>
          <table:table-cell office:value-type="string">
            <text:p>Scroll carry floor D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49">
            <text:p>249</text:p>
          </table:table-cell>
          <table:table-cell/>
          <table:table-cell office:value-type="string">
            <text:p>Scroll wall D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string">
            <text:p>Scroll ceiling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51">
            <text:p>251</text:p>
          </table:table-cell>
          <table:table-cell/>
          <table:table-cell office:value-type="string">
            <text:p>Scroll floor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/>
          <table:table-cell office:value-type="string">
            <text:p>Carry floor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53">
            <text:p>253</text:p>
          </table:table-cell>
          <table:table-cell/>
          <table:table-cell office:value-type="string">
            <text:p>Scroll carry floor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54">
            <text:p>254</text:p>
          </table:table-cell>
          <table:table-cell/>
          <table:table-cell office:value-type="string">
            <text:p>Scroll wall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55">
            <text:p>255</text:p>
          </table:table-cell>
          <table:table-cell/>
          <table:table-cell office:value-type="string">
            <text:p>Scroll wall using offsets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WR</text:p>
          </table:table-cell>
          <table:table-cell office:value-type="string">
            <text:p>Stair 8 U S</text:p>
          </table:table-cell>
          <table:table-cell table:style-name="ce20" office:value-type="float" office:value="217">
            <text:p>217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WR</text:p>
          </table:table-cell>
          <table:table-cell office:value-type="string">
            <text:p>Stair 16 U F</text:p>
          </table:table-cell>
          <table:table-cell table:style-name="ce20" office:value-type="float" office:value="217">
            <text:p>21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R</text:p>
          </table:table-cell>
          <table:table-cell office:value-type="string">
            <text:p>Stair 8 U S</text:p>
          </table:table-cell>
          <table:table-cell table:style-name="ce20" office:value-type="float" office:value="217">
            <text:p>217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R</text:p>
          </table:table-cell>
          <table:table-cell office:value-type="string">
            <text:p>Stair 16 U F</text:p>
          </table:table-cell>
          <table:table-cell table:style-name="ce20" office:value-type="float" office:value="217">
            <text:p>21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string">
            <text:p>Make line(s) translucent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61">
            <text:p>261</text:p>
          </table:table-cell>
          <table:table-cell/>
          <table:table-cell office:value-type="string">
            <text:p>Transfer ceiling light</text:p>
          </table:table-cell>
          <table:table-cell table:style-name="ce20" office:value-type="float" office:value="211">
            <text:p>211</text:p>
          </table:table-cell>
          <table:table-cell office:value-type="float" office:value="255">
            <text:p>255</text:p>
          </table:table-cell>
          <table:table-cell table:number-columns-repeated="4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W1</text:p>
          </table:table-cell>
          <table:table-cell office:value-type="string">
            <text:p>Teleport Line Reverse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 table:number-columns-repeated="246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WR</text:p>
          </table:table-cell>
          <table:table-cell office:value-type="string">
            <text:p>Teleport Line Reverse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M</text:p>
          </table:table-cell>
          <table:table-cell table:number-columns-repeated="246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W1</text:p>
          </table:table-cell>
          <table:table-cell office:value-type="string">
            <text:p>Teleport Line NP Reverse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 table:number-columns-repeated="246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WR</text:p>
          </table:table-cell>
          <table:table-cell office:value-type="string">
            <text:p>Teleport Line NP Reverse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M</text:p>
          </table:table-cell>
          <table:table-cell table:number-columns-repeated="246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W1</text:p>
          </table:table-cell>
          <table:table-cell office:value-type="string">
            <text:p>Teleport Line NP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 table:number-columns-repeated="246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WR</text:p>
          </table:table-cell>
          <table:table-cell office:value-type="string">
            <text:p>Teleport Line NP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M</text:p>
          </table:table-cell>
          <table:table-cell table:number-columns-repeated="246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W1</text:p>
          </table:table-cell>
          <table:table-cell office:value-type="string">
            <text:p>Teleport TPthing NP SetDir S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1M</text:p>
          </table:table-cell>
          <table:table-cell table:number-columns-repeated="246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WR</text:p>
          </table:table-cell>
          <table:table-cell office:value-type="string">
            <text:p>Teleport TPthing NP SetDir S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2" office:value-type="float" office:value="0">
            <text:p>0</text:p>
          </table:table-cell>
          <table:table-cell office:value-type="string">
            <text:p>CRM</text:p>
          </table:table-cell>
          <table:table-cell table:number-columns-repeated="246"/>
        </table:table-row>
        <table:table-row table:style-name="ro1" table:number-rows-repeated="2">
          <table:table-cell table:style-name="ce24" table:number-columns-repeated="10"/>
          <table:table-cell table:number-columns-repeated="246"/>
        </table:table-row>
        <table:table-row table:style-name="ro1">
          <table:table-cell table:style-name="ce3" office:value-type="float" office:value="272">
            <text:p>272</text:p>
          </table:table-cell>
          <table:table-cell office:value-type="string">
            <text:p>WR</text:p>
          </table:table-cell>
          <table:table-cell table:style-name="ce7" office:value-type="string">
            <text:p>Start FS (tagnumber)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table:style-name="ce3" office:value-type="float" office:value="273">
            <text:p>273</text:p>
          </table:table-cell>
          <table:table-cell office:value-type="string">
            <text:p>WR</text:p>
          </table:table-cell>
          <table:table-cell table:style-name="ce7" office:value-type="string">
            <text:p>Start FS (tagnumber), 1-sided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R</text:p>
          </table:table-cell>
          <table:table-cell table:number-columns-repeated="246"/>
        </table:table-row>
        <table:table-row table:style-name="ro1">
          <table:table-cell table:style-name="ce3" office:value-type="float" office:value="274">
            <text:p>274</text:p>
          </table:table-cell>
          <table:table-cell office:value-type="string">
            <text:p>W1</text:p>
          </table:table-cell>
          <table:table-cell table:style-name="ce7" office:value-type="string">
            <text:p>Start FS (tagnumber)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table:style-name="ce3" office:value-type="float" office:value="275">
            <text:p>275</text:p>
          </table:table-cell>
          <table:table-cell office:value-type="string">
            <text:p>W1</text:p>
          </table:table-cell>
          <table:table-cell table:style-name="ce7" office:value-type="string">
            <text:p>Start FS (tagnumber), 1-sided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 table:number-columns-repeated="246"/>
        </table:table-row>
        <table:table-row table:style-name="ro1">
          <table:table-cell table:style-name="ce3" office:value-type="float" office:value="276">
            <text:p>276</text:p>
          </table:table-cell>
          <table:table-cell office:value-type="string">
            <text:p>SR</text:p>
          </table:table-cell>
          <table:table-cell table:style-name="ce7" office:value-type="string">
            <text:p>Start FS (tagnumber)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R</text:p>
          </table:table-cell>
          <table:table-cell table:number-columns-repeated="246"/>
        </table:table-row>
        <table:table-row table:style-name="ro1">
          <table:table-cell table:style-name="ce3" office:value-type="float" office:value="277">
            <text:p>277</text:p>
          </table:table-cell>
          <table:table-cell office:value-type="string">
            <text:p>S1</text:p>
          </table:table-cell>
          <table:table-cell table:style-name="ce7" office:value-type="string">
            <text:p>Start FS (tagnumber)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1</text:p>
          </table:table-cell>
          <table:table-cell table:number-columns-repeated="246"/>
        </table:table-row>
        <table:table-row table:style-name="ro1">
          <table:table-cell table:style-name="ce3" office:value-type="float" office:value="278">
            <text:p>278</text:p>
          </table:table-cell>
          <table:table-cell office:value-type="string">
            <text:p>GR</text:p>
          </table:table-cell>
          <table:table-cell table:style-name="ce7" office:value-type="string">
            <text:p>Start FS (tagnumber)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R</text:p>
          </table:table-cell>
          <table:table-cell table:number-columns-repeated="246"/>
        </table:table-row>
        <table:table-row table:style-name="ro1">
          <table:table-cell table:style-name="ce3" office:value-type="float" office:value="279">
            <text:p>279</text:p>
          </table:table-cell>
          <table:table-cell office:value-type="string">
            <text:p>G1</text:p>
          </table:table-cell>
          <table:table-cell table:style-name="ce7" office:value-type="string">
            <text:p>Start FS (tagnumber)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1</text:p>
          </table:table-cell>
          <table:table-cell table:number-columns-repeated="246"/>
        </table:table-row>
        <table:table-row table:style-name="ro1">
          <table:table-cell table:style-name="ce3" office:value-type="float" office:value="280">
            <text:p>280</text:p>
          </table:table-cell>
          <table:table-cell/>
          <table:table-cell table:style-name="ce3" office:value-type="string">
            <text:p>Swimmable water with 242-style colormaps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81">
            <text:p>281</text:p>
          </table:table-cell>
          <table:table-cell/>
          <table:table-cell table:style-name="ce8" office:value-type="string">
            <text:p>Solid 3D floor casting a shadow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A291]-28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82">
            <text:p>282</text:p>
          </table:table-cell>
          <table:table-cell/>
          <table:table-cell table:style-name="ce3" office:value-type="string">
            <text:p>Set colormap / fog</text:p>
          </table:table-cell>
          <table:table-cell table:style-name="ce3" table:formula="of:=[.$D$2]" office:value-type="float" office:value="150">
            <text:p>150</text:p>
          </table:table-cell>
          <table:table-cell table:number-columns-repeated="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83">
            <text:p>283</text:p>
          </table:table-cell>
          <table:table-cell/>
          <table:table-cell table:style-name="ce3" office:value-type="string">
            <text:p>Fog sheet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84">
            <text:p>284</text:p>
          </table:table-cell>
          <table:table-cell/>
          <table:table-cell table:style-name="ce9" office:value-type="string">
            <text:p>Transmap: Brightens everything behind the line. Turns things kinda green though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number-columns-repeated="3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85">
            <text:p>285</text:p>
          </table:table-cell>
          <table:table-cell/>
          <table:table-cell table:style-name="ce9" office:value-type="string">
            <text:p>Transmap: Less brightness with allot less green.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3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86">
            <text:p>286</text:p>
          </table:table-cell>
          <table:table-cell/>
          <table:table-cell table:style-name="ce9" office:value-type="string">
            <text:p>Transmap: Darkens a little with no green tint.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02">
            <text:p>102</text:p>
          </table:table-cell>
          <table:table-cell table:number-columns-repeated="3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87">
            <text:p>287</text:p>
          </table:table-cell>
          <table:table-cell/>
          <table:table-cell table:style-name="ce9" office:value-type="string">
            <text:p>Transmap: Brightens but with no green tint.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03">
            <text:p>103</text:p>
          </table:table-cell>
          <table:table-cell table:number-columns-repeated="3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88">
            <text:p>288</text:p>
          </table:table-cell>
          <table:table-cell/>
          <table:table-cell table:style-name="ce9" office:value-type="string">
            <text:p>Transmap: Selective translucency. Only certain colors are translucent.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table:number-columns-repeated="3"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89">
            <text:p>289</text:p>
          </table:table-cell>
          <table:table-cell/>
          <table:table-cell table:style-name="ce8" office:value-type="string">
            <text:p>Solid 3D floor, no shadow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A299]-281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90">
            <text:p>290</text:p>
          </table:table-cell>
          <table:table-cell/>
          <table:table-cell table:style-name="ce3" office:value-type="string">
            <text:p>Instant lower floor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291">
            <text:p>291</text:p>
          </table:table-cell>
          <table:table-cell/>
          <table:table-cell table:style-name="ce3" office:value-type="string">
            <text:p>Instant raise floor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4" office:value-type="string">
            <text:p>---------------------</text:p>
          </table:table-cell>
          <table:table-cell table:style-name="ce24" table:number-columns-repeated="9"/>
          <table:table-cell table:number-columns-repeated="246"/>
        </table:table-row>
        <table:table-row table:style-name="ro1">
          <table:table-cell table:style-name="ce3" office:value-type="float" office:value="300">
            <text:p>300</text:p>
          </table:table-cell>
          <table:table-cell/>
          <table:table-cell table:style-name="ce8" office:value-type="string">
            <text:p>Solid translucent 3D floor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A303]-281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301">
            <text:p>301</text:p>
          </table:table-cell>
          <table:table-cell/>
          <table:table-cell table:style-name="ce8" office:value-type="string">
            <text:p>Translucent 3D water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A304]-281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302">
            <text:p>302</text:p>
          </table:table-cell>
          <table:table-cell/>
          <table:table-cell table:style-name="ce8" office:value-type="string">
            <text:p>Translucent 3D fog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A305]-281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303">
            <text:p>303</text:p>
          </table:table-cell>
          <table:table-cell/>
          <table:table-cell table:style-name="ce8" office:value-type="string">
            <text:p>light effect?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A306]-281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304">
            <text:p>304</text:p>
          </table:table-cell>
          <table:table-cell/>
          <table:table-cell table:style-name="ce8" office:value-type="string">
            <text:p>Opaque 3D water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A307]-281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" office:value-type="float" office:value="305">
            <text:p>305</text:p>
          </table:table-cell>
          <table:table-cell/>
          <table:table-cell table:style-name="ce8" office:value-type="string">
            <text:p>double light effect?</text:p>
          </table:table-cell>
          <table:table-cell table:style-name="ce3" table:formula="of:=[.$D$2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A308]-281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 table:number-rows-repeated="652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xtensions" table:style-name="ta3" table:print="false">
        <office:forms form:automatic-focus="false" form:apply-design-mode="false"/>
        <table:table-column table:style-name="co12" table:default-cell-style-name="ce4"/>
        <table:table-column table:style-name="co20" table:default-cell-style-name="ce4"/>
        <table:table-column table:style-name="co21" table:number-columns-repeated="5" table:default-cell-style-name="ce18"/>
        <table:table-column table:style-name="co22" table:default-cell-style-name="ce18"/>
        <table:table-column table:style-name="co23" table:default-cell-style-name="ce18"/>
        <table:table-column table:style-name="co19" table:default-cell-style-name="ce18"/>
        <table:table-column table:style-name="co24" table:default-cell-style-name="ce18"/>
        <table:table-column table:style-name="co19" table:default-cell-style-name="ce18"/>
        <table:table-column table:style-name="co7" table:number-columns-repeated="244" table:default-cell-style-name="Default"/>
        <table:table-row table:style-name="ro1">
          <table:table-cell table:style-name="ce30" office:value-type="string">
            <text:p>Legacy extesions to Hexen linedef system (NOT FINAL, may change)</text:p>
          </table:table-cell>
          <table:table-cell table:style-name="ce31" table:number-columns-repeated="6"/>
          <table:table-cell table:number-columns-repeated="249"/>
        </table:table-row>
        <table:table-row table:style-name="ro1">
          <table:table-cell office:value-type="string">
            <text:p>Hexen special</text:p>
          </table:table-cell>
          <table:table-cell table:style-name="ce18" office:value-type="string">
            <text:p>Description</text:p>
          </table:table-cell>
          <table:table-cell table:style-name="ce4" office:value-type="string">
            <text:p>arg1</text:p>
          </table:table-cell>
          <table:table-cell table:style-name="ce4" office:value-type="string">
            <text:p>arg2</text:p>
          </table:table-cell>
          <table:table-cell table:style-name="ce4" office:value-type="string">
            <text:p>arg3</text:p>
          </table:table-cell>
          <table:table-cell table:style-name="ce4" office:value-type="string">
            <text:p>arg4</text:p>
          </table:table-cell>
          <table:table-cell table:style-name="ce4" office:value-type="string">
            <text:p>arg5</text:p>
          </table:table-cell>
          <table:table-cell table:number-columns-repeated="249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Door Locked_Raise</text:p>
          </table:table-cell>
          <table:table-cell office:value-type="string">
            <text:p>tag</text:p>
          </table:table-cell>
          <table:table-cell office:value-type="string">
            <text:p>speed</text:p>
          </table:table-cell>
          <table:table-cell office:value-type="string">
            <text:p>wait</text:p>
          </table:table-cell>
          <table:table-cell table:style-name="ce25" office:value-type="string">
            <text:p>lock</text:p>
          </table:table-cell>
          <table:table-cell table:style-name="ce33"/>
          <table:table-cell table:style-name="ce11" office:value-type="string">
            <text:p>door lock</text:p>
          </table:table-cell>
          <table:table-cell table:style-name="ce11"/>
          <table:table-cell table:style-name="ce26" office:value-type="string">
            <text:p>crusher flags</text:p>
          </table:table-cell>
          <table:table-cell table:style-name="ce26"/>
          <table:table-cell table:number-columns-repeated="245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Crusher</text:p>
          </table:table-cell>
          <table:table-cell office:value-type="string">
            <text:p>tag</text:p>
          </table:table-cell>
          <table:table-cell office:value-type="string">
            <text:p>(up)speed</text:p>
          </table:table-cell>
          <table:table-cell office:value-type="string">
            <text:p>damage</text:p>
          </table:table-cell>
          <table:table-cell table:style-name="ce25" office:value-type="string">
            <text:p>downspeed</text:p>
          </table:table-cell>
          <table:table-cell table:style-name="ce25" office:value-type="string">
            <text:p>flags</text:p>
          </table:table-cell>
          <table:table-cell table:style-name="ce34" office:value-type="date" office:date-value="2004-11-01">
            <text:p>1-11</text:p>
          </table:table-cell>
          <table:table-cell table:style-name="ce11" office:value-type="string">
            <text:p>Hexen keys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silent</text:p>
          </table:table-cell>
          <table:table-cell table:number-columns-repeated="245"/>
        </table:table-row>
        <table:table-row table:style-name="ro1">
          <table:table-cell office:value-type="float" office:value="70">
            <text:p>70</text:p>
          </table:table-cell>
          <table:table-cell table:style-name="ce1" office:value-type="string">
            <text:p>Teleport</text:p>
          </table:table-cell>
          <table:table-cell table:style-name="ce32" office:value-type="string">
            <text:p>tag/tid</text:p>
          </table:table-cell>
          <table:table-cell table:style-name="ce25" office:value-type="string">
            <text:p>target</text:p>
          </table:table-cell>
          <table:table-cell table:style-name="ce25" office:value-type="string">
            <text:p>flags</text:p>
          </table:table-cell>
          <table:table-cell table:style-name="ce33" table:number-columns-repeated="2"/>
          <table:table-cell table:style-name="ce35" office:value-type="string">
            <text:p>12-14</text:p>
          </table:table-cell>
          <table:table-cell table:style-name="ce11" office:value-type="string">
            <text:p>blue,yellow, red keycard</text:p>
          </table:table-cell>
          <table:table-cell table:style-name="ce36" office:value-type="string">
            <text:p>teleport flags</text:p>
          </table:table-cell>
          <table:table-cell table:style-name="ce36"/>
          <table:table-cell table:number-columns-repeated="245"/>
        </table:table-row>
        <table:table-row table:style-name="ro1">
          <table:table-cell table:style-name="ce18" table:number-columns-repeated="2"/>
          <table:table-cell table:number-columns-repeated="5"/>
          <table:table-cell table:style-name="ce36" office:value-type="string">
            <text:p>teleport target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36" office:value-type="string">
            <text:p>noplayer</text:p>
          </table:table-cell>
          <table:table-cell table:number-columns-repeated="245"/>
        </table:table-row>
        <table:table-row table:style-name="ro1">
          <table:table-cell table:style-name="ce18" table:number-columns-repeated="2"/>
          <table:table-cell table:number-columns-repeated="5"/>
          <table:table-cell table:style-name="ce36" office:value-type="float" office:value="0">
            <text:p>0</text:p>
          </table:table-cell>
          <table:table-cell table:style-name="ce36" office:value-type="string">
            <text:p>gotoTID</text:p>
          </table:table-cell>
          <table:table-cell table:style-name="ce36" office:value-type="float" office:value="2">
            <text:p>2</text:p>
          </table:table-cell>
          <table:table-cell table:style-name="ce36" office:value-type="string">
            <text:p>silent</text:p>
          </table:table-cell>
          <table:table-cell table:number-columns-repeated="245"/>
        </table:table-row>
        <table:table-row table:style-name="ro1">
          <table:table-cell/>
          <table:table-cell table:style-name="ce18"/>
          <table:table-cell table:number-columns-repeated="5"/>
          <table:table-cell table:style-name="ce36" office:value-type="float" office:value="1">
            <text:p>1</text:p>
          </table:table-cell>
          <table:table-cell table:style-name="ce36" office:value-type="string">
            <text:p>gotoTHINGinSECTOR</text:p>
          </table:table-cell>
          <table:table-cell table:style-name="ce36" office:value-type="float" office:value="4">
            <text:p>4</text:p>
          </table:table-cell>
          <table:table-cell table:style-name="ce36" office:value-type="string">
            <text:p>relative direction</text:p>
          </table:table-cell>
          <table:table-cell table:number-columns-repeated="245"/>
        </table:table-row>
        <table:table-row table:style-name="ro1">
          <table:table-cell table:number-columns-repeated="7"/>
          <table:table-cell table:style-name="ce36" office:value-type="float" office:value="2">
            <text:p>2</text:p>
          </table:table-cell>
          <table:table-cell table:style-name="ce36" office:value-type="string">
            <text:p>gotoLINE</text:p>
          </table:table-cell>
          <table:table-cell table:style-name="ce36" office:value-type="float" office:value="8">
            <text:p>8</text:p>
          </table:table-cell>
          <table:table-cell table:style-name="ce36" office:value-type="string">
            <text:p>reverse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3" office:value-type="string">
            <text:p>Legacy_Extensions</text:p>
          </table:table-cell>
          <table:table-cell table:style-name="ce31" office:value-type="string">
            <text:p>subtype</text:p>
          </table:table-cell>
          <table:table-cell table:style-name="ce31" table:number-columns-repeated="2"/>
          <table:table-cell table:style-name="ce31" office:value-type="string">
            <text:p>tag LSB</text:p>
          </table:table-cell>
          <table:table-cell table:style-name="ce31" office:value-type="string">
            <text:p>tag MSB</text:p>
          </table:table-cell>
          <table:table-cell table:style-name="ce26" office:value-type="string">
            <text:p>scroller kind</text:p>
          </table:table-cell>
          <table:table-cell table:style-name="ce26" office:value-type="string">
            <text:p>5 bits</text:p>
          </table:table-cell>
          <table:table-cell table:style-name="ce26" office:value-type="string">
            <text:p>scroller control</text:p>
          </table:table-cell>
          <table:table-cell table:style-name="ce26"/>
          <table:table-cell table:number-columns-repeated="245"/>
        </table:table-row>
        <table:table-row table:style-name="ro1">
          <table:table-cell/>
          <table:table-cell table:style-name="ce26" office:value-type="string">
            <text:p>scrollers*</text:p>
          </table:table-cell>
          <table:table-cell office:value-type="float" office:value="0">
            <text:p>0</text:p>
          </table:table-cell>
          <table:table-cell office:value-type="string">
            <text:p>kind</text:p>
          </table:table-cell>
          <table:table-cell office:value-type="string">
            <text:p>control</text:p>
          </table:table-cell>
          <table:table-cell table:style-name="ce31" table:number-columns-repeated="2"/>
          <table:table-cell table:style-name="ce26" office:value-type="float" office:value="1">
            <text:p>1</text:p>
          </table:table-cell>
          <table:table-cell table:style-name="ce2" office:value-type="string">
            <text:p>scroll floor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constant</text:p>
          </table:table-cell>
          <table:table-cell table:number-columns-repeated="245"/>
        </table:table-row>
        <table:table-row table:style-name="ro1">
          <table:table-cell table:style-name="ce18"/>
          <table:table-cell table:style-name="ce11" office:value-type="string">
            <text:p>exotic texture name use</text:p>
          </table:table-cell>
          <table:table-cell office:value-type="float" office:value="4">
            <text:p>4</text:p>
          </table:table-cell>
          <table:table-cell office:value-type="string">
            <text:p>type</text:p>
          </table:table-cell>
          <table:table-cell/>
          <table:table-cell table:style-name="ce31" table:number-columns-repeated="2"/>
          <table:table-cell table:style-name="ce26" office:value-type="float" office:value="2">
            <text:p>2</text:p>
          </table:table-cell>
          <table:table-cell table:style-name="ce26" office:value-type="string">
            <text:p>scroll ceiling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isplacement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string">
            <text:p>3D floor</text:p>
          </table:table-cell>
          <table:table-cell office:value-type="float" office:value="10">
            <text:p>10</text:p>
          </table:table-cell>
          <table:table-cell office:value-type="string">
            <text:p>type</text:p>
          </table:table-cell>
          <table:table-cell/>
          <table:table-cell table:style-name="ce31" table:number-columns-repeated="2"/>
          <table:table-cell table:style-name="ce26" office:value-type="float" office:value="4">
            <text:p>4</text:p>
          </table:table-cell>
          <table:table-cell table:style-name="ce2" office:value-type="string">
            <text:p>carry floor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accelerative</text:p>
          </table:table-cell>
          <table:table-cell table:number-columns-repeated="245"/>
        </table:table-row>
        <table:table-row table:style-name="ro1">
          <table:table-cell/>
          <table:table-cell table:style-name="ce1" office:value-type="string">
            <text:p>software renderer effects</text:p>
          </table:table-cell>
          <table:table-cell office:value-type="float" office:value="11">
            <text:p>11</text:p>
          </table:table-cell>
          <table:table-cell office:value-type="string">
            <text:p>type</text:p>
          </table:table-cell>
          <table:table-cell/>
          <table:table-cell table:style-name="ce31" table:number-columns-repeated="2"/>
          <table:table-cell table:style-name="ce26" office:value-type="float" office:value="8">
            <text:p>8</text:p>
          </table:table-cell>
          <table:table-cell table:style-name="ce26" office:value-type="string">
            <text:p>(carry ceiling)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offsets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misc</text:p>
          </table:table-cell>
          <table:table-cell office:value-type="float" office:value="13">
            <text:p>13</text:p>
          </table:table-cell>
          <table:table-cell office:value-type="string">
            <text:p>type</text:p>
          </table:table-cell>
          <table:table-cell/>
          <table:table-cell table:style-name="ce31" table:number-columns-repeated="2"/>
          <table:table-cell table:style-name="ce26" office:value-type="float" office:value="16">
            <text:p>16</text:p>
          </table:table-cell>
          <table:table-cell table:style-name="ce2" office:value-type="string">
            <text:p>scroll wall</text:p>
          </table:table-cell>
          <table:table-cell table:style-name="ce11" office:value-type="string">
            <text:p>exotic texture name use</text:p>
          </table:table-cell>
          <table:table-cell table:style-name="ce11"/>
          <table:table-cell table:number-columns-repeated="245"/>
        </table:table-row>
        <table:table-row table:style-name="ro1">
          <table:table-cell/>
          <table:table-cell office:value-type="string">
            <text:p>StartFS</text:p>
          </table:table-cell>
          <table:table-cell office:value-type="float" office:value="128">
            <text:p>128</text:p>
          </table:table-cell>
          <table:table-cell office:value-type="string">
            <text:p>1-sided?</text:p>
          </table:table-cell>
          <table:table-cell/>
          <table:table-cell table:style-name="ce31" office:value-type="string">
            <text:p>tag = script number</text:p>
          </table:table-cell>
          <table:table-cell table:style-name="ce31"/>
          <table:table-cell table:style-name="ce36" office:value-type="string">
            <text:p>software renderer effects</text:p>
          </table:table-cell>
          <table:table-cell table:style-name="ce36"/>
          <table:table-cell table:style-name="ce11" office:value-type="float" office:value="1">
            <text:p>1</text:p>
          </table:table-cell>
          <table:table-cell table:style-name="ce11" office:value-type="float" office:value="242">
            <text:p>242</text:p>
          </table:table-cell>
          <table:table-cell table:number-columns-repeated="245"/>
        </table:table-row>
        <table:table-row table:style-name="ro1">
          <table:table-cell/>
          <table:table-cell table:style-name="ce18"/>
          <table:table-cell table:number-columns-repeated="5"/>
          <table:table-cell table:style-name="ce36" office:value-type="float" office:value="0">
            <text:p>0</text:p>
          </table:table-cell>
          <table:table-cell table:style-name="ce36" office:value-type="string">
            <text:p>fog sheet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60">
            <text:p>260</text:p>
          </table:table-cell>
          <table:table-cell table:number-columns-repeated="245"/>
        </table:table-row>
        <table:table-row table:style-name="ro1">
          <table:table-cell table:style-name="ce18" table:number-columns-repeated="2"/>
          <table:table-cell table:number-columns-repeated="5"/>
          <table:table-cell table:style-name="ce36" office:value-type="string">
            <text:p>100+</text:p>
          </table:table-cell>
          <table:table-cell table:style-name="ce36" office:value-type="string">
            <text:p>transmaps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80">
            <text:p>280</text:p>
          </table:table-cell>
          <table:table-cell table:number-columns-repeated="245"/>
        </table:table-row>
        <table:table-row table:style-name="ro1">
          <table:table-cell table:style-name="ce18" office:value-type="string">
            <text:p>200, 201</text:p>
          </table:table-cell>
          <table:table-cell table:style-name="ce18"/>
          <table:table-cell office:value-type="string">
            <text:p>flag 32: negate height?</text:p>
          </table:table-cell>
          <table:table-cell table:number-columns-repeated="4"/>
          <table:table-cell table:style-name="ce26" office:value-type="string">
            <text:p>3D floor type</text:p>
          </table:table-cell>
          <table:table-cell table:style-name="ce26"/>
          <table:table-cell table:style-name="ce11" office:value-type="float" office:value="4">
            <text:p>4</text:p>
          </table:table-cell>
          <table:table-cell table:style-name="ce11" office:value-type="float" office:value="282">
            <text:p>282</text:p>
          </table:table-cell>
          <table:table-cell table:number-columns-repeated="245"/>
        </table:table-row>
        <table:table-row table:style-name="ro1">
          <table:table-cell table:style-name="ce18" table:number-columns-repeated="2"/>
          <table:table-cell table:number-columns-repeated="5"/>
          <table:table-cell table:style-name="ce26" office:value-type="string">
            <text:p>doomtype = type + 281</text:p>
          </table:table-cell>
          <table:table-cell table:style-name="ce26"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table:style-name="ce18"/>
          <table:table-cell table:number-columns-repeated="7"/>
          <table:table-cell table:style-name="Default" table:number-columns-repeated="2"/>
          <table:table-cell table:number-columns-repeated="245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" svg:font-family="Albany"/>
    <style:font-face style:name="Arial" svg:font-family="Arial"/>
    <style:font-face style:name="Sans" svg:font-family="San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number-style style:name="N122P0" style:volatile="true">
      <number:text>mk</number:text>
      <number:number number:decimal-places="0" number:min-integer-digits="1" number:grouping="true"/>
      <number:text> </number:text>
    </number:number-style>
    <number:number-style style:name="N122">
      <number:text>(mk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mk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mk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mk</number:text>
      <number:number number:decimal-places="2" number:min-integer-digits="1" number:grouping="true"/>
      <number:text> </number:text>
    </number:number-style>
    <number:number-style style:name="N125">
      <number:text>(mk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mk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mk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mk</number:text>
      <number:number number:decimal-places="0" number:min-integer-digits="1" number:grouping="true"/>
      <number:text> </number:text>
    </number:number-style>
    <number:number-style style:name="N134P1" style:volatile="true">
      <number:text> mk(</number:text>
      <number:number number:decimal-places="0" number:min-integer-digits="1" number:grouping="true"/>
      <number:text>)</number:text>
    </number:number-style>
    <number:number-style style:name="N134P2" style:volatile="true">
      <number:text> mk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mk</number:text>
      <number:number number:decimal-places="2" number:min-integer-digits="1" number:grouping="true"/>
      <number:text> </number:text>
    </number:number-style>
    <number:number-style style:name="N142P1" style:volatile="true">
      <number:text> mk(</number:text>
      <number:number number:decimal-places="2" number:min-integer-digits="1" number:grouping="true"/>
      <number:text>)</number:text>
    </number:number-style>
    <number:number-style style:name="N142P2" style:volatile="true">
      <number:text> mk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/>
      <number:text>-</number:text>
      <number:month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11/04/2009</text:date>, <text:time>10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ecials" style:display-name="PageStyle_Special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nversion" style:display-name="PageStyle_Convers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tensions" style:display-name="PageStyle_Extension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Doom Legacy 2.0 linedef types</dc:title>
    <dc:description>draft</dc:description>
    <meta:initial-creator>aberghol</meta:initial-creator>
    <meta:creation-date>1533-01-31T15:58:04</meta:creation-date>
    <dc:date>2007-07-19T16:40:34</dc:date>
    <meta:print-date>2007-07-19T15:00:06</meta:print-date>
    <dc:language>en-US</dc:language>
    <meta:editing-cycles>0</meta:editing-cycles>
    <meta:document-statistic meta:table-count="3" meta:cell-count="4283" meta:object-count="0"/>
    <meta:user-defined meta:name="Info 1"/>
    <meta:user-defined meta:name="Info 2"/>
    <meta:user-defined meta:name="Info 3"/>
    <meta:user-defined meta:name="Info 4"/>
  </office:meta>
</office:document-meta>
</file>